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1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PRS VHF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gitude</text:p>
          </table:table-cell>
          <table:table-cell office:value-type="string" calcext:value-type="string">
            <text:p>Altitude (pieds)</text:p>
          </table:table-cell>
          <table:table-cell table:style-name="Default" office:value-type="string" calcext:value-type="string">
            <text:p>Altitude (mètres)</text:p>
          </table:table-cell>
          <table:table-cell office:value-type="string" calcext:value-type="string">
            <text:p>Temp INT</text:p>
          </table:table-cell>
          <table:table-cell office:value-type="string" calcext:value-type="string">
            <text:p>Temp Ext</text:p>
          </table:table-cell>
          <table:table-cell office:value-type="string" calcext:value-type="string">
            <text:p>CPM</text:p>
          </table:table-cell>
          <table:table-cell office:value-type="string" calcext:value-type="string">
            <text:p>Tension ba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rant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46M00S" calcext:value-type="time">
            <text:p>13:46:00</text:p>
          </table:table-cell>
          <table:table-cell office:value-type="string" calcext:value-type="string">
            <text:p>4759,71N</text:p>
          </table:table-cell>
          <table:table-cell office:value-type="string" calcext:value-type="string">
            <text:p>00012,32EO</text:p>
          </table:table-cell>
          <table:table-cell office:value-type="float" office:value="194" calcext:value-type="float">
            <text:p>194</text:p>
          </table:table-cell>
          <table:table-cell table:formula="of:=[.E2]*0.3048" office:value-type="float" office:value="59.1312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.3" calcext:value-type="float">
            <text:p>12,3</text:p>
          </table:table-cell>
          <table:table-cell office:value-type="float" office:value="93" calcext:value-type="float">
            <text:p>93</text:p>
          </table:table-cell>
          <table:table-cell office:value-type="float" office:value="-251.2" calcext:value-type="float">
            <text:p>-251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48M00S" calcext:value-type="time">
            <text:p>13:48:00</text:p>
          </table:table-cell>
          <table:table-cell office:value-type="string" calcext:value-type="string">
            <text:p>4759,58N</text:p>
          </table:table-cell>
          <table:table-cell office:value-type="string" calcext:value-type="string">
            <text:p>00012,09EO</text:p>
          </table:table-cell>
          <table:table-cell office:value-type="float" office:value="1142" calcext:value-type="float">
            <text:p>1142</text:p>
          </table:table-cell>
          <table:table-cell table:formula="of:=[.E3]*0.3048" office:value-type="float" office:value="348.0816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12.3" calcext:value-type="float">
            <text:p>12,3</text:p>
          </table:table-cell>
          <table:table-cell office:value-type="float" office:value="92" calcext:value-type="float">
            <text:p>92</text:p>
          </table:table-cell>
          <table:table-cell office:value-type="float" office:value="-248.9" calcext:value-type="float">
            <text:p>-248,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0M00S" calcext:value-type="time">
            <text:p>13:50:00</text:p>
          </table:table-cell>
          <table:table-cell office:value-type="string" calcext:value-type="string">
            <text:p>4759,49N</text:p>
          </table:table-cell>
          <table:table-cell office:value-type="string" calcext:value-type="string">
            <text:p>00011,41EO</text:p>
          </table:table-cell>
          <table:table-cell office:value-type="float" office:value="2777" calcext:value-type="float">
            <text:p>2777</text:p>
          </table:table-cell>
          <table:table-cell table:formula="of:=[.E4]*0.3048" office:value-type="float" office:value="846.4296" calcext:value-type="float">
            <text:p>846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2.3" calcext:value-type="float">
            <text:p>12,3</text:p>
          </table:table-cell>
          <table:table-cell office:value-type="float" office:value="92" calcext:value-type="float">
            <text:p>92</text:p>
          </table:table-cell>
          <table:table-cell office:value-type="float" office:value="-240.4" calcext:value-type="float">
            <text:p>-240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2M00S" calcext:value-type="time">
            <text:p>13:52:00</text:p>
          </table:table-cell>
          <table:table-cell office:value-type="string" calcext:value-type="string">
            <text:p>4759,49N</text:p>
          </table:table-cell>
          <table:table-cell office:value-type="string" calcext:value-type="string">
            <text:p>00010,53EO</text:p>
          </table:table-cell>
          <table:table-cell office:value-type="float" office:value="4454" calcext:value-type="float">
            <text:p>4454</text:p>
          </table:table-cell>
          <table:table-cell table:formula="of:=[.E5]*0.3048" office:value-type="float" office:value="1357.5792" calcext:value-type="float">
            <text:p>135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,3</text:p>
          </table:table-cell>
          <table:table-cell office:value-type="float" office:value="92" calcext:value-type="float">
            <text:p>92</text:p>
          </table:table-cell>
          <table:table-cell office:value-type="float" office:value="-236.6" calcext:value-type="float">
            <text:p>-236,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4M00S" calcext:value-type="time">
            <text:p>13:54:00</text:p>
          </table:table-cell>
          <table:table-cell office:value-type="string" calcext:value-type="string">
            <text:p>4759,67N</text:p>
          </table:table-cell>
          <table:table-cell office:value-type="string" calcext:value-type="string">
            <text:p>00009,73EO</text:p>
          </table:table-cell>
          <table:table-cell office:value-type="float" office:value="6476" calcext:value-type="float">
            <text:p>6476</text:p>
          </table:table-cell>
          <table:table-cell table:formula="of:=[.E6]*0.3048" office:value-type="float" office:value="1973.8848" calcext:value-type="float">
            <text:p>1974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,3</text:p>
          </table:table-cell>
          <table:table-cell office:value-type="float" office:value="91" calcext:value-type="float">
            <text:p>91</text:p>
          </table:table-cell>
          <table:table-cell office:value-type="float" office:value="-241.9" calcext:value-type="float">
            <text:p>-241,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6M00S" calcext:value-type="time">
            <text:p>13:56:00</text:p>
          </table:table-cell>
          <table:table-cell office:value-type="string" calcext:value-type="string">
            <text:p>4759,86N</text:p>
          </table:table-cell>
          <table:table-cell office:value-type="string" calcext:value-type="string">
            <text:p>00009,13EO</text:p>
          </table:table-cell>
          <table:table-cell office:value-type="float" office:value="8664" calcext:value-type="float">
            <text:p>8664</text:p>
          </table:table-cell>
          <table:table-cell table:formula="of:=[.E7]*0.3048" office:value-type="float" office:value="2640.7872" calcext:value-type="float">
            <text:p>2641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  <table:table-cell office:value-type="float" office:value="91" calcext:value-type="float">
            <text:p>91</text:p>
          </table:table-cell>
          <table:table-cell office:value-type="float" office:value="-388.1" calcext:value-type="float">
            <text:p>-388,1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7M59S" calcext:value-type="time">
            <text:p>13:57:59</text:p>
          </table:table-cell>
          <table:table-cell office:value-type="string" calcext:value-type="string">
            <text:p>4759,98N</text:p>
          </table:table-cell>
          <table:table-cell office:value-type="string" calcext:value-type="string">
            <text:p>00008,51EO</text:p>
          </table:table-cell>
          <table:table-cell office:value-type="float" office:value="10765" calcext:value-type="float">
            <text:p>10765</text:p>
          </table:table-cell>
          <table:table-cell table:formula="of:=[.E8]*0.3048" office:value-type="float" office:value="3281.172" calcext:value-type="float">
            <text:p>3281</text:p>
          </table:table-cell>
          <table:table-cell office:value-type="float" office:value="34" calcext:value-type="float">
            <text:p>3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  <table:table-cell office:value-type="float" office:value="91" calcext:value-type="float">
            <text:p>91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9M59S" calcext:value-type="time">
            <text:p>13:59:59</text:p>
          </table:table-cell>
          <table:table-cell office:value-type="string" calcext:value-type="string">
            <text:p>4800,03N</text:p>
          </table:table-cell>
          <table:table-cell office:value-type="string" calcext:value-type="string">
            <text:p>00007,68EO</text:p>
          </table:table-cell>
          <table:table-cell office:value-type="float" office:value="13007" calcext:value-type="float">
            <text:p>13007</text:p>
          </table:table-cell>
          <table:table-cell table:formula="of:=[.E9]*0.3048" office:value-type="float" office:value="3964.5336" calcext:value-type="float">
            <text:p>3965</text:p>
          </table:table-cell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  <table:table-cell office:value-type="float" office:value="91" calcext:value-type="float">
            <text:p>91</text:p>
          </table:table-cell>
          <table:table-cell office:value-type="float" office:value="-237.8" calcext:value-type="float">
            <text:p>-237,8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1M59S" calcext:value-type="time">
            <text:p>14:01:59</text:p>
          </table:table-cell>
          <table:table-cell office:value-type="string" calcext:value-type="string">
            <text:p>4800,07N</text:p>
          </table:table-cell>
          <table:table-cell office:value-type="string" calcext:value-type="string">
            <text:p>00006,52EO</text:p>
          </table:table-cell>
          <table:table-cell office:value-type="float" office:value="15292" calcext:value-type="float">
            <text:p>15292</text:p>
          </table:table-cell>
          <table:table-cell table:formula="of:=[.E10]*0.3048" office:value-type="float" office:value="4661.0016" calcext:value-type="float">
            <text:p>4661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  <table:table-cell office:value-type="float" office:value="90" calcext:value-type="float">
            <text:p>90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3M59S" calcext:value-type="time">
            <text:p>14:03:59</text:p>
          </table:table-cell>
          <table:table-cell office:value-type="string" calcext:value-type="string">
            <text:p>4800,07N</text:p>
          </table:table-cell>
          <table:table-cell office:value-type="string" calcext:value-type="string">
            <text:p>00005,08EO</text:p>
          </table:table-cell>
          <table:table-cell office:value-type="float" office:value="17494" calcext:value-type="float">
            <text:p>17494</text:p>
          </table:table-cell>
          <table:table-cell table:formula="of:=[.E11]*0.3048" office:value-type="float" office:value="5332.1712" calcext:value-type="float">
            <text:p>5332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  <table:table-cell office:value-type="float" office:value="90" calcext:value-type="float">
            <text:p>90</text:p>
          </table:table-cell>
          <table:table-cell office:value-type="float" office:value="-241" calcext:value-type="float">
            <text:p>-241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5M59S" calcext:value-type="time">
            <text:p>14:05:59</text:p>
          </table:table-cell>
          <table:table-cell office:value-type="string" calcext:value-type="string">
            <text:p>4800,01N</text:p>
          </table:table-cell>
          <table:table-cell office:value-type="string" calcext:value-type="string">
            <text:p>00003,72EO</text:p>
          </table:table-cell>
          <table:table-cell office:value-type="float" office:value="19619" calcext:value-type="float">
            <text:p>19619</text:p>
          </table:table-cell>
          <table:table-cell table:formula="of:=[.E12]*0.3048" office:value-type="float" office:value="5979.8712" calcext:value-type="float">
            <text:p>5980</text:p>
          </table:table-cell>
          <table:table-cell office:value-type="float" office:value="26" calcext:value-type="float">
            <text:p>26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,2</text:p>
          </table:table-cell>
          <table:table-cell office:value-type="float" office:value="90" calcext:value-type="float">
            <text:p>90</text:p>
          </table:table-cell>
          <table:table-cell office:value-type="float" office:value="-240.6" calcext:value-type="float">
            <text:p>-240,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7M59S" calcext:value-type="time">
            <text:p>14:07:59</text:p>
          </table:table-cell>
          <table:table-cell office:value-type="string" calcext:value-type="string">
            <text:p>4759,97N</text:p>
          </table:table-cell>
          <table:table-cell office:value-type="string" calcext:value-type="string">
            <text:p>00002,27EO</text:p>
          </table:table-cell>
          <table:table-cell office:value-type="float" office:value="21742" calcext:value-type="float">
            <text:p>21742</text:p>
          </table:table-cell>
          <table:table-cell table:formula="of:=[.E13]*0.3048" office:value-type="float" office:value="6626.9616" calcext:value-type="float">
            <text:p>6627</text:p>
          </table:table-cell>
          <table:table-cell office:value-type="float" office:value="24" calcext:value-type="float">
            <text:p>24</text:p>
          </table:table-cell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12.2" calcext:value-type="float">
            <text:p>12,2</text:p>
          </table:table-cell>
          <table:table-cell office:value-type="float" office:value="89" calcext:value-type="float">
            <text:p>89</text:p>
          </table:table-cell>
          <table:table-cell office:value-type="float" office:value="-235.4" calcext:value-type="float">
            <text:p>-235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4759,76N</text:p>
          </table:table-cell>
          <table:table-cell office:value-type="string" calcext:value-type="string">
            <text:p>00000,53EO</text:p>
          </table:table-cell>
          <table:table-cell office:value-type="float" office:value="23917" calcext:value-type="float">
            <text:p>23917</text:p>
          </table:table-cell>
          <table:table-cell table:formula="of:=[.E14]*0.3048" office:value-type="float" office:value="7289.9016" calcext:value-type="float">
            <text:p>7290</text:p>
          </table:table-cell>
          <table:table-cell office:value-type="float" office:value="22" calcext:value-type="float">
            <text:p>22</text:p>
          </table:table-cell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office:value-type="float" office:value="12.2" calcext:value-type="float">
            <text:p>12,2</text:p>
          </table:table-cell>
          <table:table-cell office:value-type="float" office:value="89" calcext:value-type="float">
            <text:p>89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2M00S" calcext:value-type="time">
            <text:p>14:12:00</text:p>
          </table:table-cell>
          <table:table-cell office:value-type="string" calcext:value-type="string">
            <text:p>4759,47N</text:p>
          </table:table-cell>
          <table:table-cell office:value-type="string" calcext:value-type="string">
            <text:p>00001,26WO</text:p>
          </table:table-cell>
          <table:table-cell office:value-type="float" office:value="26098" calcext:value-type="float">
            <text:p>26098</text:p>
          </table:table-cell>
          <table:table-cell table:formula="of:=[.E15]*0.3048" office:value-type="float" office:value="7954.6704" calcext:value-type="float">
            <text:p>7955</text:p>
          </table:table-cell>
          <table:table-cell office:value-type="float" office:value="21" calcext:value-type="float">
            <text:p>21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12.2" calcext:value-type="float">
            <text:p>12,2</text:p>
          </table:table-cell>
          <table:table-cell office:value-type="float" office:value="89" calcext:value-type="float">
            <text:p>89</text:p>
          </table:table-cell>
          <table:table-cell office:value-type="float" office:value="-241.3" calcext:value-type="float">
            <text:p>-241,3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3M59S" calcext:value-type="time">
            <text:p>14:13:59</text:p>
          </table:table-cell>
          <table:table-cell office:value-type="string" calcext:value-type="string">
            <text:p>4759,03N</text:p>
          </table:table-cell>
          <table:table-cell office:value-type="string" calcext:value-type="string">
            <text:p>00003,17WO</text:p>
          </table:table-cell>
          <table:table-cell office:value-type="float" office:value="28460" calcext:value-type="float">
            <text:p>28460</text:p>
          </table:table-cell>
          <table:table-cell table:formula="of:=[.E16]*0.3048" office:value-type="float" office:value="8674.608" calcext:value-type="float">
            <text:p>8675</text:p>
          </table:table-cell>
          <table:table-cell office:value-type="float" office:value="19" calcext:value-type="float">
            <text:p>19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,2</text:p>
          </table:table-cell>
          <table:table-cell office:value-type="float" office:value="88" calcext:value-type="float">
            <text:p>88</text:p>
          </table:table-cell>
          <table:table-cell office:value-type="float" office:value="-243.5" calcext:value-type="float">
            <text:p>-243,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5M59S" calcext:value-type="time">
            <text:p>14:15:59</text:p>
          </table:table-cell>
          <table:table-cell office:value-type="string" calcext:value-type="string">
            <text:p>4758,58N</text:p>
          </table:table-cell>
          <table:table-cell office:value-type="string" calcext:value-type="string">
            <text:p>00005,28WO</text:p>
          </table:table-cell>
          <table:table-cell office:value-type="float" office:value="30755" calcext:value-type="float">
            <text:p>30755</text:p>
          </table:table-cell>
          <table:table-cell table:formula="of:=[.E17]*0.3048" office:value-type="float" office:value="9374.124" calcext:value-type="float">
            <text:p>9374</text:p>
          </table:table-cell>
          <table:table-cell office:value-type="float" office:value="17" calcext:value-type="float">
            <text:p>17</text:p>
          </table:table-cell>
          <table:table-cell office:value-type="float" office:value="-42" calcext:value-type="float">
            <text:p>-42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office:value-type="float" office:value="88" calcext:value-type="float">
            <text:p>88</text:p>
          </table:table-cell>
          <table:table-cell office:value-type="float" office:value="-240.9" calcext:value-type="float">
            <text:p>-240,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7M59S" calcext:value-type="time">
            <text:p>14:17:59</text:p>
          </table:table-cell>
          <table:table-cell office:value-type="string" calcext:value-type="string">
            <text:p>4758,11N</text:p>
          </table:table-cell>
          <table:table-cell office:value-type="string" calcext:value-type="string">
            <text:p>00007,41WO</text:p>
          </table:table-cell>
          <table:table-cell office:value-type="float" office:value="33200" calcext:value-type="float">
            <text:p>33200</text:p>
          </table:table-cell>
          <table:table-cell table:formula="of:=[.E18]*0.3048" office:value-type="float" office:value="10119.36" calcext:value-type="float">
            <text:p>10119</text:p>
          </table:table-cell>
          <table:table-cell office:value-type="float" office:value="15" calcext:value-type="float">
            <text:p>15</text:p>
          </table:table-cell>
          <table:table-cell office:value-type="float" office:value="-47" calcext:value-type="float">
            <text:p>-47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,2</text:p>
          </table:table-cell>
          <table:table-cell office:value-type="float" office:value="88" calcext:value-type="float">
            <text:p>88</text:p>
          </table:table-cell>
          <table:table-cell office:value-type="float" office:value="-240.8" calcext:value-type="float">
            <text:p>-240,8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9M59S" calcext:value-type="time">
            <text:p>14:19:59</text:p>
          </table:table-cell>
          <table:table-cell office:value-type="string" calcext:value-type="string">
            <text:p>4757,51N</text:p>
          </table:table-cell>
          <table:table-cell office:value-type="string" calcext:value-type="string">
            <text:p>00009,65WO</text:p>
          </table:table-cell>
          <table:table-cell office:value-type="float" office:value="35529" calcext:value-type="float">
            <text:p>35529</text:p>
          </table:table-cell>
          <table:table-cell table:formula="of:=[.E19]*0.3048" office:value-type="float" office:value="10829.2392" calcext:value-type="float">
            <text:p>10829</text:p>
          </table:table-cell>
          <table:table-cell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  <table:table-cell office:value-type="float" office:value="19" calcext:value-type="float">
            <text:p>19</text:p>
          </table:table-cell>
          <table:table-cell office:value-type="float" office:value="12.2" calcext:value-type="float">
            <text:p>12,2</text:p>
          </table:table-cell>
          <table:table-cell office:value-type="float" office:value="88" calcext:value-type="float">
            <text:p>88</text:p>
          </table:table-cell>
          <table:table-cell office:value-type="float" office:value="-242.4" calcext:value-type="float">
            <text:p>-242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3M59S" calcext:value-type="time">
            <text:p>14:23:59</text:p>
          </table:table-cell>
          <table:table-cell office:value-type="string" calcext:value-type="string">
            <text:p>4756,54N</text:p>
          </table:table-cell>
          <table:table-cell office:value-type="string" calcext:value-type="string">
            <text:p>00014,34WO</text:p>
          </table:table-cell>
          <table:table-cell office:value-type="float" office:value="39863" calcext:value-type="float">
            <text:p>39863</text:p>
          </table:table-cell>
          <table:table-cell table:formula="of:=[.E20]*0.3048" office:value-type="float" office:value="12150.2424" calcext:value-type="float">
            <text:p>12150</text:p>
          </table:table-cell>
          <table:table-cell office:value-type="float" office:value="10" calcext:value-type="float">
            <text:p>10</text:p>
          </table:table-cell>
          <table:table-cell office:value-type="float" office:value="-54" calcext:value-type="float">
            <text:p>-54</text:p>
          </table:table-cell>
          <table:table-cell office:value-type="float" office:value="30" calcext:value-type="float">
            <text:p>30</text:p>
          </table:table-cell>
          <table:table-cell office:value-type="float" office:value="12.2" calcext:value-type="float">
            <text:p>12,2</text:p>
          </table:table-cell>
          <table:table-cell office:value-type="float" office:value="87" calcext:value-type="float">
            <text:p>87</text:p>
          </table:table-cell>
          <table:table-cell office:value-type="float" office:value="-236.7" calcext:value-type="float">
            <text:p>-236,7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6M00S" calcext:value-type="time">
            <text:p>14:26:00</text:p>
          </table:table-cell>
          <table:table-cell office:value-type="string" calcext:value-type="string">
            <text:p>4756,07N</text:p>
          </table:table-cell>
          <table:table-cell office:value-type="string" calcext:value-type="string">
            <text:p>00016,37WO</text:p>
          </table:table-cell>
          <table:table-cell office:value-type="float" office:value="42206" calcext:value-type="float">
            <text:p>42206</text:p>
          </table:table-cell>
          <table:table-cell table:formula="of:=[.E21]*0.3048" office:value-type="float" office:value="12864.3888" calcext:value-type="float">
            <text:p>12864</text:p>
          </table:table-cell>
          <table:table-cell office:value-type="float" office:value="8" calcext:value-type="float">
            <text:p>8</text:p>
          </table:table-cell>
          <table:table-cell office:value-type="float" office:value="-54" calcext:value-type="float">
            <text:p>-54</text:p>
          </table:table-cell>
          <table:table-cell office:value-type="float" office:value="35" calcext:value-type="float">
            <text:p>35</text:p>
          </table:table-cell>
          <table:table-cell office:value-type="float" office:value="12.2" calcext:value-type="float">
            <text:p>12,2</text:p>
          </table:table-cell>
          <table:table-cell office:value-type="float" office:value="87" calcext:value-type="float">
            <text:p>87</text:p>
          </table:table-cell>
          <table:table-cell office:value-type="float" office:value="-241.4" calcext:value-type="float">
            <text:p>-241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8M00S" calcext:value-type="time">
            <text:p>14:28:00</text:p>
          </table:table-cell>
          <table:table-cell office:value-type="string" calcext:value-type="string">
            <text:p>4755,84N</text:p>
          </table:table-cell>
          <table:table-cell office:value-type="string" calcext:value-type="string">
            <text:p>00017,73WO</text:p>
          </table:table-cell>
          <table:table-cell office:value-type="float" office:value="44252" calcext:value-type="float">
            <text:p>44252</text:p>
          </table:table-cell>
          <table:table-cell table:formula="of:=[.E22]*0.3048" office:value-type="float" office:value="13488.0096" calcext:value-type="float">
            <text:p>13488</text:p>
          </table:table-cell>
          <table:table-cell office:value-type="float" office:value="7" calcext:value-type="float">
            <text:p>7</text:p>
          </table:table-cell>
          <table:table-cell office:value-type="float" office:value="-51" calcext:value-type="float">
            <text:p>-51</text:p>
          </table:table-cell>
          <table:table-cell office:value-type="float" office:value="41" calcext:value-type="float">
            <text:p>41</text:p>
          </table:table-cell>
          <table:table-cell office:value-type="float" office:value="12.2" calcext:value-type="float">
            <text:p>12,2</text:p>
          </table:table-cell>
          <table:table-cell office:value-type="float" office:value="86" calcext:value-type="float">
            <text:p>86</text:p>
          </table:table-cell>
          <table:table-cell office:value-type="float" office:value="-240.6" calcext:value-type="float">
            <text:p>-240,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9M59S" calcext:value-type="time">
            <text:p>14:29:59</text:p>
          </table:table-cell>
          <table:table-cell office:value-type="string" calcext:value-type="string">
            <text:p>4755,69N</text:p>
          </table:table-cell>
          <table:table-cell office:value-type="string" calcext:value-type="string">
            <text:p>00018,59WO</text:p>
          </table:table-cell>
          <table:table-cell office:value-type="float" office:value="46170" calcext:value-type="float">
            <text:p>46170</text:p>
          </table:table-cell>
          <table:table-cell table:formula="of:=[.E23]*0.3048" office:value-type="float" office:value="14072.616" calcext:value-type="float">
            <text:p>14073</text:p>
          </table:table-cell>
          <table:table-cell office:value-type="float" office:value="5" calcext:value-type="float">
            <text:p>5</text:p>
          </table:table-cell>
          <table:table-cell office:value-type="float" office:value="-48" calcext:value-type="float">
            <text:p>-48</text:p>
          </table:table-cell>
          <table:table-cell office:value-type="float" office:value="45" calcext:value-type="float">
            <text:p>45</text:p>
          </table:table-cell>
          <table:table-cell office:value-type="float" office:value="12.2" calcext:value-type="float">
            <text:p>12,2</text:p>
          </table:table-cell>
          <table:table-cell office:value-type="float" office:value="86" calcext:value-type="float">
            <text:p>86</text:p>
          </table:table-cell>
          <table:table-cell office:value-type="float" office:value="-237.4" calcext:value-type="float">
            <text:p>-237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0M02S" calcext:value-type="time">
            <text:p>14:30:02</text:p>
          </table:table-cell>
          <table:table-cell office:value-type="string" calcext:value-type="string">
            <text:p>4755,69N</text:p>
          </table:table-cell>
          <table:table-cell office:value-type="string" calcext:value-type="string">
            <text:p>00018,59WO</text:p>
          </table:table-cell>
          <table:table-cell office:value-type="float" office:value="46170" calcext:value-type="float">
            <text:p>46170</text:p>
          </table:table-cell>
          <table:table-cell table:formula="of:=[.E24]*0.3048" office:value-type="float" office:value="14072.616" calcext:value-type="float">
            <text:p>14073</text:p>
          </table:table-cell>
          <table:table-cell office:value-type="float" office:value="5" calcext:value-type="float">
            <text:p>5</text:p>
          </table:table-cell>
          <table:table-cell office:value-type="float" office:value="-48" calcext:value-type="float">
            <text:p>-48</text:p>
          </table:table-cell>
          <table:table-cell office:value-type="float" office:value="45" calcext:value-type="float">
            <text:p>45</text:p>
          </table:table-cell>
          <table:table-cell office:value-type="float" office:value="12.2" calcext:value-type="float">
            <text:p>12,2</text:p>
          </table:table-cell>
          <table:table-cell office:value-type="float" office:value="86" calcext:value-type="float">
            <text:p>86</text:p>
          </table:table-cell>
          <table:table-cell office:value-type="float" office:value="-239.2" calcext:value-type="float">
            <text:p>-239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1M59S" calcext:value-type="time">
            <text:p>14:31:59</text:p>
          </table:table-cell>
          <table:table-cell office:value-type="string" calcext:value-type="string">
            <text:p>4755,71N</text:p>
          </table:table-cell>
          <table:table-cell office:value-type="string" calcext:value-type="string">
            <text:p>00019,26WO</text:p>
          </table:table-cell>
          <table:table-cell office:value-type="float" office:value="48061" calcext:value-type="float">
            <text:p>48061</text:p>
          </table:table-cell>
          <table:table-cell table:formula="of:=[.E25]*0.3048" office:value-type="float" office:value="14648.9928" calcext:value-type="float">
            <text:p>14649</text:p>
          </table:table-cell>
          <table:table-cell office:value-type="float" office:value="4" calcext:value-type="float">
            <text:p>4</text:p>
          </table:table-cell>
          <table:table-cell office:value-type="float" office:value="-49" calcext:value-type="float">
            <text:p>-49</text:p>
          </table:table-cell>
          <table:table-cell office:value-type="float" office:value="52" calcext:value-type="float">
            <text:p>52</text:p>
          </table:table-cell>
          <table:table-cell office:value-type="float" office:value="12.2" calcext:value-type="float">
            <text:p>12,2</text:p>
          </table:table-cell>
          <table:table-cell office:value-type="float" office:value="86" calcext:value-type="float">
            <text:p>86</text:p>
          </table:table-cell>
          <table:table-cell office:value-type="float" office:value="-239.9" calcext:value-type="float">
            <text:p>-239,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5M59S" calcext:value-type="time">
            <text:p>14:35:59</text:p>
          </table:table-cell>
          <table:table-cell office:value-type="string" calcext:value-type="string">
            <text:p>4755,72N</text:p>
          </table:table-cell>
          <table:table-cell office:value-type="string" calcext:value-type="string">
            <text:p>00019,57WO</text:p>
          </table:table-cell>
          <table:table-cell office:value-type="float" office:value="51945" calcext:value-type="float">
            <text:p>51945</text:p>
          </table:table-cell>
          <table:table-cell table:formula="of:=[.E26]*0.3048" office:value-type="float" office:value="15832.836" calcext:value-type="float">
            <text:p>15833</text:p>
          </table:table-cell>
          <table:table-cell office:value-type="float" office:value="3" calcext:value-type="float">
            <text:p>3</text:p>
          </table:table-cell>
          <table:table-cell office:value-type="float" office:value="-46" calcext:value-type="float">
            <text:p>-46</text:p>
          </table:table-cell>
          <table:table-cell office:value-type="float" office:value="67" calcext:value-type="float">
            <text:p>67</text:p>
          </table:table-cell>
          <table:table-cell office:value-type="float" office:value="12.1" calcext:value-type="float">
            <text:p>12,1</text:p>
          </table:table-cell>
          <table:table-cell office:value-type="float" office:value="85" calcext:value-type="float">
            <text:p>85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7M59S" calcext:value-type="time">
            <text:p>14:37:59</text:p>
          </table:table-cell>
          <table:table-cell office:value-type="string" calcext:value-type="string">
            <text:p>4755,70N</text:p>
          </table:table-cell>
          <table:table-cell office:value-type="string" calcext:value-type="string">
            <text:p>00019,59WO</text:p>
          </table:table-cell>
          <table:table-cell office:value-type="float" office:value="53929" calcext:value-type="float">
            <text:p>53929</text:p>
          </table:table-cell>
          <table:table-cell table:formula="of:=[.E27]*0.3048" office:value-type="float" office:value="16437.5592" calcext:value-type="float">
            <text:p>16438</text:p>
          </table:table-cell>
          <table:table-cell office:value-type="float" office:value="2" calcext:value-type="float">
            <text:p>2</text:p>
          </table:table-cell>
          <table:table-cell office:value-type="float" office:value="-47" calcext:value-type="float">
            <text:p>-47</text:p>
          </table:table-cell>
          <table:table-cell office:value-type="float" office:value="72" calcext:value-type="float">
            <text:p>72</text:p>
          </table:table-cell>
          <table:table-cell office:value-type="float" office:value="12.1" calcext:value-type="float">
            <text:p>12,1</text:p>
          </table:table-cell>
          <table:table-cell office:value-type="float" office:value="85" calcext:value-type="float">
            <text:p>85</text:p>
          </table:table-cell>
          <table:table-cell office:value-type="float" office:value="-239.9" calcext:value-type="float">
            <text:p>-239,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4755,73N</text:p>
          </table:table-cell>
          <table:table-cell office:value-type="string" calcext:value-type="string">
            <text:p>00019,81WO</text:p>
          </table:table-cell>
          <table:table-cell office:value-type="float" office:value="55935" calcext:value-type="float">
            <text:p>55935</text:p>
          </table:table-cell>
          <table:table-cell table:formula="of:=[.E28]*0.3048" office:value-type="float" office:value="17048.988" calcext:value-type="float">
            <text:p>17049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76" calcext:value-type="float">
            <text:p>76</text:p>
          </table:table-cell>
          <table:table-cell office:value-type="float" office:value="12.1" calcext:value-type="float">
            <text:p>12,1</text:p>
          </table:table-cell>
          <table:table-cell office:value-type="float" office:value="85" calcext:value-type="float">
            <text:p>85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1M59S" calcext:value-type="time">
            <text:p>14:41:59</text:p>
          </table:table-cell>
          <table:table-cell office:value-type="string" calcext:value-type="string">
            <text:p>4755,86N</text:p>
          </table:table-cell>
          <table:table-cell office:value-type="string" calcext:value-type="string">
            <text:p>00019,77WO</text:p>
          </table:table-cell>
          <table:table-cell office:value-type="float" office:value="57847" calcext:value-type="float">
            <text:p>57847</text:p>
          </table:table-cell>
          <table:table-cell table:formula="of:=[.E29]*0.3048" office:value-type="float" office:value="17631.7656" calcext:value-type="float">
            <text:p>17632</text:p>
          </table:table-cell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office:value-type="float" office:value="80" calcext:value-type="float">
            <text:p>80</text:p>
          </table:table-cell>
          <table:table-cell office:value-type="float" office:value="12.1" calcext:value-type="float">
            <text:p>12,1</text:p>
          </table:table-cell>
          <table:table-cell office:value-type="float" office:value="84" calcext:value-type="float">
            <text:p>84</text:p>
          </table:table-cell>
          <table:table-cell office:value-type="float" office:value="-245.3" calcext:value-type="float">
            <text:p>-245,3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3M59S" calcext:value-type="time">
            <text:p>14:43:59</text:p>
          </table:table-cell>
          <table:table-cell office:value-type="string" calcext:value-type="string">
            <text:p>4756,03N</text:p>
          </table:table-cell>
          <table:table-cell office:value-type="string" calcext:value-type="string">
            <text:p>00019,85WO</text:p>
          </table:table-cell>
          <table:table-cell office:value-type="float" office:value="59803" calcext:value-type="float">
            <text:p>59803</text:p>
          </table:table-cell>
          <table:table-cell table:formula="of:=[.E30]*0.3048" office:value-type="float" office:value="18227.9544" calcext:value-type="float">
            <text:p>18228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84" calcext:value-type="float">
            <text:p>84</text:p>
          </table:table-cell>
          <table:table-cell office:value-type="float" office:value="12.1" calcext:value-type="float">
            <text:p>12,1</text:p>
          </table:table-cell>
          <table:table-cell office:value-type="float" office:value="84" calcext:value-type="float">
            <text:p>84</text:p>
          </table:table-cell>
          <table:table-cell office:value-type="float" office:value="-239.2" calcext:value-type="float">
            <text:p>-239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5M59S" calcext:value-type="time">
            <text:p>14:45:59</text:p>
          </table:table-cell>
          <table:table-cell office:value-type="string" calcext:value-type="string">
            <text:p>4756,13N</text:p>
          </table:table-cell>
          <table:table-cell office:value-type="string" calcext:value-type="string">
            <text:p>00019,75WO</text:p>
          </table:table-cell>
          <table:table-cell office:value-type="float" office:value="61772" calcext:value-type="float">
            <text:p>61772</text:p>
          </table:table-cell>
          <table:table-cell table:formula="of:=[.E31]*0.3048" office:value-type="float" office:value="18828.1056" calcext:value-type="float">
            <text:p>18828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office:value-type="float" office:value="87" calcext:value-type="float">
            <text:p>87</text:p>
          </table:table-cell>
          <table:table-cell office:value-type="float" office:value="12.1" calcext:value-type="float">
            <text:p>12,1</text:p>
          </table:table-cell>
          <table:table-cell office:value-type="float" office:value="84" calcext:value-type="float">
            <text:p>84</text:p>
          </table:table-cell>
          <table:table-cell office:value-type="float" office:value="-241.9" calcext:value-type="float">
            <text:p>-241,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9M59S" calcext:value-type="time">
            <text:p>14:49:59</text:p>
          </table:table-cell>
          <table:table-cell office:value-type="string" calcext:value-type="string">
            <text:p>4756,18N</text:p>
          </table:table-cell>
          <table:table-cell office:value-type="string" calcext:value-type="string">
            <text:p>00019,79WO</text:p>
          </table:table-cell>
          <table:table-cell office:value-type="float" office:value="65759" calcext:value-type="float">
            <text:p>65759</text:p>
          </table:table-cell>
          <table:table-cell table:formula="of:=[.E32]*0.3048" office:value-type="float" office:value="20043.3432" calcext:value-type="float">
            <text:p>20043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96" calcext:value-type="float">
            <text:p>96</text:p>
          </table:table-cell>
          <table:table-cell office:value-type="float" office:value="12.1" calcext:value-type="float">
            <text:p>12,1</text:p>
          </table:table-cell>
          <table:table-cell office:value-type="float" office:value="83" calcext:value-type="float">
            <text:p>83</text:p>
          </table:table-cell>
          <table:table-cell office:value-type="float" office:value="-238.2" calcext:value-type="float">
            <text:p>-238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1M59S" calcext:value-type="time">
            <text:p>14:51:59</text:p>
          </table:table-cell>
          <table:table-cell office:value-type="string" calcext:value-type="string">
            <text:p>4756,25N</text:p>
          </table:table-cell>
          <table:table-cell office:value-type="string" calcext:value-type="string">
            <text:p>00019,86WO</text:p>
          </table:table-cell>
          <table:table-cell office:value-type="float" office:value="67810" calcext:value-type="float">
            <text:p>67810</text:p>
          </table:table-cell>
          <table:table-cell table:formula="of:=[.E33]*0.3048" office:value-type="float" office:value="20668.488" calcext:value-type="float">
            <text:p>20668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98" calcext:value-type="float">
            <text:p>98</text:p>
          </table:table-cell>
          <table:table-cell office:value-type="float" office:value="12.1" calcext:value-type="float">
            <text:p>12,1</text:p>
          </table:table-cell>
          <table:table-cell office:value-type="float" office:value="83" calcext:value-type="float">
            <text:p>83</text:p>
          </table:table-cell>
          <table:table-cell office:value-type="float" office:value="-240.8" calcext:value-type="float">
            <text:p>-240,8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4M00S" calcext:value-type="time">
            <text:p>14:54:00</text:p>
          </table:table-cell>
          <table:table-cell office:value-type="string" calcext:value-type="string">
            <text:p>4756,33N</text:p>
          </table:table-cell>
          <table:table-cell office:value-type="string" calcext:value-type="string">
            <text:p>00019,92WO</text:p>
          </table:table-cell>
          <table:table-cell office:value-type="float" office:value="69906" calcext:value-type="float">
            <text:p>69906</text:p>
          </table:table-cell>
          <table:table-cell table:formula="of:=[.E34]*0.3048" office:value-type="float" office:value="21307.3488" calcext:value-type="float">
            <text:p>21307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96" calcext:value-type="float">
            <text:p>96</text:p>
          </table:table-cell>
          <table:table-cell office:value-type="float" office:value="12.1" calcext:value-type="float">
            <text:p>12,1</text:p>
          </table:table-cell>
          <table:table-cell office:value-type="float" office:value="83" calcext:value-type="float">
            <text:p>83</text:p>
          </table:table-cell>
          <table:table-cell office:value-type="float" office:value="-236.7" calcext:value-type="float">
            <text:p>-236,7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6M00S" calcext:value-type="time">
            <text:p>14:56:00</text:p>
          </table:table-cell>
          <table:table-cell office:value-type="string" calcext:value-type="string">
            <text:p>4756,35N</text:p>
          </table:table-cell>
          <table:table-cell office:value-type="string" calcext:value-type="string">
            <text:p>00020,02WO</text:p>
          </table:table-cell>
          <table:table-cell office:value-type="float" office:value="72187" calcext:value-type="float">
            <text:p>72187</text:p>
          </table:table-cell>
          <table:table-cell table:formula="of:=[.E35]*0.3048" office:value-type="float" office:value="22002.5976" calcext:value-type="float">
            <text:p>22003</text:p>
          </table:table-cell>
          <table:table-cell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office:value-type="float" office:value="93" calcext:value-type="float">
            <text:p>93</text:p>
          </table:table-cell>
          <table:table-cell office:value-type="float" office:value="12.1" calcext:value-type="float">
            <text:p>12,1</text:p>
          </table:table-cell>
          <table:table-cell office:value-type="float" office:value="82" calcext:value-type="float">
            <text:p>82</text:p>
          </table:table-cell>
          <table:table-cell office:value-type="float" office:value="-234.3" calcext:value-type="float">
            <text:p>-234,3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7M59S" calcext:value-type="time">
            <text:p>14:57:59</text:p>
          </table:table-cell>
          <table:table-cell office:value-type="string" calcext:value-type="string">
            <text:p>4756,08N</text:p>
          </table:table-cell>
          <table:table-cell office:value-type="string" calcext:value-type="string">
            <text:p>00020,63WO</text:p>
          </table:table-cell>
          <table:table-cell office:value-type="float" office:value="74392" calcext:value-type="float">
            <text:p>74392</text:p>
          </table:table-cell>
          <table:table-cell table:formula="of:=[.E36]*0.3048" office:value-type="float" office:value="22674.6816" calcext:value-type="float">
            <text:p>22675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-238.2" calcext:value-type="float">
            <text:p>-238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1M59S" calcext:value-type="time">
            <text:p>15:01:59</text:p>
          </table:table-cell>
          <table:table-cell office:value-type="string" calcext:value-type="string">
            <text:p>4756,22N</text:p>
          </table:table-cell>
          <table:table-cell office:value-type="string" calcext:value-type="string">
            <text:p>00021,71WO</text:p>
          </table:table-cell>
          <table:table-cell office:value-type="float" office:value="78782" calcext:value-type="float">
            <text:p>78782</text:p>
          </table:table-cell>
          <table:table-cell table:formula="of:=[.E37]*0.3048" office:value-type="float" office:value="24012.7536" calcext:value-type="float">
            <text:p>24013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-239.5" calcext:value-type="float">
            <text:p>-239,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3M59S" calcext:value-type="time">
            <text:p>15:03:59</text:p>
          </table:table-cell>
          <table:table-cell office:value-type="string" calcext:value-type="string">
            <text:p>4756,32N</text:p>
          </table:table-cell>
          <table:table-cell office:value-type="string" calcext:value-type="string">
            <text:p>00022,33WO</text:p>
          </table:table-cell>
          <table:table-cell office:value-type="float" office:value="81133" calcext:value-type="float">
            <text:p>81133</text:p>
          </table:table-cell>
          <table:table-cell table:formula="of:=[.E38]*0.3048" office:value-type="float" office:value="24729.3384" calcext:value-type="float">
            <text:p>24729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-221.1" calcext:value-type="float">
            <text:p>-221,1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5M59S" calcext:value-type="time">
            <text:p>15:05:59</text:p>
          </table:table-cell>
          <table:table-cell office:value-type="string" calcext:value-type="string">
            <text:p>4756,32N</text:p>
          </table:table-cell>
          <table:table-cell office:value-type="string" calcext:value-type="string">
            <text:p>00023,01WO</text:p>
          </table:table-cell>
          <table:table-cell office:value-type="float" office:value="83375" calcext:value-type="float">
            <text:p>83375</text:p>
          </table:table-cell>
          <table:table-cell table:formula="of:=[.E39]*0.3048" office:value-type="float" office:value="25412.7" calcext:value-type="float">
            <text:p>25413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-223.2" calcext:value-type="float">
            <text:p>-223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7M59S" calcext:value-type="time">
            <text:p>15:07:59</text:p>
          </table:table-cell>
          <table:table-cell office:value-type="string" calcext:value-type="string">
            <text:p>4756,49N</text:p>
          </table:table-cell>
          <table:table-cell office:value-type="string" calcext:value-type="string">
            <text:p>00023,43WO</text:p>
          </table:table-cell>
          <table:table-cell office:value-type="float" office:value="85692" calcext:value-type="float">
            <text:p>85692</text:p>
          </table:table-cell>
          <table:table-cell table:formula="of:=[.E40]*0.3048" office:value-type="float" office:value="26118.9216" calcext:value-type="float">
            <text:p>26119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-215.5" calcext:value-type="float">
            <text:p>-215,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9M59S" calcext:value-type="time">
            <text:p>15:09:59</text:p>
          </table:table-cell>
          <table:table-cell office:value-type="string" calcext:value-type="string">
            <text:p>4756,36N</text:p>
          </table:table-cell>
          <table:table-cell office:value-type="string" calcext:value-type="string">
            <text:p>00024,19WO</text:p>
          </table:table-cell>
          <table:table-cell office:value-type="float" office:value="88096" calcext:value-type="float">
            <text:p>88096</text:p>
          </table:table-cell>
          <table:table-cell table:formula="of:=[.E41]*0.3048" office:value-type="float" office:value="26851.6608" calcext:value-type="float">
            <text:p>26852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-223.4" calcext:value-type="float">
            <text:p>-223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2M00S" calcext:value-type="time">
            <text:p>15:12:00</text:p>
          </table:table-cell>
          <table:table-cell office:value-type="string" calcext:value-type="string">
            <text:p>4756,61N</text:p>
          </table:table-cell>
          <table:table-cell office:value-type="string" calcext:value-type="string">
            <text:p>00024,83WO</text:p>
          </table:table-cell>
          <table:table-cell office:value-type="float" office:value="90403" calcext:value-type="float">
            <text:p>90403</text:p>
          </table:table-cell>
          <table:table-cell table:formula="of:=[.E42]*0.3048" office:value-type="float" office:value="27554.8344" calcext:value-type="float">
            <text:p>27555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-224.5" calcext:value-type="float">
            <text:p>-224,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5M59S" calcext:value-type="time">
            <text:p>15:15:59</text:p>
          </table:table-cell>
          <table:table-cell office:value-type="string" calcext:value-type="string">
            <text:p>4756,87N</text:p>
          </table:table-cell>
          <table:table-cell office:value-type="string" calcext:value-type="string">
            <text:p>00026,43WO</text:p>
          </table:table-cell>
          <table:table-cell office:value-type="float" office:value="95237" calcext:value-type="float">
            <text:p>95237</text:p>
          </table:table-cell>
          <table:table-cell table:formula="of:=[.E43]*0.3048" office:value-type="float" office:value="29028.2376" calcext:value-type="float">
            <text:p>29028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-248.8" calcext:value-type="float">
            <text:p>-248,8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7M59S" calcext:value-type="time">
            <text:p>15:17:59</text:p>
          </table:table-cell>
          <table:table-cell office:value-type="string" calcext:value-type="string">
            <text:p>4757,11N</text:p>
          </table:table-cell>
          <table:table-cell office:value-type="string" calcext:value-type="string">
            <text:p>00027,22WO</text:p>
          </table:table-cell>
          <table:table-cell office:value-type="float" office:value="97625" calcext:value-type="float">
            <text:p>97625</text:p>
          </table:table-cell>
          <table:table-cell table:formula="of:=[.E44]*0.3048" office:value-type="float" office:value="29756.1" calcext:value-type="float">
            <text:p>29756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-248.5" calcext:value-type="float">
            <text:p>-248,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4757,29N</text:p>
          </table:table-cell>
          <table:table-cell office:value-type="string" calcext:value-type="string">
            <text:p>00028,02WO</text:p>
          </table:table-cell>
          <table:table-cell office:value-type="float" office:value="99971" calcext:value-type="float">
            <text:p>99971</text:p>
          </table:table-cell>
          <table:table-cell table:formula="of:=[.E45]*0.3048" office:value-type="float" office:value="30471.1608" calcext:value-type="float">
            <text:p>30471</text:p>
          </table:table-cell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80" calcext:value-type="float">
            <text:p>80</text:p>
          </table:table-cell>
          <table:table-cell office:value-type="float" office:value="11.9" calcext:value-type="float">
            <text:p>11,9</text:p>
          </table:table-cell>
          <table:table-cell office:value-type="float" office:value="79" calcext:value-type="float">
            <text:p>79</text:p>
          </table:table-cell>
          <table:table-cell office:value-type="float" office:value="-240.7" calcext:value-type="float">
            <text:p>-240,7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1M59S" calcext:value-type="time">
            <text:p>15:21:59</text:p>
          </table:table-cell>
          <table:table-cell office:value-type="string" calcext:value-type="string">
            <text:p>4757,37N</text:p>
          </table:table-cell>
          <table:table-cell office:value-type="string" calcext:value-type="string">
            <text:p>00028,92WO</text:p>
          </table:table-cell>
          <table:table-cell office:value-type="float" office:value="102397" calcext:value-type="float">
            <text:p>102397</text:p>
          </table:table-cell>
          <table:table-cell table:formula="of:=[.E46]*0.3048" office:value-type="float" office:value="31210.6056" calcext:value-type="float">
            <text:p>31211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75" calcext:value-type="float">
            <text:p>75</text:p>
          </table:table-cell>
          <table:table-cell office:value-type="float" office:value="11.9" calcext:value-type="float">
            <text:p>11,9</text:p>
          </table:table-cell>
          <table:table-cell office:value-type="float" office:value="79" calcext:value-type="float">
            <text:p>79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4M00S" calcext:value-type="time">
            <text:p>15:24:00</text:p>
          </table:table-cell>
          <table:table-cell office:value-type="string" calcext:value-type="string">
            <text:p>4757,49N</text:p>
          </table:table-cell>
          <table:table-cell office:value-type="string" calcext:value-type="string">
            <text:p>00029,60WO</text:p>
          </table:table-cell>
          <table:table-cell office:value-type="float" office:value="104809" calcext:value-type="float">
            <text:p>104809</text:p>
          </table:table-cell>
          <table:table-cell table:formula="of:=[.E47]*0.3048" office:value-type="float" office:value="31945.7832" calcext:value-type="float">
            <text:p>31946</text:p>
          </table:table-cell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72" calcext:value-type="float">
            <text:p>72</text:p>
          </table:table-cell>
          <table:table-cell office:value-type="float" office:value="11.9" calcext:value-type="float">
            <text:p>11,9</text:p>
          </table:table-cell>
          <table:table-cell office:value-type="float" office:value="78" calcext:value-type="float">
            <text:p>78</text:p>
          </table:table-cell>
          <table:table-cell office:value-type="float" office:value="-237.7" calcext:value-type="float">
            <text:p>-237,7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7M59S" calcext:value-type="time">
            <text:p>15:27:59</text:p>
          </table:table-cell>
          <table:table-cell office:value-type="string" calcext:value-type="string">
            <text:p>4757,52N</text:p>
          </table:table-cell>
          <table:table-cell office:value-type="string" calcext:value-type="string">
            <text:p>00030,78WO</text:p>
          </table:table-cell>
          <table:table-cell office:value-type="float" office:value="89219" calcext:value-type="float">
            <text:p>89219</text:p>
          </table:table-cell>
          <table:table-cell table:formula="of:=[.E48]*0.3048" office:value-type="float" office:value="27193.9512" calcext:value-type="float">
            <text:p>27194</text:p>
          </table:table-cell>
          <table:table-cell office:value-type="float" office:value="8" calcext:value-type="float">
            <text:p>8</text:p>
          </table:table-cell>
          <table:table-cell office:value-type="float" office:value="-39" calcext:value-type="float">
            <text:p>-39</text:p>
          </table:table-cell>
          <table:table-cell office:value-type="float" office:value="78" calcext:value-type="float">
            <text:p>78</text:p>
          </table:table-cell>
          <table:table-cell office:value-type="float" office:value="11.9" calcext:value-type="float">
            <text:p>11,9</text:p>
          </table:table-cell>
          <table:table-cell office:value-type="float" office:value="78" calcext:value-type="float">
            <text:p>78</text:p>
          </table:table-cell>
          <table:table-cell office:value-type="float" office:value="-244.7" calcext:value-type="float">
            <text:p>-244,7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9M59S" calcext:value-type="time">
            <text:p>15:29:59</text:p>
          </table:table-cell>
          <table:table-cell office:value-type="string" calcext:value-type="string">
            <text:p>4757,58N</text:p>
          </table:table-cell>
          <table:table-cell office:value-type="string" calcext:value-type="string">
            <text:p>00031,49WO</text:p>
          </table:table-cell>
          <table:table-cell office:value-type="float" office:value="79000" calcext:value-type="float">
            <text:p>79000</text:p>
          </table:table-cell>
          <table:table-cell table:formula="of:=[.E49]*0.3048" office:value-type="float" office:value="24079.2" calcext:value-type="float">
            <text:p>24079</text:p>
          </table:table-cell>
          <table:table-cell office:value-type="float" office:value="9" calcext:value-type="float">
            <text:p>9</text:p>
          </table:table-cell>
          <table:table-cell office:value-type="float" office:value="-45" calcext:value-type="float">
            <text:p>-45</text:p>
          </table:table-cell>
          <table:table-cell office:value-type="float" office:value="77" calcext:value-type="float">
            <text:p>77</text:p>
          </table:table-cell>
          <table:table-cell office:value-type="float" office:value="11.9" calcext:value-type="float">
            <text:p>11,9</text:p>
          </table:table-cell>
          <table:table-cell office:value-type="float" office:value="77" calcext:value-type="float">
            <text:p>77</text:p>
          </table:table-cell>
          <table:table-cell office:value-type="float" office:value="-227.2" calcext:value-type="float">
            <text:p>-227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1M59S" calcext:value-type="time">
            <text:p>15:31:59</text:p>
          </table:table-cell>
          <table:table-cell office:value-type="string" calcext:value-type="string">
            <text:p>4757,55N</text:p>
          </table:table-cell>
          <table:table-cell office:value-type="string" calcext:value-type="string">
            <text:p>00031,99WO</text:p>
          </table:table-cell>
          <table:table-cell office:value-type="float" office:value="70971" calcext:value-type="float">
            <text:p>70971</text:p>
          </table:table-cell>
          <table:table-cell table:formula="of:=[.E50]*0.3048" office:value-type="float" office:value="21631.9608" calcext:value-type="float">
            <text:p>21632</text:p>
          </table:table-cell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 office:value-type="float" office:value="81" calcext:value-type="float">
            <text:p>81</text:p>
          </table:table-cell>
          <table:table-cell office:value-type="float" office:value="11.9" calcext:value-type="float">
            <text:p>11,9</text:p>
          </table:table-cell>
          <table:table-cell office:value-type="float" office:value="77" calcext:value-type="float">
            <text:p>77</text:p>
          </table:table-cell>
          <table:table-cell office:value-type="float" office:value="-226.3" calcext:value-type="float">
            <text:p>-226,3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3M59S" calcext:value-type="time">
            <text:p>15:33:59</text:p>
          </table:table-cell>
          <table:table-cell office:value-type="string" calcext:value-type="string">
            <text:p>4757,62N</text:p>
          </table:table-cell>
          <table:table-cell office:value-type="string" calcext:value-type="string">
            <text:p>00031,96WO</text:p>
          </table:table-cell>
          <table:table-cell office:value-type="float" office:value="64412" calcext:value-type="float">
            <text:p>64412</text:p>
          </table:table-cell>
          <table:table-cell table:formula="of:=[.E51]*0.3048" office:value-type="float" office:value="19632.7776" calcext:value-type="float">
            <text:p>19633</text:p>
          </table:table-cell>
          <table:table-cell office:value-type="float" office:value="10" calcext:value-type="float">
            <text:p>10</text:p>
          </table:table-cell>
          <table:table-cell office:value-type="float" office:value="-48" calcext:value-type="float">
            <text:p>-48</text:p>
          </table:table-cell>
          <table:table-cell office:value-type="float" office:value="79" calcext:value-type="float">
            <text:p>79</text:p>
          </table:table-cell>
          <table:table-cell office:value-type="float" office:value="11.9" calcext:value-type="float">
            <text:p>11,9</text:p>
          </table:table-cell>
          <table:table-cell office:value-type="float" office:value="77" calcext:value-type="float">
            <text:p>77</text:p>
          </table:table-cell>
          <table:table-cell office:value-type="float" office:value="-226.6" calcext:value-type="float">
            <text:p>-226,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5M59S" calcext:value-type="time">
            <text:p>15:35:59</text:p>
          </table:table-cell>
          <table:table-cell office:value-type="string" calcext:value-type="string">
            <text:p>4757,60N</text:p>
          </table:table-cell>
          <table:table-cell office:value-type="string" calcext:value-type="string">
            <text:p>00031,94WO</text:p>
          </table:table-cell>
          <table:table-cell office:value-type="float" office:value="58876" calcext:value-type="float">
            <text:p>58876</text:p>
          </table:table-cell>
          <table:table-cell table:formula="of:=[.E52]*0.3048" office:value-type="float" office:value="17945.4048" calcext:value-type="float">
            <text:p>17945</text:p>
          </table:table-cell>
          <table:table-cell office:value-type="float" office:value="9" calcext:value-type="float">
            <text:p>9</text:p>
          </table:table-cell>
          <table:table-cell office:value-type="float" office:value="-50" calcext:value-type="float">
            <text:p>-50</text:p>
          </table:table-cell>
          <table:table-cell office:value-type="float" office:value="80" calcext:value-type="float">
            <text:p>80</text:p>
          </table:table-cell>
          <table:table-cell office:value-type="float" office:value="11.9" calcext:value-type="float">
            <text:p>11,9</text:p>
          </table:table-cell>
          <table:table-cell office:value-type="float" office:value="77" calcext:value-type="float">
            <text:p>77</text:p>
          </table:table-cell>
          <table:table-cell office:value-type="float" office:value="-226.5" calcext:value-type="float">
            <text:p>-226,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7M59S" calcext:value-type="time">
            <text:p>15:37:59</text:p>
          </table:table-cell>
          <table:table-cell office:value-type="string" calcext:value-type="string">
            <text:p>4757,76N</text:p>
          </table:table-cell>
          <table:table-cell office:value-type="string" calcext:value-type="string">
            <text:p>00032,00WO</text:p>
          </table:table-cell>
          <table:table-cell office:value-type="float" office:value="53990" calcext:value-type="float">
            <text:p>53990</text:p>
          </table:table-cell>
          <table:table-cell table:formula="of:=[.E53]*0.3048" office:value-type="float" office:value="16456.152" calcext:value-type="float">
            <text:p>16456</text:p>
          </table:table-cell>
          <table:table-cell office:value-type="float" office:value="8" calcext:value-type="float">
            <text:p>8</text:p>
          </table:table-cell>
          <table:table-cell office:value-type="float" office:value="-50" calcext:value-type="float">
            <text:p>-50</text:p>
          </table:table-cell>
          <table:table-cell office:value-type="float" office:value="81" calcext:value-type="float">
            <text:p>81</text:p>
          </table:table-cell>
          <table:table-cell office:value-type="float" office:value="11.9" calcext:value-type="float">
            <text:p>11,9</text:p>
          </table:table-cell>
          <table:table-cell office:value-type="float" office:value="76" calcext:value-type="float">
            <text:p>76</text:p>
          </table:table-cell>
          <table:table-cell office:value-type="float" office:value="-220.1" calcext:value-type="float">
            <text:p>-220,1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1M59S" calcext:value-type="time">
            <text:p>15:41:59</text:p>
          </table:table-cell>
          <table:table-cell office:value-type="string" calcext:value-type="string">
            <text:p>4757,72N</text:p>
          </table:table-cell>
          <table:table-cell office:value-type="string" calcext:value-type="string">
            <text:p>00032,48WO</text:p>
          </table:table-cell>
          <table:table-cell office:value-type="float" office:value="46088" calcext:value-type="float">
            <text:p>46088</text:p>
          </table:table-cell>
          <table:table-cell table:formula="of:=[.E54]*0.3048" office:value-type="float" office:value="14047.6224" calcext:value-type="float">
            <text:p>14048</text:p>
          </table:table-cell>
          <table:table-cell office:value-type="float" office:value="7" calcext:value-type="float">
            <text:p>7</text:p>
          </table:table-cell>
          <table:table-cell office:value-type="float" office:value="-53" calcext:value-type="float">
            <text:p>-53</text:p>
          </table:table-cell>
          <table:table-cell office:value-type="float" office:value="89" calcext:value-type="float">
            <text:p>89</text:p>
          </table:table-cell>
          <table:table-cell office:value-type="float" office:value="11.9" calcext:value-type="float">
            <text:p>11,9</text:p>
          </table:table-cell>
          <table:table-cell office:value-type="float" office:value="76" calcext:value-type="float">
            <text:p>76</text:p>
          </table:table-cell>
          <table:table-cell office:value-type="float" office:value="-249.6" calcext:value-type="float">
            <text:p>-249,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2M02S" calcext:value-type="time">
            <text:p>15:42:02</text:p>
          </table:table-cell>
          <table:table-cell office:value-type="string" calcext:value-type="string">
            <text:p>4757,72N</text:p>
          </table:table-cell>
          <table:table-cell office:value-type="string" calcext:value-type="string">
            <text:p>00032,48WO</text:p>
          </table:table-cell>
          <table:table-cell office:value-type="float" office:value="46088" calcext:value-type="float">
            <text:p>46088</text:p>
          </table:table-cell>
          <table:table-cell table:formula="of:=[.E55]*0.3048" office:value-type="float" office:value="14047.6224" calcext:value-type="float">
            <text:p>14048</text:p>
          </table:table-cell>
          <table:table-cell office:value-type="float" office:value="7" calcext:value-type="float">
            <text:p>7</text:p>
          </table:table-cell>
          <table:table-cell office:value-type="float" office:value="-53" calcext:value-type="float">
            <text:p>-53</text:p>
          </table:table-cell>
          <table:table-cell office:value-type="float" office:value="89" calcext:value-type="float">
            <text:p>89</text:p>
          </table:table-cell>
          <table:table-cell office:value-type="float" office:value="11.9" calcext:value-type="float">
            <text:p>11,9</text:p>
          </table:table-cell>
          <table:table-cell office:value-type="float" office:value="76" calcext:value-type="float">
            <text:p>76</text:p>
          </table:table-cell>
          <table:table-cell office:value-type="float" office:value="-249.1" calcext:value-type="float">
            <text:p>-249,1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3M59S" calcext:value-type="time">
            <text:p>15:43:59</text:p>
          </table:table-cell>
          <table:table-cell office:value-type="string" calcext:value-type="string">
            <text:p>4757,57N</text:p>
          </table:table-cell>
          <table:table-cell office:value-type="string" calcext:value-type="string">
            <text:p>00033,40WO</text:p>
          </table:table-cell>
          <table:table-cell office:value-type="float" office:value="42768" calcext:value-type="float">
            <text:p>42768</text:p>
          </table:table-cell>
          <table:table-cell table:formula="of:=[.E56]*0.3048" office:value-type="float" office:value="13035.6864" calcext:value-type="float">
            <text:p>13036</text:p>
          </table:table-cell>
          <table:table-cell office:value-type="float" office:value="6" calcext:value-type="float">
            <text:p>6</text:p>
          </table:table-cell>
          <table:table-cell office:value-type="float" office:value="-56" calcext:value-type="float">
            <text:p>-56</text:p>
          </table:table-cell>
          <table:table-cell office:value-type="float" office:value="90" calcext:value-type="float">
            <text:p>90</text:p>
          </table:table-cell>
          <table:table-cell office:value-type="float" office:value="11.9" calcext:value-type="float">
            <text:p>11,9</text:p>
          </table:table-cell>
          <table:table-cell office:value-type="float" office:value="75" calcext:value-type="float">
            <text:p>75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4M02S" calcext:value-type="time">
            <text:p>15:44:02</text:p>
          </table:table-cell>
          <table:table-cell office:value-type="string" calcext:value-type="string">
            <text:p>4757,57N</text:p>
          </table:table-cell>
          <table:table-cell office:value-type="string" calcext:value-type="string">
            <text:p>00033,40WO</text:p>
          </table:table-cell>
          <table:table-cell office:value-type="float" office:value="42768" calcext:value-type="float">
            <text:p>42768</text:p>
          </table:table-cell>
          <table:table-cell table:formula="of:=[.E57]*0.3048" office:value-type="float" office:value="13035.6864" calcext:value-type="float">
            <text:p>13036</text:p>
          </table:table-cell>
          <table:table-cell office:value-type="float" office:value="6" calcext:value-type="float">
            <text:p>6</text:p>
          </table:table-cell>
          <table:table-cell office:value-type="float" office:value="-56" calcext:value-type="float">
            <text:p>-56</text:p>
          </table:table-cell>
          <table:table-cell office:value-type="float" office:value="90" calcext:value-type="float">
            <text:p>90</text:p>
          </table:table-cell>
          <table:table-cell office:value-type="float" office:value="11.9" calcext:value-type="float">
            <text:p>11,9</text:p>
          </table:table-cell>
          <table:table-cell office:value-type="float" office:value="75" calcext:value-type="float">
            <text:p>75</text:p>
          </table:table-cell>
          <table:table-cell office:value-type="float" office:value="-246.2" calcext:value-type="float">
            <text:p>-246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5M59S" calcext:value-type="time">
            <text:p>15:45:59</text:p>
          </table:table-cell>
          <table:table-cell office:value-type="string" calcext:value-type="string">
            <text:p>4757,16N</text:p>
          </table:table-cell>
          <table:table-cell office:value-type="string" calcext:value-type="string">
            <text:p>00035,30WO</text:p>
          </table:table-cell>
          <table:table-cell office:value-type="float" office:value="39790" calcext:value-type="float">
            <text:p>39790</text:p>
          </table:table-cell>
          <table:table-cell table:formula="of:=[.E58]*0.3048" office:value-type="float" office:value="12127.992" calcext:value-type="float">
            <text:p>12128</text:p>
          </table:table-cell>
          <table:table-cell office:value-type="float" office:value="4" calcext:value-type="float">
            <text:p>4</text:p>
          </table:table-cell>
          <table:table-cell office:value-type="float" office:value="-58" calcext:value-type="float">
            <text:p>-58</text:p>
          </table:table-cell>
          <table:table-cell office:value-type="float" office:value="90" calcext:value-type="float">
            <text:p>90</text:p>
          </table:table-cell>
          <table:table-cell office:value-type="float" office:value="11.8" calcext:value-type="float">
            <text:p>11,8</text:p>
          </table:table-cell>
          <table:table-cell office:value-type="float" office:value="75" calcext:value-type="float">
            <text:p>75</text:p>
          </table:table-cell>
          <table:table-cell office:value-type="float" office:value="-244.5" calcext:value-type="float">
            <text:p>-244,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7M59S" calcext:value-type="time">
            <text:p>15:47:59</text:p>
          </table:table-cell>
          <table:table-cell office:value-type="string" calcext:value-type="string">
            <text:p>4756,74N</text:p>
          </table:table-cell>
          <table:table-cell office:value-type="string" calcext:value-type="string">
            <text:p>00037,54WO</text:p>
          </table:table-cell>
          <table:table-cell office:value-type="float" office:value="36984" calcext:value-type="float">
            <text:p>36984</text:p>
          </table:table-cell>
          <table:table-cell table:formula="of:=[.E59]*0.3048" office:value-type="float" office:value="11272.7232" calcext:value-type="float">
            <text:p>11273</text:p>
          </table:table-cell>
          <table:table-cell office:value-type="float" office:value="3" calcext:value-type="float">
            <text:p>3</text:p>
          </table:table-cell>
          <table:table-cell office:value-type="float" office:value="-54" calcext:value-type="float">
            <text:p>-54</text:p>
          </table:table-cell>
          <table:table-cell office:value-type="float" office:value="80" calcext:value-type="float">
            <text:p>80</text:p>
          </table:table-cell>
          <table:table-cell office:value-type="float" office:value="11.8" calcext:value-type="float">
            <text:p>11,8</text:p>
          </table:table-cell>
          <table:table-cell office:value-type="float" office:value="75" calcext:value-type="float">
            <text:p>75</text:p>
          </table:table-cell>
          <table:table-cell office:value-type="float" office:value="-240.6" calcext:value-type="float">
            <text:p>-240,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9M59S" calcext:value-type="time">
            <text:p>15:49:59</text:p>
          </table:table-cell>
          <table:table-cell office:value-type="string" calcext:value-type="string">
            <text:p>4756,22N</text:p>
          </table:table-cell>
          <table:table-cell office:value-type="string" calcext:value-type="string">
            <text:p>00039,81WO</text:p>
          </table:table-cell>
          <table:table-cell office:value-type="float" office:value="34423" calcext:value-type="float">
            <text:p>34423</text:p>
          </table:table-cell>
          <table:table-cell table:formula="of:=[.E60]*0.3048" office:value-type="float" office:value="10492.1304" calcext:value-type="float">
            <text:p>10492</text:p>
          </table:table-cell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77" calcext:value-type="float">
            <text:p>77</text:p>
          </table:table-cell>
          <table:table-cell office:value-type="float" office:value="11.8" calcext:value-type="float">
            <text:p>11,8</text:p>
          </table:table-cell>
          <table:table-cell office:value-type="float" office:value="74" calcext:value-type="float">
            <text:p>74</text:p>
          </table:table-cell>
          <table:table-cell office:value-type="float" office:value="-247.4" calcext:value-type="float">
            <text:p>-247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4M00S" calcext:value-type="time">
            <text:p>15:54:00</text:p>
          </table:table-cell>
          <table:table-cell office:value-type="string" calcext:value-type="string">
            <text:p>4755,09N</text:p>
          </table:table-cell>
          <table:table-cell office:value-type="string" calcext:value-type="string">
            <text:p>00044,18WO</text:p>
          </table:table-cell>
          <table:table-cell office:value-type="float" office:value="29753" calcext:value-type="float">
            <text:p>29753</text:p>
          </table:table-cell>
          <table:table-cell table:formula="of:=[.E61]*0.3048" office:value-type="float" office:value="9068.7144" calcext:value-type="float">
            <text:p>9069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67" calcext:value-type="float">
            <text:p>67</text:p>
          </table:table-cell>
          <table:table-cell office:value-type="float" office:value="11.8" calcext:value-type="float">
            <text:p>11,8</text:p>
          </table:table-cell>
          <table:table-cell office:value-type="float" office:value="74" calcext:value-type="float">
            <text:p>74</text:p>
          </table:table-cell>
          <table:table-cell office:value-type="float" office:value="-238.3" calcext:value-type="float">
            <text:p>-238,3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6M00S" calcext:value-type="time">
            <text:p>15:56:00</text:p>
          </table:table-cell>
          <table:table-cell office:value-type="string" calcext:value-type="string">
            <text:p>4754,66N</text:p>
          </table:table-cell>
          <table:table-cell office:value-type="string" calcext:value-type="string">
            <text:p>00046,36WO</text:p>
          </table:table-cell>
          <table:table-cell office:value-type="float" office:value="27558" calcext:value-type="float">
            <text:p>27558</text:p>
          </table:table-cell>
          <table:table-cell table:formula="of:=[.E62]*0.3048" office:value-type="float" office:value="8399.6784" calcext:value-type="float">
            <text:p>8400</text:p>
          </table:table-cell>
          <table:table-cell office:value-type="float" office:value="-2" calcext:value-type="float">
            <text:p>-2</text:p>
          </table:table-cell>
          <table:table-cell office:value-type="float" office:value="-35" calcext:value-type="float">
            <text:p>-35</text:p>
          </table:table-cell>
          <table:table-cell office:value-type="float" office:value="61" calcext:value-type="float">
            <text:p>61</text:p>
          </table:table-cell>
          <table:table-cell office:value-type="float" office:value="11.8" calcext:value-type="float">
            <text:p>11,8</text:p>
          </table:table-cell>
          <table:table-cell office:value-type="float" office:value="74" calcext:value-type="float">
            <text:p>74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8M00S" calcext:value-type="time">
            <text:p>15:58:00</text:p>
          </table:table-cell>
          <table:table-cell office:value-type="string" calcext:value-type="string">
            <text:p>4754,29N</text:p>
          </table:table-cell>
          <table:table-cell office:value-type="string" calcext:value-type="string">
            <text:p>00048,27WO</text:p>
          </table:table-cell>
          <table:table-cell office:value-type="float" office:value="25482" calcext:value-type="float">
            <text:p>25482</text:p>
          </table:table-cell>
          <table:table-cell table:formula="of:=[.E63]*0.3048" office:value-type="float" office:value="7766.9136" calcext:value-type="float">
            <text:p>7767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55" calcext:value-type="float">
            <text:p>55</text:p>
          </table:table-cell>
          <table:table-cell office:value-type="float" office:value="11.8" calcext:value-type="float">
            <text:p>11,8</text:p>
          </table:table-cell>
          <table:table-cell office:value-type="float" office:value="73" calcext:value-type="float">
            <text:p>73</text:p>
          </table:table-cell>
          <table:table-cell office:value-type="float" office:value="-245.6" calcext:value-type="float">
            <text:p>-245,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4754,00N</text:p>
          </table:table-cell>
          <table:table-cell office:value-type="string" calcext:value-type="string">
            <text:p>00050,03WO</text:p>
          </table:table-cell>
          <table:table-cell office:value-type="float" office:value="23544" calcext:value-type="float">
            <text:p>23544</text:p>
          </table:table-cell>
          <table:table-cell table:formula="of:=[.E64]*0.3048" office:value-type="float" office:value="7176.2112" calcext:value-type="float">
            <text:p>7176</text:p>
          </table:table-cell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42" calcext:value-type="float">
            <text:p>42</text:p>
          </table:table-cell>
          <table:table-cell office:value-type="float" office:value="11.8" calcext:value-type="float">
            <text:p>11,8</text:p>
          </table:table-cell>
          <table:table-cell office:value-type="float" office:value="73" calcext:value-type="float">
            <text:p>73</text:p>
          </table:table-cell>
          <table:table-cell office:value-type="float" office:value="-245.2" calcext:value-type="float">
            <text:p>-245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1M59S" calcext:value-type="time">
            <text:p>16:01:59</text:p>
          </table:table-cell>
          <table:table-cell office:value-type="string" calcext:value-type="string">
            <text:p>4753,75N</text:p>
          </table:table-cell>
          <table:table-cell office:value-type="string" calcext:value-type="string">
            <text:p>00051,76WO</text:p>
          </table:table-cell>
          <table:table-cell office:value-type="float" office:value="21731" calcext:value-type="float">
            <text:p>21731</text:p>
          </table:table-cell>
          <table:table-cell table:formula="of:=[.E65]*0.3048" office:value-type="float" office:value="6623.6088" calcext:value-type="float">
            <text:p>6624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36" calcext:value-type="float">
            <text:p>36</text:p>
          </table:table-cell>
          <table:table-cell office:value-type="float" office:value="11.8" calcext:value-type="float">
            <text:p>11,8</text:p>
          </table:table-cell>
          <table:table-cell office:value-type="float" office:value="73" calcext:value-type="float">
            <text:p>73</text:p>
          </table:table-cell>
          <table:table-cell office:value-type="float" office:value="-252.7" calcext:value-type="float">
            <text:p>-252,7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5M59S" calcext:value-type="time">
            <text:p>16:05:59</text:p>
          </table:table-cell>
          <table:table-cell office:value-type="string" calcext:value-type="string">
            <text:p>4753,58N</text:p>
          </table:table-cell>
          <table:table-cell office:value-type="string" calcext:value-type="string">
            <text:p>00054,51WO</text:p>
          </table:table-cell>
          <table:table-cell office:value-type="float" office:value="18038" calcext:value-type="float">
            <text:p>18038</text:p>
          </table:table-cell>
          <table:table-cell table:formula="of:=[.E66]*0.3048" office:value-type="float" office:value="5497.9824" calcext:value-type="float">
            <text:p>5498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27" calcext:value-type="float">
            <text:p>27</text:p>
          </table:table-cell>
          <table:table-cell office:value-type="float" office:value="11.7" calcext:value-type="float">
            <text:p>11,7</text:p>
          </table:table-cell>
          <table:table-cell office:value-type="float" office:value="72" calcext:value-type="float">
            <text:p>72</text:p>
          </table:table-cell>
          <table:table-cell office:value-type="float" office:value="-243.2" calcext:value-type="float">
            <text:p>-243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7M59S" calcext:value-type="time">
            <text:p>16:07:59</text:p>
          </table:table-cell>
          <table:table-cell office:value-type="string" calcext:value-type="string">
            <text:p>4753,62N</text:p>
          </table:table-cell>
          <table:table-cell office:value-type="string" calcext:value-type="string">
            <text:p>00055,97WO</text:p>
          </table:table-cell>
          <table:table-cell office:value-type="float" office:value="16245" calcext:value-type="float">
            <text:p>16245</text:p>
          </table:table-cell>
          <table:table-cell table:formula="of:=[.E67]*0.3048" office:value-type="float" office:value="4951.476" calcext:value-type="float">
            <text:p>4951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22" calcext:value-type="float">
            <text:p>22</text:p>
          </table:table-cell>
          <table:table-cell office:value-type="float" office:value="11.7" calcext:value-type="float">
            <text:p>11,7</text:p>
          </table:table-cell>
          <table:table-cell office:value-type="float" office:value="72" calcext:value-type="float">
            <text:p>72</text:p>
          </table:table-cell>
          <table:table-cell office:value-type="float" office:value="-247.4" calcext:value-type="float">
            <text:p>-247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9M59S" calcext:value-type="time">
            <text:p>16:09:59</text:p>
          </table:table-cell>
          <table:table-cell office:value-type="string" calcext:value-type="string">
            <text:p>4753,61N</text:p>
          </table:table-cell>
          <table:table-cell office:value-type="string" calcext:value-type="string">
            <text:p>00057,27WO</text:p>
          </table:table-cell>
          <table:table-cell office:value-type="float" office:value="14638" calcext:value-type="float">
            <text:p>14638</text:p>
          </table:table-cell>
          <table:table-cell table:formula="of:=[.E68]*0.3048" office:value-type="float" office:value="4461.6624" calcext:value-type="float">
            <text:p>4462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11.7" calcext:value-type="float">
            <text:p>11,7</text:p>
          </table:table-cell>
          <table:table-cell office:value-type="float" office:value="71" calcext:value-type="float">
            <text:p>71</text:p>
          </table:table-cell>
          <table:table-cell office:value-type="float" office:value="-245.4" calcext:value-type="float">
            <text:p>-245,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1M59S" calcext:value-type="time">
            <text:p>16:11:59</text:p>
          </table:table-cell>
          <table:table-cell office:value-type="string" calcext:value-type="string">
            <text:p>4753,57N</text:p>
          </table:table-cell>
          <table:table-cell office:value-type="string" calcext:value-type="string">
            <text:p>00058,39WO</text:p>
          </table:table-cell>
          <table:table-cell office:value-type="float" office:value="12931" calcext:value-type="float">
            <text:p>12931</text:p>
          </table:table-cell>
          <table:table-cell table:formula="of:=[.E69]*0.3048" office:value-type="float" office:value="3941.3688" calcext:value-type="float">
            <text:p>3941</text:p>
          </table:table-cell>
          <table:table-cell office:value-type="float" office:value="-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,7</text:p>
          </table:table-cell>
          <table:table-cell office:value-type="float" office:value="71" calcext:value-type="float">
            <text:p>71</text:p>
          </table:table-cell>
          <table:table-cell office:value-type="float" office:value="-242.6" calcext:value-type="float">
            <text:p>-242,6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4M00S" calcext:value-type="time">
            <text:p>16:14:00</text:p>
          </table:table-cell>
          <table:table-cell office:value-type="string" calcext:value-type="string">
            <text:p>4753,53N</text:p>
          </table:table-cell>
          <table:table-cell office:value-type="string" calcext:value-type="string">
            <text:p>00059,33WO</text:p>
          </table:table-cell>
          <table:table-cell office:value-type="float" office:value="11164" calcext:value-type="float">
            <text:p>11164</text:p>
          </table:table-cell>
          <table:table-cell table:formula="of:=[.E70]*0.3048" office:value-type="float" office:value="3402.7872" calcext:value-type="float">
            <text:p>340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,7</text:p>
          </table:table-cell>
          <table:table-cell office:value-type="float" office:value="71" calcext:value-type="float">
            <text:p>71</text:p>
          </table:table-cell>
          <table:table-cell office:value-type="float" office:value="-239.9" calcext:value-type="float">
            <text:p>-239,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5M59S" calcext:value-type="time">
            <text:p>16:15:59</text:p>
          </table:table-cell>
          <table:table-cell office:value-type="string" calcext:value-type="string">
            <text:p>4753,60N</text:p>
          </table:table-cell>
          <table:table-cell office:value-type="string" calcext:value-type="string">
            <text:p>00100,10WO</text:p>
          </table:table-cell>
          <table:table-cell office:value-type="float" office:value="9551" calcext:value-type="float">
            <text:p>9551</text:p>
          </table:table-cell>
          <table:table-cell table:formula="of:=[.E71]*0.3048" office:value-type="float" office:value="2911.1448" calcext:value-type="float">
            <text:p>2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.7" calcext:value-type="float">
            <text:p>11,7</text:p>
          </table:table-cell>
          <table:table-cell office:value-type="float" office:value="71" calcext:value-type="float">
            <text:p>71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6M02S" calcext:value-type="time">
            <text:p>16:16:02</text:p>
          </table:table-cell>
          <table:table-cell office:value-type="string" calcext:value-type="string">
            <text:p>4753,60N</text:p>
          </table:table-cell>
          <table:table-cell office:value-type="string" calcext:value-type="string">
            <text:p>00100,10WO</text:p>
          </table:table-cell>
          <table:table-cell office:value-type="float" office:value="9551" calcext:value-type="float">
            <text:p>9551</text:p>
          </table:table-cell>
          <table:table-cell table:formula="of:=[.E72]*0.3048" office:value-type="float" office:value="2911.1448" calcext:value-type="float">
            <text:p>29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.7" calcext:value-type="float">
            <text:p>11,7</text:p>
          </table:table-cell>
          <table:table-cell office:value-type="float" office:value="71" calcext:value-type="float">
            <text:p>71</text:p>
          </table:table-cell>
          <table:table-cell office:value-type="float" office:value="-244.2" calcext:value-type="float">
            <text:p>-244,2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7M59S" calcext:value-type="time">
            <text:p>16:17:59</text:p>
          </table:table-cell>
          <table:table-cell office:value-type="string" calcext:value-type="string">
            <text:p>4753,76N</text:p>
          </table:table-cell>
          <table:table-cell office:value-type="string" calcext:value-type="string">
            <text:p>00100,80WO</text:p>
          </table:table-cell>
          <table:table-cell office:value-type="float" office:value="8135" calcext:value-type="float">
            <text:p>8135</text:p>
          </table:table-cell>
          <table:table-cell table:formula="of:=[.E73]*0.3048" office:value-type="float" office:value="2479.548" calcext:value-type="float">
            <text:p>24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,6</text:p>
          </table:table-cell>
          <table:table-cell office:value-type="float" office:value="70" calcext:value-type="float">
            <text:p>70</text:p>
          </table:table-cell>
          <table:table-cell office:value-type="float" office:value="-402.9" calcext:value-type="float">
            <text:p>-402,9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9M59S" calcext:value-type="time">
            <text:p>16:19:59</text:p>
          </table:table-cell>
          <table:table-cell office:value-type="string" calcext:value-type="string">
            <text:p>4753,86N</text:p>
          </table:table-cell>
          <table:table-cell office:value-type="string" calcext:value-type="string">
            <text:p>00101,36WO</text:p>
          </table:table-cell>
          <table:table-cell office:value-type="float" office:value="6728" calcext:value-type="float">
            <text:p>6728</text:p>
          </table:table-cell>
          <table:table-cell table:formula="of:=[.E74]*0.3048" office:value-type="float" office:value="2050.6944" calcext:value-type="float">
            <text:p>20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7" calcext:value-type="float">
            <text:p>11,7</text:p>
          </table:table-cell>
          <table:table-cell office:value-type="float" office:value="70" calcext:value-type="float">
            <text:p>70</text:p>
          </table:table-cell>
          <table:table-cell office:value-type="float" office:value="-250.8" calcext:value-type="float">
            <text:p>-250,8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1M59S" calcext:value-type="time">
            <text:p>16:21:59</text:p>
          </table:table-cell>
          <table:table-cell office:value-type="string" calcext:value-type="string">
            <text:p>4753,99N</text:p>
          </table:table-cell>
          <table:table-cell office:value-type="string" calcext:value-type="string">
            <text:p>00102,01WO</text:p>
          </table:table-cell>
          <table:table-cell office:value-type="float" office:value="5282" calcext:value-type="float">
            <text:p>5282</text:p>
          </table:table-cell>
          <table:table-cell table:formula="of:=[.E75]*0.3048" office:value-type="float" office:value="1609.9536" calcext:value-type="float">
            <text:p>16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,7</text:p>
          </table:table-cell>
          <table:table-cell office:value-type="float" office:value="70" calcext:value-type="float">
            <text:p>70</text:p>
          </table:table-cell>
          <table:table-cell office:value-type="float" office:value="-247" calcext:value-type="float">
            <text:p>-247</text:p>
          </table:table-cell>
        </table:table-row>
      </table:table>
      <table:table table:name="LoRa APR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Vitesse (km/h)</text:p>
          </table:table-cell>
          <table:table-cell office:value-type="string" calcext:value-type="string">
            <text:p>Altitude(pieds)</text:p>
          </table:table-cell>
          <table:table-cell table:style-name="Default" office:value-type="string" calcext:value-type="string">
            <text:p>Altitude (mètres)</text:p>
          </table:table-cell>
          <table:table-cell/>
          <table:table-cell office:value-type="string" calcext:value-type="string">
            <text:p>Stations Réceptrices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46M14S" calcext:value-type="time">
            <text:p>13:4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71N</text:p>
          </table:table-cell>
          <table:table-cell office:value-type="string" calcext:value-type="string">
            <text:p>00012.32E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2]*0.3048" office:value-type="float" office:value="54.864" calcext:value-type="float">
            <text:p>55</text:p>
          </table:table-cell>
          <table:table-cell/>
          <table:table-cell office:value-type="string" calcext:value-type="string">
            <text:p>F4KMN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69N</text:p>
          </table:table-cell>
          <table:table-cell office:value-type="string" calcext:value-type="string">
            <text:p>00012.28E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table:formula="of:=[.H3]*0.3048" office:value-type="float" office:value="136.5504" calcext:value-type="float">
            <text:p>137</text:p>
          </table:table-cell>
          <table:table-cell/>
          <table:table-cell office:value-type="string" calcext:value-type="string">
            <text:p>F4GOH mobile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48M14S" calcext:value-type="time">
            <text:p>13:4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55N</text:p>
          </table:table-cell>
          <table:table-cell office:value-type="string" calcext:value-type="string">
            <text:p>00012.02E</text:p>
          </table:table-cell>
          <table:table-cell office:value-type="float" office:value="243" calcext:value-type="float">
            <text:p>243</text:p>
          </table:table-cell>
          <table:table-cell office:value-type="float" office:value="15" calcext:value-type="float">
            <text:p>15</text:p>
          </table:table-cell>
          <table:table-cell office:value-type="float" office:value="1320" calcext:value-type="float">
            <text:p>1320</text:p>
          </table:table-cell>
          <table:table-cell table:formula="of:=[.H4]*0.3048" office:value-type="float" office:value="402.336" calcext:value-type="float">
            <text:p>402</text:p>
          </table:table-cell>
          <table:table-cell/>
          <table:table-cell office:value-type="string" calcext:value-type="string">
            <text:p>F1ZCK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49M14S" calcext:value-type="time">
            <text:p>13:4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49N</text:p>
          </table:table-cell>
          <table:table-cell office:value-type="string" calcext:value-type="string">
            <text:p>00011.68E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216" calcext:value-type="float">
            <text:p>2216</text:p>
          </table:table-cell>
          <table:table-cell table:formula="of:=[.H5]*0.3048" office:value-type="float" office:value="675.4368" calcext:value-type="float">
            <text:p>675</text:p>
          </table:table-cell>
          <table:table-cell/>
          <table:table-cell office:value-type="string" calcext:value-type="string">
            <text:p>F1ZFH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0M14S" calcext:value-type="time">
            <text:p>13:5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50N</text:p>
          </table:table-cell>
          <table:table-cell office:value-type="string" calcext:value-type="string">
            <text:p>00011.33E</text:p>
          </table:table-cell>
          <table:table-cell office:value-type="float" office:value="279" calcext:value-type="float">
            <text:p>279</text:p>
          </table:table-cell>
          <table:table-cell office:value-type="float" office:value="17" calcext:value-type="float">
            <text:p>17</text:p>
          </table:table-cell>
          <table:table-cell office:value-type="float" office:value="2951" calcext:value-type="float">
            <text:p>2951</text:p>
          </table:table-cell>
          <table:table-cell table:formula="of:=[.H6]*0.3048" office:value-type="float" office:value="899.4648" calcext:value-type="float">
            <text:p>899</text:p>
          </table:table-cell>
          <table:table-cell/>
          <table:table-cell office:value-type="string" calcext:value-type="string">
            <text:p>F1ZIF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1M14S" calcext:value-type="time">
            <text:p>13:5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47N</text:p>
          </table:table-cell>
          <table:table-cell office:value-type="string" calcext:value-type="string">
            <text:p>00010.90E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3693" calcext:value-type="float">
            <text:p>3693</text:p>
          </table:table-cell>
          <table:table-cell table:formula="of:=[.H7]*0.3048" office:value-type="float" office:value="1125.6264" calcext:value-type="float">
            <text:p>1126</text:p>
          </table:table-cell>
          <table:table-cell/>
          <table:table-cell office:value-type="string" calcext:value-type="string">
            <text:p>F4DVK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2M13S" calcext:value-type="time">
            <text:p>13:52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51N</text:p>
          </table:table-cell>
          <table:table-cell office:value-type="string" calcext:value-type="string">
            <text:p>00010.42E</text:p>
          </table:table-cell>
          <table:table-cell office:value-type="float" office:value="269" calcext:value-type="float">
            <text:p>269</text:p>
          </table:table-cell>
          <table:table-cell office:value-type="float" office:value="18" calcext:value-type="float">
            <text:p>18</text:p>
          </table:table-cell>
          <table:table-cell office:value-type="float" office:value="4731" calcext:value-type="float">
            <text:p>4731</text:p>
          </table:table-cell>
          <table:table-cell table:formula="of:=[.H8]*0.3048" office:value-type="float" office:value="1442.0088" calcext:value-type="float">
            <text:p>1442</text:p>
          </table:table-cell>
          <table:table-cell/>
          <table:table-cell office:value-type="string" calcext:value-type="string">
            <text:p>F4GPM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3M14S" calcext:value-type="time">
            <text:p>13:5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57N</text:p>
          </table:table-cell>
          <table:table-cell office:value-type="string" calcext:value-type="string">
            <text:p>00010.05E</text:p>
          </table:table-cell>
          <table:table-cell office:value-type="float" office:value="299" calcext:value-type="float">
            <text:p>299</text:p>
          </table:table-cell>
          <table:table-cell office:value-type="float" office:value="19" calcext:value-type="float">
            <text:p>19</text:p>
          </table:table-cell>
          <table:table-cell office:value-type="float" office:value="5662" calcext:value-type="float">
            <text:p>5662</text:p>
          </table:table-cell>
          <table:table-cell table:formula="of:=[.H9]*0.3048" office:value-type="float" office:value="1725.7776" calcext:value-type="float">
            <text:p>1726</text:p>
          </table:table-cell>
          <table:table-cell/>
          <table:table-cell office:value-type="string" calcext:value-type="string">
            <text:p>F4HKP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4M14S" calcext:value-type="time">
            <text:p>13:5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70N</text:p>
          </table:table-cell>
          <table:table-cell office:value-type="string" calcext:value-type="string">
            <text:p>00009.64E</text:p>
          </table:table-cell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float" office:value="6783" calcext:value-type="float">
            <text:p>6783</text:p>
          </table:table-cell>
          <table:table-cell table:formula="of:=[.H10]*0.3048" office:value-type="float" office:value="2067.4584" calcext:value-type="float">
            <text:p>2067</text:p>
          </table:table-cell>
          <table:table-cell/>
          <table:table-cell office:value-type="string" calcext:value-type="string">
            <text:p>F4HVU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4M14S" calcext:value-type="time">
            <text:p>13:54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9.70N</text:p>
          </table:table-cell>
          <table:table-cell office:value-type="string" calcext:value-type="string">
            <text:p>00009.64E</text:p>
          </table:table-cell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float" office:value="6783" calcext:value-type="float">
            <text:p>6783</text:p>
          </table:table-cell>
          <table:table-cell table:formula="of:=[.H11]*0.3048" office:value-type="float" office:value="2067.4584" calcext:value-type="float">
            <text:p>2067</text:p>
          </table:table-cell>
          <table:table-cell/>
          <table:table-cell office:value-type="string" calcext:value-type="string">
            <text:p>F4KMN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5M13S" calcext:value-type="time">
            <text:p>13:55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81N</text:p>
          </table:table-cell>
          <table:table-cell office:value-type="string" calcext:value-type="string">
            <text:p>00009.35E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7880" calcext:value-type="float">
            <text:p>7880</text:p>
          </table:table-cell>
          <table:table-cell table:formula="of:=[.H12]*0.3048" office:value-type="float" office:value="2401.824" calcext:value-type="float">
            <text:p>2402</text:p>
          </table:table-cell>
          <table:table-cell/>
          <table:table-cell office:value-type="string" calcext:value-type="string">
            <text:p>F5KIA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5M13S" calcext:value-type="time">
            <text:p>13:55:13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9.81N</text:p>
          </table:table-cell>
          <table:table-cell office:value-type="string" calcext:value-type="string">
            <text:p>00009.35E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7880" calcext:value-type="float">
            <text:p>7880</text:p>
          </table:table-cell>
          <table:table-cell table:formula="of:=[.H13]*0.3048" office:value-type="float" office:value="2401.824" calcext:value-type="float">
            <text:p>2402</text:p>
          </table:table-cell>
          <table:table-cell/>
          <table:table-cell office:value-type="string" calcext:value-type="string">
            <text:p>ON0SEA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6M14S" calcext:value-type="time">
            <text:p>13:5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86N</text:p>
          </table:table-cell>
          <table:table-cell office:value-type="string" calcext:value-type="string">
            <text:p>00009.14E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float" office:value="8698" calcext:value-type="float">
            <text:p>8698</text:p>
          </table:table-cell>
          <table:table-cell table:formula="of:=[.H14]*0.3048" office:value-type="float" office:value="2651.1504" calcext:value-type="float">
            <text:p>2651</text:p>
          </table:table-cell>
          <table:table-cell/>
          <table:table-cell office:value-type="string" calcext:value-type="string">
            <text:p>ON2ACO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6M14S" calcext:value-type="time">
            <text:p>13:56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9.86N</text:p>
          </table:table-cell>
          <table:table-cell office:value-type="string" calcext:value-type="string">
            <text:p>00009.14E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float" office:value="8698" calcext:value-type="float">
            <text:p>8698</text:p>
          </table:table-cell>
          <table:table-cell table:formula="of:=[.H15]*0.3048" office:value-type="float" office:value="2651.1504" calcext:value-type="float">
            <text:p>2651</text:p>
          </table:table-cell>
          <table:table-cell/>
          <table:table-cell office:value-type="string" calcext:value-type="string">
            <text:p>ON4JES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6M14S" calcext:value-type="time">
            <text:p>13:5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86N</text:p>
          </table:table-cell>
          <table:table-cell office:value-type="string" calcext:value-type="string">
            <text:p>00009.14E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float" office:value="8698" calcext:value-type="float">
            <text:p>8698</text:p>
          </table:table-cell>
          <table:table-cell table:formula="of:=[.H16]*0.3048" office:value-type="float" office:value="2651.1504" calcext:value-type="float">
            <text:p>2651</text:p>
          </table:table-cell>
          <table:table-cell/>
          <table:table-cell office:value-type="string" calcext:value-type="string">
            <text:p>ON4KVF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7M14S" calcext:value-type="time">
            <text:p>13:5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92N</text:p>
          </table:table-cell>
          <table:table-cell office:value-type="string" calcext:value-type="string">
            <text:p>00008.77E</text:p>
          </table:table-cell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9952" calcext:value-type="float">
            <text:p>9952</text:p>
          </table:table-cell>
          <table:table-cell table:formula="of:=[.H17]*0.3048" office:value-type="float" office:value="3033.3696" calcext:value-type="float">
            <text:p>3033</text:p>
          </table:table-cell>
          <table:table-cell/>
          <table:table-cell office:value-type="string" calcext:value-type="string">
            <text:p>ON5KDX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7M14S" calcext:value-type="time">
            <text:p>13:57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9.92N</text:p>
          </table:table-cell>
          <table:table-cell office:value-type="string" calcext:value-type="string">
            <text:p>00008.77E</text:p>
          </table:table-cell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9952" calcext:value-type="float">
            <text:p>9952</text:p>
          </table:table-cell>
          <table:table-cell table:formula="of:=[.H18]*0.3048" office:value-type="float" office:value="3033.3696" calcext:value-type="float">
            <text:p>3033</text:p>
          </table:table-cell>
          <table:table-cell/>
          <table:table-cell office:value-type="string" calcext:value-type="string">
            <text:p>ON6YF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7M14S" calcext:value-type="time">
            <text:p>13:5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92N</text:p>
          </table:table-cell>
          <table:table-cell office:value-type="string" calcext:value-type="string">
            <text:p>00008.77E</text:p>
          </table:table-cell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9952" calcext:value-type="float">
            <text:p>9952</text:p>
          </table:table-cell>
          <table:table-cell table:formula="of:=[.H19]*0.3048" office:value-type="float" office:value="3033.3696" calcext:value-type="float">
            <text:p>3033</text:p>
          </table:table-cell>
          <table:table-cell/>
          <table:table-cell office:value-type="string" calcext:value-type="string">
            <text:p>PA3GCO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8M14S" calcext:value-type="time">
            <text:p>13:5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99N</text:p>
          </table:table-cell>
          <table:table-cell office:value-type="string" calcext:value-type="string">
            <text:p>00008.43E</text:p>
          </table:table-cell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float" office:value="11062" calcext:value-type="float">
            <text:p>11062</text:p>
          </table:table-cell>
          <table:table-cell table:formula="of:=[.H20]*0.3048" office:value-type="float" office:value="3371.6976" calcext:value-type="float">
            <text:p>3372</text:p>
          </table:table-cell>
          <table:table-cell/>
          <table:table-cell office:value-type="string" calcext:value-type="string">
            <text:p>PA3HFJ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8M14S" calcext:value-type="time">
            <text:p>13:58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9.99N</text:p>
          </table:table-cell>
          <table:table-cell office:value-type="string" calcext:value-type="string">
            <text:p>00008.43E</text:p>
          </table:table-cell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float" office:value="11062" calcext:value-type="float">
            <text:p>11062</text:p>
          </table:table-cell>
          <table:table-cell table:formula="of:=[.H21]*0.3048" office:value-type="float" office:value="3371.6976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8M14S" calcext:value-type="time">
            <text:p>13:58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99N</text:p>
          </table:table-cell>
          <table:table-cell office:value-type="string" calcext:value-type="string">
            <text:p>00008.43E</text:p>
          </table:table-cell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float" office:value="11062" calcext:value-type="float">
            <text:p>11062</text:p>
          </table:table-cell>
          <table:table-cell table:formula="of:=[.H22]*0.3048" office:value-type="float" office:value="3371.6976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9M14S" calcext:value-type="time">
            <text:p>13:59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800.02N</text:p>
          </table:table-cell>
          <table:table-cell office:value-type="string" calcext:value-type="string">
            <text:p>00008.03E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float" office:value="12123" calcext:value-type="float">
            <text:p>12123</text:p>
          </table:table-cell>
          <table:table-cell table:formula="of:=[.H23]*0.3048" office:value-type="float" office:value="3695.0904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9M14S" calcext:value-type="time">
            <text:p>13:59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800.02N</text:p>
          </table:table-cell>
          <table:table-cell office:value-type="string" calcext:value-type="string">
            <text:p>00008.03E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float" office:value="12123" calcext:value-type="float">
            <text:p>12123</text:p>
          </table:table-cell>
          <table:table-cell table:formula="of:=[.H24]*0.3048" office:value-type="float" office:value="3695.0904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3H59M15S" calcext:value-type="time">
            <text:p>13:59:15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800.02N</text:p>
          </table:table-cell>
          <table:table-cell office:value-type="string" calcext:value-type="string">
            <text:p>00008.03E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float" office:value="12123" calcext:value-type="float">
            <text:p>12123</text:p>
          </table:table-cell>
          <table:table-cell table:formula="of:=[.H25]*0.3048" office:value-type="float" office:value="3695.0904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0M14S" calcext:value-type="time">
            <text:p>14:0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800.03N</text:p>
          </table:table-cell>
          <table:table-cell office:value-type="string" calcext:value-type="string">
            <text:p>00007.55E</text:p>
          </table:table-cell>
          <table:table-cell office:value-type="float" office:value="273" calcext:value-type="float">
            <text:p>273</text:p>
          </table:table-cell>
          <table:table-cell office:value-type="float" office:value="22" calcext:value-type="float">
            <text:p>22</text:p>
          </table:table-cell>
          <table:table-cell office:value-type="float" office:value="13266" calcext:value-type="float">
            <text:p>13266</text:p>
          </table:table-cell>
          <table:table-cell table:formula="of:=[.H26]*0.3048" office:value-type="float" office:value="4043.4768" calcext:value-type="float">
            <text:p>40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0M14S" calcext:value-type="time">
            <text:p>14:00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800.03N</text:p>
          </table:table-cell>
          <table:table-cell office:value-type="string" calcext:value-type="string">
            <text:p>00007.55E</text:p>
          </table:table-cell>
          <table:table-cell office:value-type="float" office:value="273" calcext:value-type="float">
            <text:p>273</text:p>
          </table:table-cell>
          <table:table-cell office:value-type="float" office:value="22" calcext:value-type="float">
            <text:p>22</text:p>
          </table:table-cell>
          <table:table-cell office:value-type="float" office:value="13266" calcext:value-type="float">
            <text:p>13266</text:p>
          </table:table-cell>
          <table:table-cell table:formula="of:=[.H27]*0.3048" office:value-type="float" office:value="4043.4768" calcext:value-type="float">
            <text:p>40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0M14S" calcext:value-type="time">
            <text:p>14:0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800.03N</text:p>
          </table:table-cell>
          <table:table-cell office:value-type="string" calcext:value-type="string">
            <text:p>00007.55E</text:p>
          </table:table-cell>
          <table:table-cell office:value-type="float" office:value="273" calcext:value-type="float">
            <text:p>273</text:p>
          </table:table-cell>
          <table:table-cell office:value-type="float" office:value="22" calcext:value-type="float">
            <text:p>22</text:p>
          </table:table-cell>
          <table:table-cell office:value-type="float" office:value="13266" calcext:value-type="float">
            <text:p>13266</text:p>
          </table:table-cell>
          <table:table-cell table:formula="of:=[.H28]*0.3048" office:value-type="float" office:value="4043.4768" calcext:value-type="float">
            <text:p>40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1M14S" calcext:value-type="time">
            <text:p>14:01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800.05N</text:p>
          </table:table-cell>
          <table:table-cell office:value-type="string" calcext:value-type="string">
            <text:p>00007.00E</text:p>
          </table:table-cell>
          <table:table-cell office:value-type="float" office:value="281" calcext:value-type="float">
            <text:p>281</text:p>
          </table:table-cell>
          <table:table-cell office:value-type="float" office:value="24" calcext:value-type="float">
            <text:p>24</text:p>
          </table:table-cell>
          <table:table-cell office:value-type="float" office:value="14399" calcext:value-type="float">
            <text:p>14399</text:p>
          </table:table-cell>
          <table:table-cell table:formula="of:=[.H29]*0.3048" office:value-type="float" office:value="4388.8152" calcext:value-type="float">
            <text:p>438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1M14S" calcext:value-type="time">
            <text:p>14:0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800.05N</text:p>
          </table:table-cell>
          <table:table-cell office:value-type="string" calcext:value-type="string">
            <text:p>00007.00E</text:p>
          </table:table-cell>
          <table:table-cell office:value-type="float" office:value="281" calcext:value-type="float">
            <text:p>281</text:p>
          </table:table-cell>
          <table:table-cell office:value-type="float" office:value="24" calcext:value-type="float">
            <text:p>24</text:p>
          </table:table-cell>
          <table:table-cell office:value-type="float" office:value="14399" calcext:value-type="float">
            <text:p>14399</text:p>
          </table:table-cell>
          <table:table-cell table:formula="of:=[.H30]*0.3048" office:value-type="float" office:value="4388.8152" calcext:value-type="float">
            <text:p>438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1M14S" calcext:value-type="time">
            <text:p>14:0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800.05N</text:p>
          </table:table-cell>
          <table:table-cell office:value-type="string" calcext:value-type="string">
            <text:p>00007.00E</text:p>
          </table:table-cell>
          <table:table-cell office:value-type="float" office:value="281" calcext:value-type="float">
            <text:p>281</text:p>
          </table:table-cell>
          <table:table-cell office:value-type="float" office:value="24" calcext:value-type="float">
            <text:p>24</text:p>
          </table:table-cell>
          <table:table-cell office:value-type="float" office:value="14399" calcext:value-type="float">
            <text:p>14399</text:p>
          </table:table-cell>
          <table:table-cell table:formula="of:=[.H31]*0.3048" office:value-type="float" office:value="4388.8152" calcext:value-type="float">
            <text:p>438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2M13S" calcext:value-type="time">
            <text:p>14:02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800.06N</text:p>
          </table:table-cell>
          <table:table-cell office:value-type="string" calcext:value-type="string">
            <text:p>00006.38E</text:p>
          </table:table-cell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office:value-type="float" office:value="15537" calcext:value-type="float">
            <text:p>15537</text:p>
          </table:table-cell>
          <table:table-cell table:formula="of:=[.H32]*0.3048" office:value-type="float" office:value="4735.6776" calcext:value-type="float">
            <text:p>473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2M13S" calcext:value-type="time">
            <text:p>14:02:13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800.06N</text:p>
          </table:table-cell>
          <table:table-cell office:value-type="string" calcext:value-type="string">
            <text:p>00006.38E</text:p>
          </table:table-cell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office:value-type="float" office:value="15537" calcext:value-type="float">
            <text:p>15537</text:p>
          </table:table-cell>
          <table:table-cell table:formula="of:=[.H33]*0.3048" office:value-type="float" office:value="4735.6776" calcext:value-type="float">
            <text:p>473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2M14S" calcext:value-type="time">
            <text:p>14:02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800.06N</text:p>
          </table:table-cell>
          <table:table-cell office:value-type="string" calcext:value-type="string">
            <text:p>00006.38E</text:p>
          </table:table-cell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office:value-type="float" office:value="15537" calcext:value-type="float">
            <text:p>15537</text:p>
          </table:table-cell>
          <table:table-cell table:formula="of:=[.H34]*0.3048" office:value-type="float" office:value="4735.6776" calcext:value-type="float">
            <text:p>473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3M14S" calcext:value-type="time">
            <text:p>14:0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800.08N</text:p>
          </table:table-cell>
          <table:table-cell office:value-type="string" calcext:value-type="string">
            <text:p>00005.67E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float" office:value="16667" calcext:value-type="float">
            <text:p>16667</text:p>
          </table:table-cell>
          <table:table-cell table:formula="of:=[.H35]*0.3048" office:value-type="float" office:value="5080.1016" calcext:value-type="float">
            <text:p>508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3M14S" calcext:value-type="time">
            <text:p>14:03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800.08N</text:p>
          </table:table-cell>
          <table:table-cell office:value-type="string" calcext:value-type="string">
            <text:p>00005.67E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float" office:value="16667" calcext:value-type="float">
            <text:p>16667</text:p>
          </table:table-cell>
          <table:table-cell table:formula="of:=[.H36]*0.3048" office:value-type="float" office:value="5080.1016" calcext:value-type="float">
            <text:p>508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3M14S" calcext:value-type="time">
            <text:p>14:03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800.08N</text:p>
          </table:table-cell>
          <table:table-cell office:value-type="string" calcext:value-type="string">
            <text:p>00005.67E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float" office:value="16667" calcext:value-type="float">
            <text:p>16667</text:p>
          </table:table-cell>
          <table:table-cell table:formula="of:=[.H37]*0.3048" office:value-type="float" office:value="5080.1016" calcext:value-type="float">
            <text:p>508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4M14S" calcext:value-type="time">
            <text:p>14:0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800.07N</text:p>
          </table:table-cell>
          <table:table-cell office:value-type="string" calcext:value-type="string">
            <text:p>00004.93E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17756" calcext:value-type="float">
            <text:p>17756</text:p>
          </table:table-cell>
          <table:table-cell table:formula="of:=[.H38]*0.3048" office:value-type="float" office:value="5412.0288" calcext:value-type="float">
            <text:p>54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4M14S" calcext:value-type="time">
            <text:p>14:04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800.07N</text:p>
          </table:table-cell>
          <table:table-cell office:value-type="string" calcext:value-type="string">
            <text:p>00004.93E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17756" calcext:value-type="float">
            <text:p>17756</text:p>
          </table:table-cell>
          <table:table-cell table:formula="of:=[.H39]*0.3048" office:value-type="float" office:value="5412.0288" calcext:value-type="float">
            <text:p>54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4M14S" calcext:value-type="time">
            <text:p>14:04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800.07N</text:p>
          </table:table-cell>
          <table:table-cell office:value-type="string" calcext:value-type="string">
            <text:p>00004.93E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17756" calcext:value-type="float">
            <text:p>17756</text:p>
          </table:table-cell>
          <table:table-cell table:formula="of:=[.H40]*0.3048" office:value-type="float" office:value="5412.0288" calcext:value-type="float">
            <text:p>54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5M14S" calcext:value-type="time">
            <text:p>14:0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800.03N</text:p>
          </table:table-cell>
          <table:table-cell office:value-type="string" calcext:value-type="string">
            <text:p>00004.26E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float" office:value="18814" calcext:value-type="float">
            <text:p>18814</text:p>
          </table:table-cell>
          <table:table-cell table:formula="of:=[.H41]*0.3048" office:value-type="float" office:value="5734.5072" calcext:value-type="float">
            <text:p>57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5M14S" calcext:value-type="time">
            <text:p>14:05:14</text:p>
          </table:table-cell>
          <table:table-cell office:value-type="string" calcext:value-type="string">
            <text:p>F4HVU-10:</text:p>
          </table:table-cell>
          <table:table-cell office:value-type="string" calcext:value-type="string">
            <text:p>4800.03N</text:p>
          </table:table-cell>
          <table:table-cell office:value-type="string" calcext:value-type="string">
            <text:p>00004.26E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float" office:value="18814" calcext:value-type="float">
            <text:p>18814</text:p>
          </table:table-cell>
          <table:table-cell table:formula="of:=[.H42]*0.3048" office:value-type="float" office:value="5734.5072" calcext:value-type="float">
            <text:p>57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5M15S" calcext:value-type="time">
            <text:p>14:05:1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800.03N</text:p>
          </table:table-cell>
          <table:table-cell office:value-type="string" calcext:value-type="string">
            <text:p>00004.26E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float" office:value="18814" calcext:value-type="float">
            <text:p>18814</text:p>
          </table:table-cell>
          <table:table-cell table:formula="of:=[.H43]*0.3048" office:value-type="float" office:value="5734.5072" calcext:value-type="float">
            <text:p>57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6M14S" calcext:value-type="time">
            <text:p>14:0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800.00N</text:p>
          </table:table-cell>
          <table:table-cell office:value-type="string" calcext:value-type="string">
            <text:p>00003.56E</text:p>
          </table:table-cell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float" office:value="19849" calcext:value-type="float">
            <text:p>19849</text:p>
          </table:table-cell>
          <table:table-cell table:formula="of:=[.H44]*0.3048" office:value-type="float" office:value="6049.9752" calcext:value-type="float">
            <text:p>605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6M14S" calcext:value-type="time">
            <text:p>14:06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800.00N</text:p>
          </table:table-cell>
          <table:table-cell office:value-type="string" calcext:value-type="string">
            <text:p>00003.56E</text:p>
          </table:table-cell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float" office:value="19849" calcext:value-type="float">
            <text:p>19849</text:p>
          </table:table-cell>
          <table:table-cell table:formula="of:=[.H45]*0.3048" office:value-type="float" office:value="6049.9752" calcext:value-type="float">
            <text:p>605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6M14S" calcext:value-type="time">
            <text:p>14:0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800.00N</text:p>
          </table:table-cell>
          <table:table-cell office:value-type="string" calcext:value-type="string">
            <text:p>00003.56E</text:p>
          </table:table-cell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float" office:value="19849" calcext:value-type="float">
            <text:p>19849</text:p>
          </table:table-cell>
          <table:table-cell table:formula="of:=[.H46]*0.3048" office:value-type="float" office:value="6049.9752" calcext:value-type="float">
            <text:p>605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7M14S" calcext:value-type="time">
            <text:p>14:0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98N</text:p>
          </table:table-cell>
          <table:table-cell office:value-type="string" calcext:value-type="string">
            <text:p>00002.87E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office:value-type="float" office:value="20940" calcext:value-type="float">
            <text:p>20940</text:p>
          </table:table-cell>
          <table:table-cell table:formula="of:=[.H47]*0.3048" office:value-type="float" office:value="6382.512" calcext:value-type="float">
            <text:p>638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7M14S" calcext:value-type="time">
            <text:p>14:07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9.98N</text:p>
          </table:table-cell>
          <table:table-cell office:value-type="string" calcext:value-type="string">
            <text:p>00002.87E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office:value-type="float" office:value="20940" calcext:value-type="float">
            <text:p>20940</text:p>
          </table:table-cell>
          <table:table-cell table:formula="of:=[.H48]*0.3048" office:value-type="float" office:value="6382.512" calcext:value-type="float">
            <text:p>638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7M14S" calcext:value-type="time">
            <text:p>14:0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98N</text:p>
          </table:table-cell>
          <table:table-cell office:value-type="string" calcext:value-type="string">
            <text:p>00002.87E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office:value-type="float" office:value="20940" calcext:value-type="float">
            <text:p>20940</text:p>
          </table:table-cell>
          <table:table-cell table:formula="of:=[.H49]*0.3048" office:value-type="float" office:value="6382.512" calcext:value-type="float">
            <text:p>638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8M14S" calcext:value-type="time">
            <text:p>14:0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97N</text:p>
          </table:table-cell>
          <table:table-cell office:value-type="string" calcext:value-type="string">
            <text:p>00002.25E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1766" calcext:value-type="float">
            <text:p>21766</text:p>
          </table:table-cell>
          <table:table-cell table:formula="of:=[.H50]*0.3048" office:value-type="float" office:value="6634.2768" calcext:value-type="float">
            <text:p>66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8M14S" calcext:value-type="time">
            <text:p>14:08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9.97N</text:p>
          </table:table-cell>
          <table:table-cell office:value-type="string" calcext:value-type="string">
            <text:p>00002.25E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1766" calcext:value-type="float">
            <text:p>21766</text:p>
          </table:table-cell>
          <table:table-cell table:formula="of:=[.H51]*0.3048" office:value-type="float" office:value="6634.2768" calcext:value-type="float">
            <text:p>66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8M14S" calcext:value-type="time">
            <text:p>14:08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97N</text:p>
          </table:table-cell>
          <table:table-cell office:value-type="string" calcext:value-type="string">
            <text:p>00002.25E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1766" calcext:value-type="float">
            <text:p>21766</text:p>
          </table:table-cell>
          <table:table-cell table:formula="of:=[.H52]*0.3048" office:value-type="float" office:value="6634.2768" calcext:value-type="float">
            <text:p>66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9M13S" calcext:value-type="time">
            <text:p>14:09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97N</text:p>
          </table:table-cell>
          <table:table-cell office:value-type="string" calcext:value-type="string">
            <text:p>00002.25E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1766" calcext:value-type="float">
            <text:p>21766</text:p>
          </table:table-cell>
          <table:table-cell table:formula="of:=[.H53]*0.3048" office:value-type="float" office:value="6634.2768" calcext:value-type="float">
            <text:p>66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9M13S" calcext:value-type="time">
            <text:p>14:09:13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9.97N</text:p>
          </table:table-cell>
          <table:table-cell office:value-type="string" calcext:value-type="string">
            <text:p>00002.25E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1766" calcext:value-type="float">
            <text:p>21766</text:p>
          </table:table-cell>
          <table:table-cell table:formula="of:=[.H54]*0.3048" office:value-type="float" office:value="6634.2768" calcext:value-type="float">
            <text:p>66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09M14S" calcext:value-type="time">
            <text:p>14:09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97N</text:p>
          </table:table-cell>
          <table:table-cell office:value-type="string" calcext:value-type="string">
            <text:p>00002.25E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21766" calcext:value-type="float">
            <text:p>21766</text:p>
          </table:table-cell>
          <table:table-cell table:formula="of:=[.H55]*0.3048" office:value-type="float" office:value="6634.2768" calcext:value-type="float">
            <text:p>66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0M14S" calcext:value-type="time">
            <text:p>14:1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74N</text:p>
          </table:table-cell>
          <table:table-cell office:value-type="string" calcext:value-type="string">
            <text:p>00000.32E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float" office:value="24087" calcext:value-type="float">
            <text:p>24087</text:p>
          </table:table-cell>
          <table:table-cell table:formula="of:=[.H56]*0.3048" office:value-type="float" office:value="7341.7176" calcext:value-type="float">
            <text:p>734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0M14S" calcext:value-type="time">
            <text:p>14:10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9.74N</text:p>
          </table:table-cell>
          <table:table-cell office:value-type="string" calcext:value-type="string">
            <text:p>00000.32E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float" office:value="24087" calcext:value-type="float">
            <text:p>24087</text:p>
          </table:table-cell>
          <table:table-cell table:formula="of:=[.H57]*0.3048" office:value-type="float" office:value="7341.7176" calcext:value-type="float">
            <text:p>734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0M14S" calcext:value-type="time">
            <text:p>14:1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74N</text:p>
          </table:table-cell>
          <table:table-cell office:value-type="string" calcext:value-type="string">
            <text:p>00000.32E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float" office:value="24087" calcext:value-type="float">
            <text:p>24087</text:p>
          </table:table-cell>
          <table:table-cell table:formula="of:=[.H58]*0.3048" office:value-type="float" office:value="7341.7176" calcext:value-type="float">
            <text:p>734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1M14S" calcext:value-type="time">
            <text:p>14:11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9.61N</text:p>
          </table:table-cell>
          <table:table-cell office:value-type="string" calcext:value-type="string">
            <text:p>00000.58W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float" office:value="25233" calcext:value-type="float">
            <text:p>25233</text:p>
          </table:table-cell>
          <table:table-cell table:formula="of:=[.H59]*0.3048" office:value-type="float" office:value="7691.0184" calcext:value-type="float">
            <text:p>769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1M14S" calcext:value-type="time">
            <text:p>14:1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61N</text:p>
          </table:table-cell>
          <table:table-cell office:value-type="string" calcext:value-type="string">
            <text:p>00000.58W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float" office:value="25233" calcext:value-type="float">
            <text:p>25233</text:p>
          </table:table-cell>
          <table:table-cell table:formula="of:=[.H60]*0.3048" office:value-type="float" office:value="7691.0184" calcext:value-type="float">
            <text:p>769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1M14S" calcext:value-type="time">
            <text:p>14:1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61N</text:p>
          </table:table-cell>
          <table:table-cell office:value-type="string" calcext:value-type="string">
            <text:p>00000.58W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float" office:value="25233" calcext:value-type="float">
            <text:p>25233</text:p>
          </table:table-cell>
          <table:table-cell table:formula="of:=[.H61]*0.3048" office:value-type="float" office:value="7691.0184" calcext:value-type="float">
            <text:p>769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2M13S" calcext:value-type="time">
            <text:p>14:12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43N</text:p>
          </table:table-cell>
          <table:table-cell office:value-type="string" calcext:value-type="string">
            <text:p>00001.45W</text:p>
          </table:table-cell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26340" calcext:value-type="float">
            <text:p>26340</text:p>
          </table:table-cell>
          <table:table-cell table:formula="of:=[.H62]*0.3048" office:value-type="float" office:value="8028.432" calcext:value-type="float">
            <text:p>802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2M13S" calcext:value-type="time">
            <text:p>14:12:13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9.43N</text:p>
          </table:table-cell>
          <table:table-cell office:value-type="string" calcext:value-type="string">
            <text:p>00001.45W</text:p>
          </table:table-cell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26340" calcext:value-type="float">
            <text:p>26340</text:p>
          </table:table-cell>
          <table:table-cell table:formula="of:=[.H63]*0.3048" office:value-type="float" office:value="8028.432" calcext:value-type="float">
            <text:p>802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2M14S" calcext:value-type="time">
            <text:p>14:12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43N</text:p>
          </table:table-cell>
          <table:table-cell office:value-type="string" calcext:value-type="string">
            <text:p>00001.45W</text:p>
          </table:table-cell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26340" calcext:value-type="float">
            <text:p>26340</text:p>
          </table:table-cell>
          <table:table-cell table:formula="of:=[.H64]*0.3048" office:value-type="float" office:value="8028.432" calcext:value-type="float">
            <text:p>802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3M14S" calcext:value-type="time">
            <text:p>14:13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9.23N</text:p>
          </table:table-cell>
          <table:table-cell office:value-type="string" calcext:value-type="string">
            <text:p>00002.37W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float" office:value="27538" calcext:value-type="float">
            <text:p>27538</text:p>
          </table:table-cell>
          <table:table-cell table:formula="of:=[.H65]*0.3048" office:value-type="float" office:value="8393.5824" calcext:value-type="float">
            <text:p>839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3M14S" calcext:value-type="time">
            <text:p>14:1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9.23N</text:p>
          </table:table-cell>
          <table:table-cell office:value-type="string" calcext:value-type="string">
            <text:p>00002.37W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float" office:value="27538" calcext:value-type="float">
            <text:p>27538</text:p>
          </table:table-cell>
          <table:table-cell table:formula="of:=[.H66]*0.3048" office:value-type="float" office:value="8393.5824" calcext:value-type="float">
            <text:p>839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3M14S" calcext:value-type="time">
            <text:p>14:13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9.23N</text:p>
          </table:table-cell>
          <table:table-cell office:value-type="string" calcext:value-type="string">
            <text:p>00002.37W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float" office:value="27538" calcext:value-type="float">
            <text:p>27538</text:p>
          </table:table-cell>
          <table:table-cell table:formula="of:=[.H67]*0.3048" office:value-type="float" office:value="8393.5824" calcext:value-type="float">
            <text:p>839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4M14S" calcext:value-type="time">
            <text:p>14:1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8.98N</text:p>
          </table:table-cell>
          <table:table-cell office:value-type="string" calcext:value-type="string">
            <text:p>00003.41W</text:p>
          </table:table-cell>
          <table:table-cell office:value-type="float" office:value="253" calcext:value-type="float">
            <text:p>253</text:p>
          </table:table-cell>
          <table:table-cell office:value-type="float" office:value="51" calcext:value-type="float">
            <text:p>51</text:p>
          </table:table-cell>
          <table:table-cell office:value-type="float" office:value="28705" calcext:value-type="float">
            <text:p>28705</text:p>
          </table:table-cell>
          <table:table-cell table:formula="of:=[.H68]*0.3048" office:value-type="float" office:value="8749.284" calcext:value-type="float">
            <text:p>874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4M14S" calcext:value-type="time">
            <text:p>14:14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8.98N</text:p>
          </table:table-cell>
          <table:table-cell office:value-type="string" calcext:value-type="string">
            <text:p>00003.41W</text:p>
          </table:table-cell>
          <table:table-cell office:value-type="float" office:value="253" calcext:value-type="float">
            <text:p>253</text:p>
          </table:table-cell>
          <table:table-cell office:value-type="float" office:value="51" calcext:value-type="float">
            <text:p>51</text:p>
          </table:table-cell>
          <table:table-cell office:value-type="float" office:value="28705" calcext:value-type="float">
            <text:p>28705</text:p>
          </table:table-cell>
          <table:table-cell table:formula="of:=[.H69]*0.3048" office:value-type="float" office:value="8749.284" calcext:value-type="float">
            <text:p>874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4M14S" calcext:value-type="time">
            <text:p>14:14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8.98N</text:p>
          </table:table-cell>
          <table:table-cell office:value-type="string" calcext:value-type="string">
            <text:p>00003.41W</text:p>
          </table:table-cell>
          <table:table-cell office:value-type="float" office:value="253" calcext:value-type="float">
            <text:p>253</text:p>
          </table:table-cell>
          <table:table-cell office:value-type="float" office:value="51" calcext:value-type="float">
            <text:p>51</text:p>
          </table:table-cell>
          <table:table-cell office:value-type="float" office:value="28705" calcext:value-type="float">
            <text:p>28705</text:p>
          </table:table-cell>
          <table:table-cell table:formula="of:=[.H70]*0.3048" office:value-type="float" office:value="8749.284" calcext:value-type="float">
            <text:p>874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5M14S" calcext:value-type="time">
            <text:p>14:1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8.75N</text:p>
          </table:table-cell>
          <table:table-cell office:value-type="string" calcext:value-type="string">
            <text:p>00004.49W</text:p>
          </table:table-cell>
          <table:table-cell office:value-type="float" office:value="250" calcext:value-type="float">
            <text:p>250</text:p>
          </table:table-cell>
          <table:table-cell office:value-type="float" office:value="43" calcext:value-type="float">
            <text:p>43</text:p>
          </table:table-cell>
          <table:table-cell office:value-type="float" office:value="29863" calcext:value-type="float">
            <text:p>29863</text:p>
          </table:table-cell>
          <table:table-cell table:formula="of:=[.H71]*0.3048" office:value-type="float" office:value="9102.2424" calcext:value-type="float">
            <text:p>910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5M14S" calcext:value-type="time">
            <text:p>14:15:14</text:p>
          </table:table-cell>
          <table:table-cell office:value-type="string" calcext:value-type="string">
            <text:p>F4HVU-10:</text:p>
          </table:table-cell>
          <table:table-cell office:value-type="string" calcext:value-type="string">
            <text:p>4758.75N</text:p>
          </table:table-cell>
          <table:table-cell office:value-type="string" calcext:value-type="string">
            <text:p>00004.49W</text:p>
          </table:table-cell>
          <table:table-cell office:value-type="float" office:value="250" calcext:value-type="float">
            <text:p>250</text:p>
          </table:table-cell>
          <table:table-cell office:value-type="float" office:value="43" calcext:value-type="float">
            <text:p>43</text:p>
          </table:table-cell>
          <table:table-cell office:value-type="float" office:value="29863" calcext:value-type="float">
            <text:p>29863</text:p>
          </table:table-cell>
          <table:table-cell table:formula="of:=[.H72]*0.3048" office:value-type="float" office:value="9102.2424" calcext:value-type="float">
            <text:p>910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5M14S" calcext:value-type="time">
            <text:p>14:1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8.75N</text:p>
          </table:table-cell>
          <table:table-cell office:value-type="string" calcext:value-type="string">
            <text:p>00004.49W</text:p>
          </table:table-cell>
          <table:table-cell office:value-type="float" office:value="250" calcext:value-type="float">
            <text:p>250</text:p>
          </table:table-cell>
          <table:table-cell office:value-type="float" office:value="43" calcext:value-type="float">
            <text:p>43</text:p>
          </table:table-cell>
          <table:table-cell office:value-type="float" office:value="29863" calcext:value-type="float">
            <text:p>29863</text:p>
          </table:table-cell>
          <table:table-cell table:formula="of:=[.H73]*0.3048" office:value-type="float" office:value="9102.2424" calcext:value-type="float">
            <text:p>910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6M14S" calcext:value-type="time">
            <text:p>14:1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8.53N</text:p>
          </table:table-cell>
          <table:table-cell office:value-type="string" calcext:value-type="string">
            <text:p>00005.51W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31029" calcext:value-type="float">
            <text:p>31029</text:p>
          </table:table-cell>
          <table:table-cell table:formula="of:=[.H74]*0.3048" office:value-type="float" office:value="9457.6392" calcext:value-type="float">
            <text:p>945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6M14S" calcext:value-type="time">
            <text:p>14:16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8.53N</text:p>
          </table:table-cell>
          <table:table-cell office:value-type="string" calcext:value-type="string">
            <text:p>00005.51W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31029" calcext:value-type="float">
            <text:p>31029</text:p>
          </table:table-cell>
          <table:table-cell table:formula="of:=[.H75]*0.3048" office:value-type="float" office:value="9457.6392" calcext:value-type="float">
            <text:p>945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6M14S" calcext:value-type="time">
            <text:p>14:1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8.53N</text:p>
          </table:table-cell>
          <table:table-cell office:value-type="string" calcext:value-type="string">
            <text:p>00005.51W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31029" calcext:value-type="float">
            <text:p>31029</text:p>
          </table:table-cell>
          <table:table-cell table:formula="of:=[.H76]*0.3048" office:value-type="float" office:value="9457.6392" calcext:value-type="float">
            <text:p>945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7M14S" calcext:value-type="time">
            <text:p>14:17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8.29N</text:p>
          </table:table-cell>
          <table:table-cell office:value-type="string" calcext:value-type="string">
            <text:p>00006.56W</text:p>
          </table:table-cell>
          <table:table-cell office:value-type="float" office:value="256" calcext:value-type="float">
            <text:p>256</text:p>
          </table:table-cell>
          <table:table-cell office:value-type="float" office:value="47" calcext:value-type="float">
            <text:p>47</text:p>
          </table:table-cell>
          <table:table-cell office:value-type="float" office:value="32285" calcext:value-type="float">
            <text:p>32285</text:p>
          </table:table-cell>
          <table:table-cell table:formula="of:=[.H77]*0.3048" office:value-type="float" office:value="9840.468" calcext:value-type="float">
            <text:p>984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7M14S" calcext:value-type="time">
            <text:p>14:1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8.29N</text:p>
          </table:table-cell>
          <table:table-cell office:value-type="string" calcext:value-type="string">
            <text:p>00006.56W</text:p>
          </table:table-cell>
          <table:table-cell office:value-type="float" office:value="256" calcext:value-type="float">
            <text:p>256</text:p>
          </table:table-cell>
          <table:table-cell office:value-type="float" office:value="47" calcext:value-type="float">
            <text:p>47</text:p>
          </table:table-cell>
          <table:table-cell office:value-type="float" office:value="32285" calcext:value-type="float">
            <text:p>32285</text:p>
          </table:table-cell>
          <table:table-cell table:formula="of:=[.H78]*0.3048" office:value-type="float" office:value="9840.468" calcext:value-type="float">
            <text:p>984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7M14S" calcext:value-type="time">
            <text:p>14:1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8.29N</text:p>
          </table:table-cell>
          <table:table-cell office:value-type="string" calcext:value-type="string">
            <text:p>00006.56W</text:p>
          </table:table-cell>
          <table:table-cell office:value-type="float" office:value="256" calcext:value-type="float">
            <text:p>256</text:p>
          </table:table-cell>
          <table:table-cell office:value-type="float" office:value="47" calcext:value-type="float">
            <text:p>47</text:p>
          </table:table-cell>
          <table:table-cell office:value-type="float" office:value="32285" calcext:value-type="float">
            <text:p>32285</text:p>
          </table:table-cell>
          <table:table-cell table:formula="of:=[.H79]*0.3048" office:value-type="float" office:value="9840.468" calcext:value-type="float">
            <text:p>984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8M14S" calcext:value-type="time">
            <text:p>14:18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8.05N</text:p>
          </table:table-cell>
          <table:table-cell office:value-type="string" calcext:value-type="string">
            <text:p>00007.66W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33455" calcext:value-type="float">
            <text:p>33455</text:p>
          </table:table-cell>
          <table:table-cell table:formula="of:=[.H80]*0.3048" office:value-type="float" office:value="10197.084" calcext:value-type="float">
            <text:p>101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8M15S" calcext:value-type="time">
            <text:p>14:18:1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8.05N</text:p>
          </table:table-cell>
          <table:table-cell office:value-type="string" calcext:value-type="string">
            <text:p>00007.66W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33455" calcext:value-type="float">
            <text:p>33455</text:p>
          </table:table-cell>
          <table:table-cell table:formula="of:=[.H81]*0.3048" office:value-type="float" office:value="10197.084" calcext:value-type="float">
            <text:p>101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8M15S" calcext:value-type="time">
            <text:p>14:18:15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8.05N</text:p>
          </table:table-cell>
          <table:table-cell office:value-type="string" calcext:value-type="string">
            <text:p>00007.66W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33455" calcext:value-type="float">
            <text:p>33455</text:p>
          </table:table-cell>
          <table:table-cell table:formula="of:=[.H82]*0.3048" office:value-type="float" office:value="10197.084" calcext:value-type="float">
            <text:p>101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9M13S" calcext:value-type="time">
            <text:p>14:19:13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7.74N</text:p>
          </table:table-cell>
          <table:table-cell office:value-type="string" calcext:value-type="string">
            <text:p>00008.75W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office:value-type="float" office:value="34603" calcext:value-type="float">
            <text:p>34603</text:p>
          </table:table-cell>
          <table:table-cell table:formula="of:=[.H83]*0.3048" office:value-type="float" office:value="10546.9944" calcext:value-type="float">
            <text:p>1054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9M13S" calcext:value-type="time">
            <text:p>14:19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74N</text:p>
          </table:table-cell>
          <table:table-cell office:value-type="string" calcext:value-type="string">
            <text:p>00008.75W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office:value-type="float" office:value="34603" calcext:value-type="float">
            <text:p>34603</text:p>
          </table:table-cell>
          <table:table-cell table:formula="of:=[.H84]*0.3048" office:value-type="float" office:value="10546.9944" calcext:value-type="float">
            <text:p>1054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19M14S" calcext:value-type="time">
            <text:p>14:19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74N</text:p>
          </table:table-cell>
          <table:table-cell office:value-type="string" calcext:value-type="string">
            <text:p>00008.75W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office:value-type="float" office:value="34603" calcext:value-type="float">
            <text:p>34603</text:p>
          </table:table-cell>
          <table:table-cell table:formula="of:=[.H85]*0.3048" office:value-type="float" office:value="10546.9944" calcext:value-type="float">
            <text:p>1054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0M14S" calcext:value-type="time">
            <text:p>14:2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09.91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5763" calcext:value-type="float">
            <text:p>35763</text:p>
          </table:table-cell>
          <table:table-cell table:formula="of:=[.H86]*0.3048" office:value-type="float" office:value="10900.5624" calcext:value-type="float">
            <text:p>1090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0M14S" calcext:value-type="time">
            <text:p>14:20:14</text:p>
          </table:table-cell>
          <table:table-cell office:value-type="string" calcext:value-type="string">
            <text:p>F4HVU-10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09.91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5763" calcext:value-type="float">
            <text:p>35763</text:p>
          </table:table-cell>
          <table:table-cell table:formula="of:=[.H87]*0.3048" office:value-type="float" office:value="10900.5624" calcext:value-type="float">
            <text:p>1090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0M14S" calcext:value-type="time">
            <text:p>14:2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09.91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5763" calcext:value-type="float">
            <text:p>35763</text:p>
          </table:table-cell>
          <table:table-cell table:formula="of:=[.H88]*0.3048" office:value-type="float" office:value="10900.5624" calcext:value-type="float">
            <text:p>1090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1M14S" calcext:value-type="time">
            <text:p>14:21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7.20N</text:p>
          </table:table-cell>
          <table:table-cell office:value-type="string" calcext:value-type="string">
            <text:p>00010.74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6586" calcext:value-type="float">
            <text:p>36586</text:p>
          </table:table-cell>
          <table:table-cell table:formula="of:=[.H89]*0.3048" office:value-type="float" office:value="11151.4128" calcext:value-type="float">
            <text:p>111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1M14S" calcext:value-type="time">
            <text:p>14:2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20N</text:p>
          </table:table-cell>
          <table:table-cell office:value-type="string" calcext:value-type="string">
            <text:p>00010.74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6586" calcext:value-type="float">
            <text:p>36586</text:p>
          </table:table-cell>
          <table:table-cell table:formula="of:=[.H90]*0.3048" office:value-type="float" office:value="11151.4128" calcext:value-type="float">
            <text:p>111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1M14S" calcext:value-type="time">
            <text:p>14:2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20N</text:p>
          </table:table-cell>
          <table:table-cell office:value-type="string" calcext:value-type="string">
            <text:p>00010.74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6586" calcext:value-type="float">
            <text:p>36586</text:p>
          </table:table-cell>
          <table:table-cell table:formula="of:=[.H91]*0.3048" office:value-type="float" office:value="11151.4128" calcext:value-type="float">
            <text:p>111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2M14S" calcext:value-type="time">
            <text:p>14:22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7.20N</text:p>
          </table:table-cell>
          <table:table-cell office:value-type="string" calcext:value-type="string">
            <text:p>00010.74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6586" calcext:value-type="float">
            <text:p>36586</text:p>
          </table:table-cell>
          <table:table-cell table:formula="of:=[.H92]*0.3048" office:value-type="float" office:value="11151.4128" calcext:value-type="float">
            <text:p>111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2M14S" calcext:value-type="time">
            <text:p>14:2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20N</text:p>
          </table:table-cell>
          <table:table-cell office:value-type="string" calcext:value-type="string">
            <text:p>00010.74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6586" calcext:value-type="float">
            <text:p>36586</text:p>
          </table:table-cell>
          <table:table-cell table:formula="of:=[.H93]*0.3048" office:value-type="float" office:value="11151.4128" calcext:value-type="float">
            <text:p>111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2M15S" calcext:value-type="time">
            <text:p>14:22:1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20N</text:p>
          </table:table-cell>
          <table:table-cell office:value-type="string" calcext:value-type="string">
            <text:p>00010.74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6586" calcext:value-type="float">
            <text:p>36586</text:p>
          </table:table-cell>
          <table:table-cell table:formula="of:=[.H94]*0.3048" office:value-type="float" office:value="11151.4128" calcext:value-type="float">
            <text:p>111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2M21S" calcext:value-type="time">
            <text:p>14:22:21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7.20N</text:p>
          </table:table-cell>
          <table:table-cell office:value-type="string" calcext:value-type="string">
            <text:p>00010.74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6586" calcext:value-type="float">
            <text:p>36586</text:p>
          </table:table-cell>
          <table:table-cell table:formula="of:=[.H95]*0.3048" office:value-type="float" office:value="11151.4128" calcext:value-type="float">
            <text:p>111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2M22S" calcext:value-type="time">
            <text:p>14:22:22</text:p>
          </table:table-cell>
          <table:table-cell office:value-type="string" calcext:value-type="string">
            <text:p>F4EWJ-10:</text:p>
          </table:table-cell>
          <table:table-cell office:value-type="string" calcext:value-type="string">
            <text:p>4757.20N</text:p>
          </table:table-cell>
          <table:table-cell office:value-type="string" calcext:value-type="string">
            <text:p>00010.74W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36586" calcext:value-type="float">
            <text:p>36586</text:p>
          </table:table-cell>
          <table:table-cell table:formula="of:=[.H96]*0.3048" office:value-type="float" office:value="11151.4128" calcext:value-type="float">
            <text:p>111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3M14S" calcext:value-type="time">
            <text:p>14:2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69N</text:p>
          </table:table-cell>
          <table:table-cell office:value-type="string" calcext:value-type="string">
            <text:p>00013.50W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office:value-type="float" office:value="39000" calcext:value-type="float">
            <text:p>39000</text:p>
          </table:table-cell>
          <table:table-cell table:formula="of:=[.H97]*0.3048" office:value-type="float" office:value="11887.2" calcext:value-type="float">
            <text:p>1188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3M14S" calcext:value-type="time">
            <text:p>14:23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6.69N</text:p>
          </table:table-cell>
          <table:table-cell office:value-type="string" calcext:value-type="string">
            <text:p>00013.50W</text:p>
          </table:table-cell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office:value-type="float" office:value="39000" calcext:value-type="float">
            <text:p>39000</text:p>
          </table:table-cell>
          <table:table-cell table:formula="of:=[.H98]*0.3048" office:value-type="float" office:value="11887.2" calcext:value-type="float">
            <text:p>1188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4M14S" calcext:value-type="time">
            <text:p>14:2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48N</text:p>
          </table:table-cell>
          <table:table-cell office:value-type="string" calcext:value-type="string">
            <text:p>00014.56W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office:value-type="float" office:value="40082" calcext:value-type="float">
            <text:p>40082</text:p>
          </table:table-cell>
          <table:table-cell table:formula="of:=[.H99]*0.3048" office:value-type="float" office:value="12216.9936" calcext:value-type="float">
            <text:p>1221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4M14S" calcext:value-type="time">
            <text:p>14:24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6.48N</text:p>
          </table:table-cell>
          <table:table-cell office:value-type="string" calcext:value-type="string">
            <text:p>00014.56W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office:value-type="float" office:value="40082" calcext:value-type="float">
            <text:p>40082</text:p>
          </table:table-cell>
          <table:table-cell table:formula="of:=[.H100]*0.3048" office:value-type="float" office:value="12216.9936" calcext:value-type="float">
            <text:p>1221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4M14S" calcext:value-type="time">
            <text:p>14:24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48N</text:p>
          </table:table-cell>
          <table:table-cell office:value-type="string" calcext:value-type="string">
            <text:p>00014.56W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office:value-type="float" office:value="40082" calcext:value-type="float">
            <text:p>40082</text:p>
          </table:table-cell>
          <table:table-cell table:formula="of:=[.H101]*0.3048" office:value-type="float" office:value="12216.9936" calcext:value-type="float">
            <text:p>1221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5M14S" calcext:value-type="time">
            <text:p>14:2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5.63W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41239" calcext:value-type="float">
            <text:p>41239</text:p>
          </table:table-cell>
          <table:table-cell table:formula="of:=[.H102]*0.3048" office:value-type="float" office:value="12569.6472" calcext:value-type="float">
            <text:p>1257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5M14S" calcext:value-type="time">
            <text:p>14:25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5.63W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41239" calcext:value-type="float">
            <text:p>41239</text:p>
          </table:table-cell>
          <table:table-cell table:formula="of:=[.H103]*0.3048" office:value-type="float" office:value="12569.6472" calcext:value-type="float">
            <text:p>1257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5M14S" calcext:value-type="time">
            <text:p>14:2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5.63W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41239" calcext:value-type="float">
            <text:p>41239</text:p>
          </table:table-cell>
          <table:table-cell table:formula="of:=[.H104]*0.3048" office:value-type="float" office:value="12569.6472" calcext:value-type="float">
            <text:p>1257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6M13S" calcext:value-type="time">
            <text:p>14:26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03N</text:p>
          </table:table-cell>
          <table:table-cell office:value-type="string" calcext:value-type="string">
            <text:p>00016.55W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42367" calcext:value-type="float">
            <text:p>42367</text:p>
          </table:table-cell>
          <table:table-cell table:formula="of:=[.H105]*0.3048" office:value-type="float" office:value="12913.4616" calcext:value-type="float">
            <text:p>1291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6M13S" calcext:value-type="time">
            <text:p>14:26:13</text:p>
          </table:table-cell>
          <table:table-cell office:value-type="string" calcext:value-type="string">
            <text:p>ON2ACO-11:</text:p>
          </table:table-cell>
          <table:table-cell office:value-type="string" calcext:value-type="string">
            <text:p>4756.03N</text:p>
          </table:table-cell>
          <table:table-cell office:value-type="string" calcext:value-type="string">
            <text:p>00016.55W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42367" calcext:value-type="float">
            <text:p>42367</text:p>
          </table:table-cell>
          <table:table-cell table:formula="of:=[.H106]*0.3048" office:value-type="float" office:value="12913.4616" calcext:value-type="float">
            <text:p>1291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6M14S" calcext:value-type="time">
            <text:p>14:2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03N</text:p>
          </table:table-cell>
          <table:table-cell office:value-type="string" calcext:value-type="string">
            <text:p>00016.55W</text:p>
          </table:table-cell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42367" calcext:value-type="float">
            <text:p>42367</text:p>
          </table:table-cell>
          <table:table-cell table:formula="of:=[.H107]*0.3048" office:value-type="float" office:value="12913.4616" calcext:value-type="float">
            <text:p>1291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7M14S" calcext:value-type="time">
            <text:p>14:2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90N</text:p>
          </table:table-cell>
          <table:table-cell office:value-type="string" calcext:value-type="string">
            <text:p>00017.29W</text:p>
          </table:table-cell>
          <table:table-cell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  <table:table-cell office:value-type="float" office:value="43442" calcext:value-type="float">
            <text:p>43442</text:p>
          </table:table-cell>
          <table:table-cell table:formula="of:=[.H108]*0.3048" office:value-type="float" office:value="13241.1216" calcext:value-type="float">
            <text:p>1324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7M14S" calcext:value-type="time">
            <text:p>14:27:14</text:p>
          </table:table-cell>
          <table:table-cell office:value-type="string" calcext:value-type="string">
            <text:p>ON2ACO-11:</text:p>
          </table:table-cell>
          <table:table-cell office:value-type="string" calcext:value-type="string">
            <text:p>4755.90N</text:p>
          </table:table-cell>
          <table:table-cell office:value-type="string" calcext:value-type="string">
            <text:p>00017.29W</text:p>
          </table:table-cell>
          <table:table-cell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  <table:table-cell office:value-type="float" office:value="43442" calcext:value-type="float">
            <text:p>43442</text:p>
          </table:table-cell>
          <table:table-cell table:formula="of:=[.H109]*0.3048" office:value-type="float" office:value="13241.1216" calcext:value-type="float">
            <text:p>1324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7M14S" calcext:value-type="time">
            <text:p>14:2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90N</text:p>
          </table:table-cell>
          <table:table-cell office:value-type="string" calcext:value-type="string">
            <text:p>00017.29W</text:p>
          </table:table-cell>
          <table:table-cell office:value-type="float" office:value="264" calcext:value-type="float">
            <text:p>264</text:p>
          </table:table-cell>
          <table:table-cell office:value-type="float" office:value="25" calcext:value-type="float">
            <text:p>25</text:p>
          </table:table-cell>
          <table:table-cell office:value-type="float" office:value="43442" calcext:value-type="float">
            <text:p>43442</text:p>
          </table:table-cell>
          <table:table-cell table:formula="of:=[.H110]*0.3048" office:value-type="float" office:value="13241.1216" calcext:value-type="float">
            <text:p>1324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8M14S" calcext:value-type="time">
            <text:p>14:28:14</text:p>
          </table:table-cell>
          <table:table-cell office:value-type="string" calcext:value-type="string">
            <text:p>ON2ACO-11:</text:p>
          </table:table-cell>
          <table:table-cell office:value-type="string" calcext:value-type="string">
            <text:p>4755.82N</text:p>
          </table:table-cell>
          <table:table-cell office:value-type="string" calcext:value-type="string">
            <text:p>00017.84W</text:p>
          </table:table-cell>
          <table:table-cell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44496" calcext:value-type="float">
            <text:p>44496</text:p>
          </table:table-cell>
          <table:table-cell table:formula="of:=[.H111]*0.3048" office:value-type="float" office:value="13562.3808" calcext:value-type="float">
            <text:p>1356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8M14S" calcext:value-type="time">
            <text:p>14:2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82N</text:p>
          </table:table-cell>
          <table:table-cell office:value-type="string" calcext:value-type="string">
            <text:p>00017.84W</text:p>
          </table:table-cell>
          <table:table-cell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44496" calcext:value-type="float">
            <text:p>44496</text:p>
          </table:table-cell>
          <table:table-cell table:formula="of:=[.H112]*0.3048" office:value-type="float" office:value="13562.3808" calcext:value-type="float">
            <text:p>1356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8M14S" calcext:value-type="time">
            <text:p>14:28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82N</text:p>
          </table:table-cell>
          <table:table-cell office:value-type="string" calcext:value-type="string">
            <text:p>00017.84W</text:p>
          </table:table-cell>
          <table:table-cell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44496" calcext:value-type="float">
            <text:p>44496</text:p>
          </table:table-cell>
          <table:table-cell table:formula="of:=[.H113]*0.3048" office:value-type="float" office:value="13562.3808" calcext:value-type="float">
            <text:p>1356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9M14S" calcext:value-type="time">
            <text:p>14:29:14</text:p>
          </table:table-cell>
          <table:table-cell office:value-type="string" calcext:value-type="string">
            <text:p>ON2ACO-14:</text:p>
          </table:table-cell>
          <table:table-cell office:value-type="string" calcext:value-type="string">
            <text:p>4755.77N</text:p>
          </table:table-cell>
          <table:table-cell office:value-type="string" calcext:value-type="string">
            <text:p>00018.28W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45450" calcext:value-type="float">
            <text:p>45450</text:p>
          </table:table-cell>
          <table:table-cell table:formula="of:=[.H114]*0.3048" office:value-type="float" office:value="13853.16" calcext:value-type="float">
            <text:p>1385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9M14S" calcext:value-type="time">
            <text:p>14:2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7N</text:p>
          </table:table-cell>
          <table:table-cell office:value-type="string" calcext:value-type="string">
            <text:p>00018.28W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45450" calcext:value-type="float">
            <text:p>45450</text:p>
          </table:table-cell>
          <table:table-cell table:formula="of:=[.H115]*0.3048" office:value-type="float" office:value="13853.16" calcext:value-type="float">
            <text:p>1385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29M14S" calcext:value-type="time">
            <text:p>14:29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7N</text:p>
          </table:table-cell>
          <table:table-cell office:value-type="string" calcext:value-type="string">
            <text:p>00018.28W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45450" calcext:value-type="float">
            <text:p>45450</text:p>
          </table:table-cell>
          <table:table-cell table:formula="of:=[.H116]*0.3048" office:value-type="float" office:value="13853.16" calcext:value-type="float">
            <text:p>1385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0M14S" calcext:value-type="time">
            <text:p>14:30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8.67W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float" office:value="46409" calcext:value-type="float">
            <text:p>46409</text:p>
          </table:table-cell>
          <table:table-cell table:formula="of:=[.H117]*0.3048" office:value-type="float" office:value="14145.4632" calcext:value-type="float">
            <text:p>141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0M14S" calcext:value-type="time">
            <text:p>14:3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8.67W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float" office:value="46409" calcext:value-type="float">
            <text:p>46409</text:p>
          </table:table-cell>
          <table:table-cell table:formula="of:=[.H118]*0.3048" office:value-type="float" office:value="14145.4632" calcext:value-type="float">
            <text:p>141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0M14S" calcext:value-type="time">
            <text:p>14:3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8.67W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float" office:value="46409" calcext:value-type="float">
            <text:p>46409</text:p>
          </table:table-cell>
          <table:table-cell table:formula="of:=[.H119]*0.3048" office:value-type="float" office:value="14145.4632" calcext:value-type="float">
            <text:p>141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0M18S" calcext:value-type="time">
            <text:p>14:30:18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8.67W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float" office:value="46409" calcext:value-type="float">
            <text:p>46409</text:p>
          </table:table-cell>
          <table:table-cell table:formula="of:=[.H120]*0.3048" office:value-type="float" office:value="14145.4632" calcext:value-type="float">
            <text:p>141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0M22S" calcext:value-type="time">
            <text:p>14:30:22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8.67W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float" office:value="46409" calcext:value-type="float">
            <text:p>46409</text:p>
          </table:table-cell>
          <table:table-cell table:formula="of:=[.H121]*0.3048" office:value-type="float" office:value="14145.4632" calcext:value-type="float">
            <text:p>141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0M26S" calcext:value-type="time">
            <text:p>14:30:26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8.67W</text:p>
          </table:table-cell>
          <table:table-cell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office:value-type="float" office:value="46409" calcext:value-type="float">
            <text:p>46409</text:p>
          </table:table-cell>
          <table:table-cell table:formula="of:=[.H122]*0.3048" office:value-type="float" office:value="14145.4632" calcext:value-type="float">
            <text:p>141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1M14S" calcext:value-type="time">
            <text:p>14:31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5.63N</text:p>
          </table:table-cell>
          <table:table-cell office:value-type="string" calcext:value-type="string">
            <text:p>00019.04W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47327" calcext:value-type="float">
            <text:p>47327</text:p>
          </table:table-cell>
          <table:table-cell table:formula="of:=[.H123]*0.3048" office:value-type="float" office:value="14425.2696" calcext:value-type="float">
            <text:p>144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1M14S" calcext:value-type="time">
            <text:p>14:3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63N</text:p>
          </table:table-cell>
          <table:table-cell office:value-type="string" calcext:value-type="string">
            <text:p>00019.04W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47327" calcext:value-type="float">
            <text:p>47327</text:p>
          </table:table-cell>
          <table:table-cell table:formula="of:=[.H124]*0.3048" office:value-type="float" office:value="14425.2696" calcext:value-type="float">
            <text:p>144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1M14S" calcext:value-type="time">
            <text:p>14:3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63N</text:p>
          </table:table-cell>
          <table:table-cell office:value-type="string" calcext:value-type="string">
            <text:p>00019.04W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47327" calcext:value-type="float">
            <text:p>47327</text:p>
          </table:table-cell>
          <table:table-cell table:formula="of:=[.H125]*0.3048" office:value-type="float" office:value="14425.2696" calcext:value-type="float">
            <text:p>144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2M14S" calcext:value-type="time">
            <text:p>14:32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5.73N</text:p>
          </table:table-cell>
          <table:table-cell office:value-type="string" calcext:value-type="string">
            <text:p>00019.30W</text:p>
          </table:table-cell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office:value-type="float" office:value="48267" calcext:value-type="float">
            <text:p>48267</text:p>
          </table:table-cell>
          <table:table-cell table:formula="of:=[.H126]*0.3048" office:value-type="float" office:value="14711.7816" calcext:value-type="float">
            <text:p>147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2M14S" calcext:value-type="time">
            <text:p>14:3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3N</text:p>
          </table:table-cell>
          <table:table-cell office:value-type="string" calcext:value-type="string">
            <text:p>00019.30W</text:p>
          </table:table-cell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office:value-type="float" office:value="48267" calcext:value-type="float">
            <text:p>48267</text:p>
          </table:table-cell>
          <table:table-cell table:formula="of:=[.H127]*0.3048" office:value-type="float" office:value="14711.7816" calcext:value-type="float">
            <text:p>147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2M15S" calcext:value-type="time">
            <text:p>14:32:1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3N</text:p>
          </table:table-cell>
          <table:table-cell office:value-type="string" calcext:value-type="string">
            <text:p>00019.30W</text:p>
          </table:table-cell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office:value-type="float" office:value="48267" calcext:value-type="float">
            <text:p>48267</text:p>
          </table:table-cell>
          <table:table-cell table:formula="of:=[.H128]*0.3048" office:value-type="float" office:value="14711.7816" calcext:value-type="float">
            <text:p>147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3M13S" calcext:value-type="time">
            <text:p>14:33:13</text:p>
          </table:table-cell>
          <table:table-cell office:value-type="string" calcext:value-type="string">
            <text:p>ON6YF-10:</text:p>
          </table:table-cell>
          <table:table-cell office:value-type="string" calcext:value-type="string">
            <text:p>4755.74N</text:p>
          </table:table-cell>
          <table:table-cell office:value-type="string" calcext:value-type="string">
            <text:p>00019.39W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49262" calcext:value-type="float">
            <text:p>49262</text:p>
          </table:table-cell>
          <table:table-cell table:formula="of:=[.H129]*0.3048" office:value-type="float" office:value="15015.0576" calcext:value-type="float">
            <text:p>150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3M13S" calcext:value-type="time">
            <text:p>14:33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4N</text:p>
          </table:table-cell>
          <table:table-cell office:value-type="string" calcext:value-type="string">
            <text:p>00019.39W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49262" calcext:value-type="float">
            <text:p>49262</text:p>
          </table:table-cell>
          <table:table-cell table:formula="of:=[.H130]*0.3048" office:value-type="float" office:value="15015.0576" calcext:value-type="float">
            <text:p>150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3M14S" calcext:value-type="time">
            <text:p>14:33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4N</text:p>
          </table:table-cell>
          <table:table-cell office:value-type="string" calcext:value-type="string">
            <text:p>00019.39W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49262" calcext:value-type="float">
            <text:p>49262</text:p>
          </table:table-cell>
          <table:table-cell table:formula="of:=[.H131]*0.3048" office:value-type="float" office:value="15015.0576" calcext:value-type="float">
            <text:p>150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4M14S" calcext:value-type="time">
            <text:p>14:34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52W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50037" calcext:value-type="float">
            <text:p>50037</text:p>
          </table:table-cell>
          <table:table-cell table:formula="of:=[.H132]*0.3048" office:value-type="float" office:value="15251.2776" calcext:value-type="float">
            <text:p>152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4M14S" calcext:value-type="time">
            <text:p>14:3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52W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50037" calcext:value-type="float">
            <text:p>50037</text:p>
          </table:table-cell>
          <table:table-cell table:formula="of:=[.H133]*0.3048" office:value-type="float" office:value="15251.2776" calcext:value-type="float">
            <text:p>152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4M14S" calcext:value-type="time">
            <text:p>14:34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52W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50037" calcext:value-type="float">
            <text:p>50037</text:p>
          </table:table-cell>
          <table:table-cell table:formula="of:=[.H134]*0.3048" office:value-type="float" office:value="15251.2776" calcext:value-type="float">
            <text:p>152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5M14S" calcext:value-type="time">
            <text:p>14:35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52W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50037" calcext:value-type="float">
            <text:p>50037</text:p>
          </table:table-cell>
          <table:table-cell table:formula="of:=[.H135]*0.3048" office:value-type="float" office:value="15251.2776" calcext:value-type="float">
            <text:p>152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5M14S" calcext:value-type="time">
            <text:p>14:3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52W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50037" calcext:value-type="float">
            <text:p>50037</text:p>
          </table:table-cell>
          <table:table-cell table:formula="of:=[.H136]*0.3048" office:value-type="float" office:value="15251.2776" calcext:value-type="float">
            <text:p>152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5M18S" calcext:value-type="time">
            <text:p>14:35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52W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50037" calcext:value-type="float">
            <text:p>50037</text:p>
          </table:table-cell>
          <table:table-cell table:formula="of:=[.H137]*0.3048" office:value-type="float" office:value="15251.2776" calcext:value-type="float">
            <text:p>152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6M13S" calcext:value-type="time">
            <text:p>14:36:13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60W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52156" calcext:value-type="float">
            <text:p>52156</text:p>
          </table:table-cell>
          <table:table-cell table:formula="of:=[.H138]*0.3048" office:value-type="float" office:value="15897.1488" calcext:value-type="float">
            <text:p>158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6M13S" calcext:value-type="time">
            <text:p>14:36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60W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52156" calcext:value-type="float">
            <text:p>52156</text:p>
          </table:table-cell>
          <table:table-cell table:formula="of:=[.H139]*0.3048" office:value-type="float" office:value="15897.1488" calcext:value-type="float">
            <text:p>158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6M14S" calcext:value-type="time">
            <text:p>14:3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2N</text:p>
          </table:table-cell>
          <table:table-cell office:value-type="string" calcext:value-type="string">
            <text:p>00019.60W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52156" calcext:value-type="float">
            <text:p>52156</text:p>
          </table:table-cell>
          <table:table-cell table:formula="of:=[.H140]*0.3048" office:value-type="float" office:value="15897.1488" calcext:value-type="float">
            <text:p>158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7M14S" calcext:value-type="time">
            <text:p>14:3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6N</text:p>
          </table:table-cell>
          <table:table-cell office:value-type="string" calcext:value-type="string">
            <text:p>00019.60W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3164" calcext:value-type="float">
            <text:p>53164</text:p>
          </table:table-cell>
          <table:table-cell table:formula="of:=[.H141]*0.3048" office:value-type="float" office:value="16204.3872" calcext:value-type="float">
            <text:p>1620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7M14S" calcext:value-type="time">
            <text:p>14:37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5.76N</text:p>
          </table:table-cell>
          <table:table-cell office:value-type="string" calcext:value-type="string">
            <text:p>00019.60W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3164" calcext:value-type="float">
            <text:p>53164</text:p>
          </table:table-cell>
          <table:table-cell table:formula="of:=[.H142]*0.3048" office:value-type="float" office:value="16204.3872" calcext:value-type="float">
            <text:p>1620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7M14S" calcext:value-type="time">
            <text:p>14:3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6N</text:p>
          </table:table-cell>
          <table:table-cell office:value-type="string" calcext:value-type="string">
            <text:p>00019.60W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3164" calcext:value-type="float">
            <text:p>53164</text:p>
          </table:table-cell>
          <table:table-cell table:formula="of:=[.H143]*0.3048" office:value-type="float" office:value="16204.3872" calcext:value-type="float">
            <text:p>1620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8M14S" calcext:value-type="time">
            <text:p>14:38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9.61W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4168" calcext:value-type="float">
            <text:p>54168</text:p>
          </table:table-cell>
          <table:table-cell table:formula="of:=[.H144]*0.3048" office:value-type="float" office:value="16510.4064" calcext:value-type="float">
            <text:p>165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8M14S" calcext:value-type="time">
            <text:p>14:3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9.61W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4168" calcext:value-type="float">
            <text:p>54168</text:p>
          </table:table-cell>
          <table:table-cell table:formula="of:=[.H145]*0.3048" office:value-type="float" office:value="16510.4064" calcext:value-type="float">
            <text:p>165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8M14S" calcext:value-type="time">
            <text:p>14:38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68N</text:p>
          </table:table-cell>
          <table:table-cell office:value-type="string" calcext:value-type="string">
            <text:p>00019.61W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4168" calcext:value-type="float">
            <text:p>54168</text:p>
          </table:table-cell>
          <table:table-cell table:formula="of:=[.H146]*0.3048" office:value-type="float" office:value="16510.4064" calcext:value-type="float">
            <text:p>165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9M14S" calcext:value-type="time">
            <text:p>14:3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0N</text:p>
          </table:table-cell>
          <table:table-cell office:value-type="string" calcext:value-type="string">
            <text:p>00019.69W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55159" calcext:value-type="float">
            <text:p>55159</text:p>
          </table:table-cell>
          <table:table-cell table:formula="of:=[.H147]*0.3048" office:value-type="float" office:value="16812.4632" calcext:value-type="float">
            <text:p>168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9M14S" calcext:value-type="time">
            <text:p>14:39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5.70N</text:p>
          </table:table-cell>
          <table:table-cell office:value-type="string" calcext:value-type="string">
            <text:p>00019.69W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55159" calcext:value-type="float">
            <text:p>55159</text:p>
          </table:table-cell>
          <table:table-cell table:formula="of:=[.H148]*0.3048" office:value-type="float" office:value="16812.4632" calcext:value-type="float">
            <text:p>168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39M18S" calcext:value-type="time">
            <text:p>14:39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0N</text:p>
          </table:table-cell>
          <table:table-cell office:value-type="string" calcext:value-type="string">
            <text:p>00019.69W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55159" calcext:value-type="float">
            <text:p>55159</text:p>
          </table:table-cell>
          <table:table-cell table:formula="of:=[.H149]*0.3048" office:value-type="float" office:value="16812.4632" calcext:value-type="float">
            <text:p>168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0M13S" calcext:value-type="time">
            <text:p>14:40:13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5.75N</text:p>
          </table:table-cell>
          <table:table-cell office:value-type="string" calcext:value-type="string">
            <text:p>00019.83W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56134" calcext:value-type="float">
            <text:p>56134</text:p>
          </table:table-cell>
          <table:table-cell table:formula="of:=[.H150]*0.3048" office:value-type="float" office:value="17109.6432" calcext:value-type="float">
            <text:p>171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0M13S" calcext:value-type="time">
            <text:p>14:40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75N</text:p>
          </table:table-cell>
          <table:table-cell office:value-type="string" calcext:value-type="string">
            <text:p>00019.83W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56134" calcext:value-type="float">
            <text:p>56134</text:p>
          </table:table-cell>
          <table:table-cell table:formula="of:=[.H151]*0.3048" office:value-type="float" office:value="17109.6432" calcext:value-type="float">
            <text:p>171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0M14S" calcext:value-type="time">
            <text:p>14:40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5.75N</text:p>
          </table:table-cell>
          <table:table-cell office:value-type="string" calcext:value-type="string">
            <text:p>00019.83W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56134" calcext:value-type="float">
            <text:p>56134</text:p>
          </table:table-cell>
          <table:table-cell table:formula="of:=[.H152]*0.3048" office:value-type="float" office:value="17109.6432" calcext:value-type="float">
            <text:p>171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0M14S" calcext:value-type="time">
            <text:p>14:4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75N</text:p>
          </table:table-cell>
          <table:table-cell office:value-type="string" calcext:value-type="string">
            <text:p>00019.83W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56134" calcext:value-type="float">
            <text:p>56134</text:p>
          </table:table-cell>
          <table:table-cell table:formula="of:=[.H153]*0.3048" office:value-type="float" office:value="17109.6432" calcext:value-type="float">
            <text:p>171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1M14S" calcext:value-type="time">
            <text:p>14:4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83N</text:p>
          </table:table-cell>
          <table:table-cell office:value-type="string" calcext:value-type="string">
            <text:p>00019.76W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7078" calcext:value-type="float">
            <text:p>57078</text:p>
          </table:table-cell>
          <table:table-cell table:formula="of:=[.H154]*0.3048" office:value-type="float" office:value="17397.3744" calcext:value-type="float">
            <text:p>173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1M14S" calcext:value-type="time">
            <text:p>14:41:14</text:p>
          </table:table-cell>
          <table:table-cell office:value-type="string" calcext:value-type="string">
            <text:p>F1ZFH-10:</text:p>
          </table:table-cell>
          <table:table-cell office:value-type="string" calcext:value-type="string">
            <text:p>4755.83N</text:p>
          </table:table-cell>
          <table:table-cell office:value-type="string" calcext:value-type="string">
            <text:p>00019.76W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7078" calcext:value-type="float">
            <text:p>57078</text:p>
          </table:table-cell>
          <table:table-cell table:formula="of:=[.H155]*0.3048" office:value-type="float" office:value="17397.3744" calcext:value-type="float">
            <text:p>173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1M14S" calcext:value-type="time">
            <text:p>14:41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5.83N</text:p>
          </table:table-cell>
          <table:table-cell office:value-type="string" calcext:value-type="string">
            <text:p>00019.76W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7078" calcext:value-type="float">
            <text:p>57078</text:p>
          </table:table-cell>
          <table:table-cell table:formula="of:=[.H156]*0.3048" office:value-type="float" office:value="17397.3744" calcext:value-type="float">
            <text:p>173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1M14S" calcext:value-type="time">
            <text:p>14:4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83N</text:p>
          </table:table-cell>
          <table:table-cell office:value-type="string" calcext:value-type="string">
            <text:p>00019.76W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7078" calcext:value-type="float">
            <text:p>57078</text:p>
          </table:table-cell>
          <table:table-cell table:formula="of:=[.H157]*0.3048" office:value-type="float" office:value="17397.3744" calcext:value-type="float">
            <text:p>173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2M14S" calcext:value-type="time">
            <text:p>14:42:14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5.89N</text:p>
          </table:table-cell>
          <table:table-cell office:value-type="string" calcext:value-type="string">
            <text:p>00019.80W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58047" calcext:value-type="float">
            <text:p>58047</text:p>
          </table:table-cell>
          <table:table-cell table:formula="of:=[.H158]*0.3048" office:value-type="float" office:value="17692.7256" calcext:value-type="float">
            <text:p>1769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2M14S" calcext:value-type="time">
            <text:p>14:4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89N</text:p>
          </table:table-cell>
          <table:table-cell office:value-type="string" calcext:value-type="string">
            <text:p>00019.80W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58047" calcext:value-type="float">
            <text:p>58047</text:p>
          </table:table-cell>
          <table:table-cell table:formula="of:=[.H159]*0.3048" office:value-type="float" office:value="17692.7256" calcext:value-type="float">
            <text:p>1769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2M14S" calcext:value-type="time">
            <text:p>14:42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5.89N</text:p>
          </table:table-cell>
          <table:table-cell office:value-type="string" calcext:value-type="string">
            <text:p>00019.80W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58047" calcext:value-type="float">
            <text:p>58047</text:p>
          </table:table-cell>
          <table:table-cell table:formula="of:=[.H160]*0.3048" office:value-type="float" office:value="17692.7256" calcext:value-type="float">
            <text:p>1769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2M14S" calcext:value-type="time">
            <text:p>14:42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89N</text:p>
          </table:table-cell>
          <table:table-cell office:value-type="string" calcext:value-type="string">
            <text:p>00019.80W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58047" calcext:value-type="float">
            <text:p>58047</text:p>
          </table:table-cell>
          <table:table-cell table:formula="of:=[.H161]*0.3048" office:value-type="float" office:value="17692.7256" calcext:value-type="float">
            <text:p>1769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3M13S" calcext:value-type="time">
            <text:p>14:43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96N</text:p>
          </table:table-cell>
          <table:table-cell office:value-type="string" calcext:value-type="string">
            <text:p>00019.85W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59014" calcext:value-type="float">
            <text:p>59014</text:p>
          </table:table-cell>
          <table:table-cell table:formula="of:=[.H162]*0.3048" office:value-type="float" office:value="17987.4672" calcext:value-type="float">
            <text:p>1798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3M13S" calcext:value-type="time">
            <text:p>14:43:13</text:p>
          </table:table-cell>
          <table:table-cell office:value-type="string" calcext:value-type="string">
            <text:p>F1ZFH-10:</text:p>
          </table:table-cell>
          <table:table-cell office:value-type="string" calcext:value-type="string">
            <text:p>4755.96N</text:p>
          </table:table-cell>
          <table:table-cell office:value-type="string" calcext:value-type="string">
            <text:p>00019.85W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59014" calcext:value-type="float">
            <text:p>59014</text:p>
          </table:table-cell>
          <table:table-cell table:formula="of:=[.H163]*0.3048" office:value-type="float" office:value="17987.4672" calcext:value-type="float">
            <text:p>1798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3M14S" calcext:value-type="time">
            <text:p>14:43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96N</text:p>
          </table:table-cell>
          <table:table-cell office:value-type="string" calcext:value-type="string">
            <text:p>00019.85W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59014" calcext:value-type="float">
            <text:p>59014</text:p>
          </table:table-cell>
          <table:table-cell table:formula="of:=[.H164]*0.3048" office:value-type="float" office:value="17987.4672" calcext:value-type="float">
            <text:p>1798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4M14S" calcext:value-type="time">
            <text:p>14:44:14</text:p>
          </table:table-cell>
          <table:table-cell office:value-type="string" calcext:value-type="string">
            <text:p>ON6YF-10:</text:p>
          </table:table-cell>
          <table:table-cell office:value-type="string" calcext:value-type="string">
            <text:p>4756.05N</text:p>
          </table:table-cell>
          <table:table-cell office:value-type="string" calcext:value-type="string">
            <text:p>00019.85W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60077" calcext:value-type="float">
            <text:p>60077</text:p>
          </table:table-cell>
          <table:table-cell table:formula="of:=[.H165]*0.3048" office:value-type="float" office:value="18311.4696" calcext:value-type="float">
            <text:p>1831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4M14S" calcext:value-type="time">
            <text:p>14:44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05N</text:p>
          </table:table-cell>
          <table:table-cell office:value-type="string" calcext:value-type="string">
            <text:p>00019.85W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60077" calcext:value-type="float">
            <text:p>60077</text:p>
          </table:table-cell>
          <table:table-cell table:formula="of:=[.H166]*0.3048" office:value-type="float" office:value="18311.4696" calcext:value-type="float">
            <text:p>1831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4M15S" calcext:value-type="time">
            <text:p>14:44:15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05N</text:p>
          </table:table-cell>
          <table:table-cell office:value-type="string" calcext:value-type="string">
            <text:p>00019.85W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60077" calcext:value-type="float">
            <text:p>60077</text:p>
          </table:table-cell>
          <table:table-cell table:formula="of:=[.H167]*0.3048" office:value-type="float" office:value="18311.4696" calcext:value-type="float">
            <text:p>1831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5M14S" calcext:value-type="time">
            <text:p>14:45:14</text:p>
          </table:table-cell>
          <table:table-cell office:value-type="string" calcext:value-type="string">
            <text:p>F1ZFH-10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19.85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992" calcext:value-type="float">
            <text:p>60992</text:p>
          </table:table-cell>
          <table:table-cell table:formula="of:=[.H168]*0.3048" office:value-type="float" office:value="18590.3616" calcext:value-type="float">
            <text:p>185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5M14S" calcext:value-type="time">
            <text:p>14:4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19.85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992" calcext:value-type="float">
            <text:p>60992</text:p>
          </table:table-cell>
          <table:table-cell table:formula="of:=[.H169]*0.3048" office:value-type="float" office:value="18590.3616" calcext:value-type="float">
            <text:p>185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5M14S" calcext:value-type="time">
            <text:p>14:4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19.85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992" calcext:value-type="float">
            <text:p>60992</text:p>
          </table:table-cell>
          <table:table-cell table:formula="of:=[.H170]*0.3048" office:value-type="float" office:value="18590.3616" calcext:value-type="float">
            <text:p>185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5M57S" calcext:value-type="time">
            <text:p>14:45:57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19.85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992" calcext:value-type="float">
            <text:p>60992</text:p>
          </table:table-cell>
          <table:table-cell table:formula="of:=[.H171]*0.3048" office:value-type="float" office:value="18590.3616" calcext:value-type="float">
            <text:p>185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5M57S" calcext:value-type="time">
            <text:p>14:45:57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19.85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992" calcext:value-type="float">
            <text:p>60992</text:p>
          </table:table-cell>
          <table:table-cell table:formula="of:=[.H172]*0.3048" office:value-type="float" office:value="18590.3616" calcext:value-type="float">
            <text:p>185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6M14S" calcext:value-type="time">
            <text:p>14:46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6.13N</text:p>
          </table:table-cell>
          <table:table-cell office:value-type="string" calcext:value-type="string">
            <text:p>00019.74W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1956" calcext:value-type="float">
            <text:p>61956</text:p>
          </table:table-cell>
          <table:table-cell table:formula="of:=[.H173]*0.3048" office:value-type="float" office:value="18884.1888" calcext:value-type="float">
            <text:p>188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6M14S" calcext:value-type="time">
            <text:p>14:4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3N</text:p>
          </table:table-cell>
          <table:table-cell office:value-type="string" calcext:value-type="string">
            <text:p>00019.74W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1956" calcext:value-type="float">
            <text:p>61956</text:p>
          </table:table-cell>
          <table:table-cell table:formula="of:=[.H174]*0.3048" office:value-type="float" office:value="18884.1888" calcext:value-type="float">
            <text:p>188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6M15S" calcext:value-type="time">
            <text:p>14:46:15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13N</text:p>
          </table:table-cell>
          <table:table-cell office:value-type="string" calcext:value-type="string">
            <text:p>00019.74W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1956" calcext:value-type="float">
            <text:p>61956</text:p>
          </table:table-cell>
          <table:table-cell table:formula="of:=[.H175]*0.3048" office:value-type="float" office:value="18884.1888" calcext:value-type="float">
            <text:p>188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6M15S" calcext:value-type="time">
            <text:p>14:46:1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3N</text:p>
          </table:table-cell>
          <table:table-cell office:value-type="string" calcext:value-type="string">
            <text:p>00019.74W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1956" calcext:value-type="float">
            <text:p>61956</text:p>
          </table:table-cell>
          <table:table-cell table:formula="of:=[.H176]*0.3048" office:value-type="float" office:value="18884.1888" calcext:value-type="float">
            <text:p>188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6M49S" calcext:value-type="time">
            <text:p>14:46:49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13N</text:p>
          </table:table-cell>
          <table:table-cell office:value-type="string" calcext:value-type="string">
            <text:p>00019.74W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1956" calcext:value-type="float">
            <text:p>61956</text:p>
          </table:table-cell>
          <table:table-cell table:formula="of:=[.H177]*0.3048" office:value-type="float" office:value="18884.1888" calcext:value-type="float">
            <text:p>188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6M50S" calcext:value-type="time">
            <text:p>14:46:50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3N</text:p>
          </table:table-cell>
          <table:table-cell office:value-type="string" calcext:value-type="string">
            <text:p>00019.74W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1956" calcext:value-type="float">
            <text:p>61956</text:p>
          </table:table-cell>
          <table:table-cell table:formula="of:=[.H178]*0.3048" office:value-type="float" office:value="18884.1888" calcext:value-type="float">
            <text:p>188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7M14S" calcext:value-type="time">
            <text:p>14:47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79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7M14S" calcext:value-type="time">
            <text:p>14:4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80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7M14S" calcext:value-type="time">
            <text:p>14:47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81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7M14S" calcext:value-type="time">
            <text:p>14:4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82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8M14S" calcext:value-type="time">
            <text:p>14:48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83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8M14S" calcext:value-type="time">
            <text:p>14:4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84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8M14S" calcext:value-type="time">
            <text:p>14:48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85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8M14S" calcext:value-type="time">
            <text:p>14:48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86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8M45S" calcext:value-type="time">
            <text:p>14:48:45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15N</text:p>
          </table:table-cell>
          <table:table-cell office:value-type="string" calcext:value-type="string">
            <text:p>00019.70W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62446" calcext:value-type="float">
            <text:p>62446</text:p>
          </table:table-cell>
          <table:table-cell table:formula="of:=[.H187]*0.3048" office:value-type="float" office:value="19033.5408" calcext:value-type="float">
            <text:p>1903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9M14S" calcext:value-type="time">
            <text:p>14:49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09N</text:p>
          </table:table-cell>
          <table:table-cell office:value-type="string" calcext:value-type="string">
            <text:p>00019.76W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64984" calcext:value-type="float">
            <text:p>64984</text:p>
          </table:table-cell>
          <table:table-cell table:formula="of:=[.H188]*0.3048" office:value-type="float" office:value="19807.1232" calcext:value-type="float">
            <text:p>1980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9M14S" calcext:value-type="time">
            <text:p>14:4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09N</text:p>
          </table:table-cell>
          <table:table-cell office:value-type="string" calcext:value-type="string">
            <text:p>00019.76W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64984" calcext:value-type="float">
            <text:p>64984</text:p>
          </table:table-cell>
          <table:table-cell table:formula="of:=[.H189]*0.3048" office:value-type="float" office:value="19807.1232" calcext:value-type="float">
            <text:p>1980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9M14S" calcext:value-type="time">
            <text:p>14:49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09N</text:p>
          </table:table-cell>
          <table:table-cell office:value-type="string" calcext:value-type="string">
            <text:p>00019.76W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64984" calcext:value-type="float">
            <text:p>64984</text:p>
          </table:table-cell>
          <table:table-cell table:formula="of:=[.H190]*0.3048" office:value-type="float" office:value="19807.1232" calcext:value-type="float">
            <text:p>1980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49M14S" calcext:value-type="time">
            <text:p>14:49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09N</text:p>
          </table:table-cell>
          <table:table-cell office:value-type="string" calcext:value-type="string">
            <text:p>00019.76W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64984" calcext:value-type="float">
            <text:p>64984</text:p>
          </table:table-cell>
          <table:table-cell table:formula="of:=[.H191]*0.3048" office:value-type="float" office:value="19807.1232" calcext:value-type="float">
            <text:p>1980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0M13S" calcext:value-type="time">
            <text:p>14:50:13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6.18N</text:p>
          </table:table-cell>
          <table:table-cell office:value-type="string" calcext:value-type="string">
            <text:p>00019.77W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65940" calcext:value-type="float">
            <text:p>65940</text:p>
          </table:table-cell>
          <table:table-cell table:formula="of:=[.H192]*0.3048" office:value-type="float" office:value="20098.512" calcext:value-type="float">
            <text:p>2009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0M13S" calcext:value-type="time">
            <text:p>14:50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8N</text:p>
          </table:table-cell>
          <table:table-cell office:value-type="string" calcext:value-type="string">
            <text:p>00019.77W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65940" calcext:value-type="float">
            <text:p>65940</text:p>
          </table:table-cell>
          <table:table-cell table:formula="of:=[.H193]*0.3048" office:value-type="float" office:value="20098.512" calcext:value-type="float">
            <text:p>2009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0M14S" calcext:value-type="time">
            <text:p>14:50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18N</text:p>
          </table:table-cell>
          <table:table-cell office:value-type="string" calcext:value-type="string">
            <text:p>00019.77W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65940" calcext:value-type="float">
            <text:p>65940</text:p>
          </table:table-cell>
          <table:table-cell table:formula="of:=[.H194]*0.3048" office:value-type="float" office:value="20098.512" calcext:value-type="float">
            <text:p>2009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0M14S" calcext:value-type="time">
            <text:p>14:5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8N</text:p>
          </table:table-cell>
          <table:table-cell office:value-type="string" calcext:value-type="string">
            <text:p>00019.77W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65940" calcext:value-type="float">
            <text:p>65940</text:p>
          </table:table-cell>
          <table:table-cell table:formula="of:=[.H195]*0.3048" office:value-type="float" office:value="20098.512" calcext:value-type="float">
            <text:p>2009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1M14S" calcext:value-type="time">
            <text:p>14:5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9.77W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66987" calcext:value-type="float">
            <text:p>66987</text:p>
          </table:table-cell>
          <table:table-cell table:formula="of:=[.H196]*0.3048" office:value-type="float" office:value="20417.6376" calcext:value-type="float">
            <text:p>2041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1M14S" calcext:value-type="time">
            <text:p>14:51:14</text:p>
          </table:table-cell>
          <table:table-cell office:value-type="string" calcext:value-type="string">
            <text:p>ON2ACO-14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9.77W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66987" calcext:value-type="float">
            <text:p>66987</text:p>
          </table:table-cell>
          <table:table-cell table:formula="of:=[.H197]*0.3048" office:value-type="float" office:value="20417.6376" calcext:value-type="float">
            <text:p>2041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1M14S" calcext:value-type="time">
            <text:p>14:51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9.77W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66987" calcext:value-type="float">
            <text:p>66987</text:p>
          </table:table-cell>
          <table:table-cell table:formula="of:=[.H198]*0.3048" office:value-type="float" office:value="20417.6376" calcext:value-type="float">
            <text:p>2041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1M14S" calcext:value-type="time">
            <text:p>14:5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9.77W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66987" calcext:value-type="float">
            <text:p>66987</text:p>
          </table:table-cell>
          <table:table-cell table:formula="of:=[.H199]*0.3048" office:value-type="float" office:value="20417.6376" calcext:value-type="float">
            <text:p>2041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2M05S" calcext:value-type="time">
            <text:p>14:52:05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9.77W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66987" calcext:value-type="float">
            <text:p>66987</text:p>
          </table:table-cell>
          <table:table-cell table:formula="of:=[.H200]*0.3048" office:value-type="float" office:value="20417.6376" calcext:value-type="float">
            <text:p>2041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2M06S" calcext:value-type="time">
            <text:p>14:52:06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9N</text:p>
          </table:table-cell>
          <table:table-cell office:value-type="string" calcext:value-type="string">
            <text:p>00019.77W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66987" calcext:value-type="float">
            <text:p>66987</text:p>
          </table:table-cell>
          <table:table-cell table:formula="of:=[.H201]*0.3048" office:value-type="float" office:value="20417.6376" calcext:value-type="float">
            <text:p>2041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2M14S" calcext:value-type="time">
            <text:p>14:52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27N</text:p>
          </table:table-cell>
          <table:table-cell office:value-type="string" calcext:value-type="string">
            <text:p>00019.84W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8058" calcext:value-type="float">
            <text:p>68058</text:p>
          </table:table-cell>
          <table:table-cell table:formula="of:=[.H202]*0.3048" office:value-type="float" office:value="20744.0784" calcext:value-type="float">
            <text:p>2074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2M14S" calcext:value-type="time">
            <text:p>14:5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27N</text:p>
          </table:table-cell>
          <table:table-cell office:value-type="string" calcext:value-type="string">
            <text:p>00019.84W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8058" calcext:value-type="float">
            <text:p>68058</text:p>
          </table:table-cell>
          <table:table-cell table:formula="of:=[.H203]*0.3048" office:value-type="float" office:value="20744.0784" calcext:value-type="float">
            <text:p>2074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2M18S" calcext:value-type="time">
            <text:p>14:52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27N</text:p>
          </table:table-cell>
          <table:table-cell office:value-type="string" calcext:value-type="string">
            <text:p>00019.84W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8058" calcext:value-type="float">
            <text:p>68058</text:p>
          </table:table-cell>
          <table:table-cell table:formula="of:=[.H204]*0.3048" office:value-type="float" office:value="20744.0784" calcext:value-type="float">
            <text:p>2074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3M14S" calcext:value-type="time">
            <text:p>14:53:14</text:p>
          </table:table-cell>
          <table:table-cell office:value-type="string" calcext:value-type="string">
            <text:p>ON4JES-11:</text:p>
          </table:table-cell>
          <table:table-cell office:value-type="string" calcext:value-type="string">
            <text:p>4756.28N</text:p>
          </table:table-cell>
          <table:table-cell office:value-type="string" calcext:value-type="string">
            <text:p>00019.86W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69069" calcext:value-type="float">
            <text:p>69069</text:p>
          </table:table-cell>
          <table:table-cell table:formula="of:=[.H205]*0.3048" office:value-type="float" office:value="21052.2312" calcext:value-type="float">
            <text:p>2105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3M14S" calcext:value-type="time">
            <text:p>14:5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28N</text:p>
          </table:table-cell>
          <table:table-cell office:value-type="string" calcext:value-type="string">
            <text:p>00019.86W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69069" calcext:value-type="float">
            <text:p>69069</text:p>
          </table:table-cell>
          <table:table-cell table:formula="of:=[.H206]*0.3048" office:value-type="float" office:value="21052.2312" calcext:value-type="float">
            <text:p>2105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3M14S" calcext:value-type="time">
            <text:p>14:53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28N</text:p>
          </table:table-cell>
          <table:table-cell office:value-type="string" calcext:value-type="string">
            <text:p>00019.86W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69069" calcext:value-type="float">
            <text:p>69069</text:p>
          </table:table-cell>
          <table:table-cell table:formula="of:=[.H207]*0.3048" office:value-type="float" office:value="21052.2312" calcext:value-type="float">
            <text:p>2105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3M15S" calcext:value-type="time">
            <text:p>14:53:15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28N</text:p>
          </table:table-cell>
          <table:table-cell office:value-type="string" calcext:value-type="string">
            <text:p>00019.86W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69069" calcext:value-type="float">
            <text:p>69069</text:p>
          </table:table-cell>
          <table:table-cell table:formula="of:=[.H208]*0.3048" office:value-type="float" office:value="21052.2312" calcext:value-type="float">
            <text:p>2105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4M14S" calcext:value-type="time">
            <text:p>14:54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19.91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0092" calcext:value-type="float">
            <text:p>70092</text:p>
          </table:table-cell>
          <table:table-cell table:formula="of:=[.H209]*0.3048" office:value-type="float" office:value="21364.0416" calcext:value-type="float">
            <text:p>213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4M14S" calcext:value-type="time">
            <text:p>14:5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19.91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0092" calcext:value-type="float">
            <text:p>70092</text:p>
          </table:table-cell>
          <table:table-cell table:formula="of:=[.H210]*0.3048" office:value-type="float" office:value="21364.0416" calcext:value-type="float">
            <text:p>213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5M14S" calcext:value-type="time">
            <text:p>14:55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34N</text:p>
          </table:table-cell>
          <table:table-cell office:value-type="string" calcext:value-type="string">
            <text:p>00019.90W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71309" calcext:value-type="float">
            <text:p>71309</text:p>
          </table:table-cell>
          <table:table-cell table:formula="of:=[.H211]*0.3048" office:value-type="float" office:value="21734.9832" calcext:value-type="float">
            <text:p>217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5M14S" calcext:value-type="time">
            <text:p>14:5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34N</text:p>
          </table:table-cell>
          <table:table-cell office:value-type="string" calcext:value-type="string">
            <text:p>00019.90W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71309" calcext:value-type="float">
            <text:p>71309</text:p>
          </table:table-cell>
          <table:table-cell table:formula="of:=[.H212]*0.3048" office:value-type="float" office:value="21734.9832" calcext:value-type="float">
            <text:p>217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5M14S" calcext:value-type="time">
            <text:p>14:55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34N</text:p>
          </table:table-cell>
          <table:table-cell office:value-type="string" calcext:value-type="string">
            <text:p>00019.90W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71309" calcext:value-type="float">
            <text:p>71309</text:p>
          </table:table-cell>
          <table:table-cell table:formula="of:=[.H213]*0.3048" office:value-type="float" office:value="21734.9832" calcext:value-type="float">
            <text:p>217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5M17S" calcext:value-type="time">
            <text:p>14:55:17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34N</text:p>
          </table:table-cell>
          <table:table-cell office:value-type="string" calcext:value-type="string">
            <text:p>00019.90W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71309" calcext:value-type="float">
            <text:p>71309</text:p>
          </table:table-cell>
          <table:table-cell table:formula="of:=[.H214]*0.3048" office:value-type="float" office:value="21734.9832" calcext:value-type="float">
            <text:p>217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5M21S" calcext:value-type="time">
            <text:p>14:55:21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34N</text:p>
          </table:table-cell>
          <table:table-cell office:value-type="string" calcext:value-type="string">
            <text:p>00019.90W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71309" calcext:value-type="float">
            <text:p>71309</text:p>
          </table:table-cell>
          <table:table-cell table:formula="of:=[.H215]*0.3048" office:value-type="float" office:value="21734.9832" calcext:value-type="float">
            <text:p>217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6M14S" calcext:value-type="time">
            <text:p>14:56:14</text:p>
          </table:table-cell>
          <table:table-cell office:value-type="string" calcext:value-type="string">
            <text:p>F4FSZ-10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0.05W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72407" calcext:value-type="float">
            <text:p>72407</text:p>
          </table:table-cell>
          <table:table-cell table:formula="of:=[.H216]*0.3048" office:value-type="float" office:value="22069.6536" calcext:value-type="float">
            <text:p>2207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6M14S" calcext:value-type="time">
            <text:p>14:5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0.05W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72407" calcext:value-type="float">
            <text:p>72407</text:p>
          </table:table-cell>
          <table:table-cell table:formula="of:=[.H217]*0.3048" office:value-type="float" office:value="22069.6536" calcext:value-type="float">
            <text:p>2207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6M14S" calcext:value-type="time">
            <text:p>14:56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0.05W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72407" calcext:value-type="float">
            <text:p>72407</text:p>
          </table:table-cell>
          <table:table-cell table:formula="of:=[.H218]*0.3048" office:value-type="float" office:value="22069.6536" calcext:value-type="float">
            <text:p>2207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6M15S" calcext:value-type="time">
            <text:p>14:56:1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0.05W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72407" calcext:value-type="float">
            <text:p>72407</text:p>
          </table:table-cell>
          <table:table-cell table:formula="of:=[.H219]*0.3048" office:value-type="float" office:value="22069.6536" calcext:value-type="float">
            <text:p>2207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6M18S" calcext:value-type="time">
            <text:p>14:56:18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0.05W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72407" calcext:value-type="float">
            <text:p>72407</text:p>
          </table:table-cell>
          <table:table-cell table:formula="of:=[.H220]*0.3048" office:value-type="float" office:value="22069.6536" calcext:value-type="float">
            <text:p>2207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7M13S" calcext:value-type="time">
            <text:p>14:57:13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28W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73530" calcext:value-type="float">
            <text:p>73530</text:p>
          </table:table-cell>
          <table:table-cell table:formula="of:=[.H221]*0.3048" office:value-type="float" office:value="22411.944" calcext:value-type="float">
            <text:p>224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7M13S" calcext:value-type="time">
            <text:p>14:57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28W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73530" calcext:value-type="float">
            <text:p>73530</text:p>
          </table:table-cell>
          <table:table-cell table:formula="of:=[.H222]*0.3048" office:value-type="float" office:value="22411.944" calcext:value-type="float">
            <text:p>224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7M14S" calcext:value-type="time">
            <text:p>14:5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28W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73530" calcext:value-type="float">
            <text:p>73530</text:p>
          </table:table-cell>
          <table:table-cell table:formula="of:=[.H223]*0.3048" office:value-type="float" office:value="22411.944" calcext:value-type="float">
            <text:p>224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7M17S" calcext:value-type="time">
            <text:p>14:57:17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28W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73530" calcext:value-type="float">
            <text:p>73530</text:p>
          </table:table-cell>
          <table:table-cell table:formula="of:=[.H224]*0.3048" office:value-type="float" office:value="22411.944" calcext:value-type="float">
            <text:p>224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7M21S" calcext:value-type="time">
            <text:p>14:57:21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28W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73530" calcext:value-type="float">
            <text:p>73530</text:p>
          </table:table-cell>
          <table:table-cell table:formula="of:=[.H225]*0.3048" office:value-type="float" office:value="22411.944" calcext:value-type="float">
            <text:p>224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8M14S" calcext:value-type="time">
            <text:p>14:5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20.71W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office:value-type="float" office:value="74615" calcext:value-type="float">
            <text:p>74615</text:p>
          </table:table-cell>
          <table:table-cell table:formula="of:=[.H226]*0.3048" office:value-type="float" office:value="22742.652" calcext:value-type="float">
            <text:p>227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8M14S" calcext:value-type="time">
            <text:p>14:58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20.71W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office:value-type="float" office:value="74615" calcext:value-type="float">
            <text:p>74615</text:p>
          </table:table-cell>
          <table:table-cell table:formula="of:=[.H227]*0.3048" office:value-type="float" office:value="22742.652" calcext:value-type="float">
            <text:p>227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8M14S" calcext:value-type="time">
            <text:p>14:58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20.71W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office:value-type="float" office:value="74615" calcext:value-type="float">
            <text:p>74615</text:p>
          </table:table-cell>
          <table:table-cell table:formula="of:=[.H228]*0.3048" office:value-type="float" office:value="22742.652" calcext:value-type="float">
            <text:p>227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8M17S" calcext:value-type="time">
            <text:p>14:58:17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08N</text:p>
          </table:table-cell>
          <table:table-cell office:value-type="string" calcext:value-type="string">
            <text:p>00020.71W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office:value-type="float" office:value="74615" calcext:value-type="float">
            <text:p>74615</text:p>
          </table:table-cell>
          <table:table-cell table:formula="of:=[.H229]*0.3048" office:value-type="float" office:value="22742.652" calcext:value-type="float">
            <text:p>227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9M14S" calcext:value-type="time">
            <text:p>14:59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98W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75668" calcext:value-type="float">
            <text:p>75668</text:p>
          </table:table-cell>
          <table:table-cell table:formula="of:=[.H230]*0.3048" office:value-type="float" office:value="23063.6064" calcext:value-type="float">
            <text:p>230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9M14S" calcext:value-type="time">
            <text:p>14:5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98W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75668" calcext:value-type="float">
            <text:p>75668</text:p>
          </table:table-cell>
          <table:table-cell table:formula="of:=[.H231]*0.3048" office:value-type="float" office:value="23063.6064" calcext:value-type="float">
            <text:p>230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9M14S" calcext:value-type="time">
            <text:p>14:59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98W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75668" calcext:value-type="float">
            <text:p>75668</text:p>
          </table:table-cell>
          <table:table-cell table:formula="of:=[.H232]*0.3048" office:value-type="float" office:value="23063.6064" calcext:value-type="float">
            <text:p>230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9M14S" calcext:value-type="time">
            <text:p>14:59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98W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75668" calcext:value-type="float">
            <text:p>75668</text:p>
          </table:table-cell>
          <table:table-cell table:formula="of:=[.H233]*0.3048" office:value-type="float" office:value="23063.6064" calcext:value-type="float">
            <text:p>230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9M18S" calcext:value-type="time">
            <text:p>14:59:18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98W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75668" calcext:value-type="float">
            <text:p>75668</text:p>
          </table:table-cell>
          <table:table-cell table:formula="of:=[.H234]*0.3048" office:value-type="float" office:value="23063.6064" calcext:value-type="float">
            <text:p>230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9M21S" calcext:value-type="time">
            <text:p>14:59:21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98W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75668" calcext:value-type="float">
            <text:p>75668</text:p>
          </table:table-cell>
          <table:table-cell table:formula="of:=[.H235]*0.3048" office:value-type="float" office:value="23063.6064" calcext:value-type="float">
            <text:p>230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4H59M46S" calcext:value-type="time">
            <text:p>14:59:46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14N</text:p>
          </table:table-cell>
          <table:table-cell office:value-type="string" calcext:value-type="string">
            <text:p>00020.98W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75668" calcext:value-type="float">
            <text:p>75668</text:p>
          </table:table-cell>
          <table:table-cell table:formula="of:=[.H236]*0.3048" office:value-type="float" office:value="23063.6064" calcext:value-type="float">
            <text:p>230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0M13S" calcext:value-type="time">
            <text:p>15:00:13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37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0M13S" calcext:value-type="time">
            <text:p>15:00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38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0M13S" calcext:value-type="time">
            <text:p>15:00:13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39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0M14S" calcext:value-type="time">
            <text:p>15:0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40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0M17S" calcext:value-type="time">
            <text:p>15:00:17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41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1M14S" calcext:value-type="time">
            <text:p>15:01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42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1M14S" calcext:value-type="time">
            <text:p>15:0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43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1M14S" calcext:value-type="time">
            <text:p>15:01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44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1M14S" calcext:value-type="time">
            <text:p>15:0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45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1M17S" calcext:value-type="time">
            <text:p>15:01:17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46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1M21S" calcext:value-type="time">
            <text:p>15:01:21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17N</text:p>
          </table:table-cell>
          <table:table-cell office:value-type="string" calcext:value-type="string">
            <text:p>00021.03W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office:value-type="float" office:value="76039" calcext:value-type="float">
            <text:p>76039</text:p>
          </table:table-cell>
          <table:table-cell table:formula="of:=[.H247]*0.3048" office:value-type="float" office:value="23176.6872" calcext:value-type="float">
            <text:p>2317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2M14S" calcext:value-type="time">
            <text:p>15:02:14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6.21N</text:p>
          </table:table-cell>
          <table:table-cell office:value-type="string" calcext:value-type="string">
            <text:p>00021.78W</text:p>
          </table:table-cell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79035" calcext:value-type="float">
            <text:p>79035</text:p>
          </table:table-cell>
          <table:table-cell table:formula="of:=[.H248]*0.3048" office:value-type="float" office:value="24089.868" calcext:value-type="float">
            <text:p>240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2M14S" calcext:value-type="time">
            <text:p>15:0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21N</text:p>
          </table:table-cell>
          <table:table-cell office:value-type="string" calcext:value-type="string">
            <text:p>00021.78W</text:p>
          </table:table-cell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79035" calcext:value-type="float">
            <text:p>79035</text:p>
          </table:table-cell>
          <table:table-cell table:formula="of:=[.H249]*0.3048" office:value-type="float" office:value="24089.868" calcext:value-type="float">
            <text:p>240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2M17S" calcext:value-type="time">
            <text:p>15:02:17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21N</text:p>
          </table:table-cell>
          <table:table-cell office:value-type="string" calcext:value-type="string">
            <text:p>00021.78W</text:p>
          </table:table-cell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79035" calcext:value-type="float">
            <text:p>79035</text:p>
          </table:table-cell>
          <table:table-cell table:formula="of:=[.H250]*0.3048" office:value-type="float" office:value="24089.868" calcext:value-type="float">
            <text:p>240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2M18S" calcext:value-type="time">
            <text:p>15:02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21N</text:p>
          </table:table-cell>
          <table:table-cell office:value-type="string" calcext:value-type="string">
            <text:p>00021.78W</text:p>
          </table:table-cell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79035" calcext:value-type="float">
            <text:p>79035</text:p>
          </table:table-cell>
          <table:table-cell table:formula="of:=[.H251]*0.3048" office:value-type="float" office:value="24089.868" calcext:value-type="float">
            <text:p>240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3M14S" calcext:value-type="time">
            <text:p>15:03:14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6.24N</text:p>
          </table:table-cell>
          <table:table-cell office:value-type="string" calcext:value-type="string">
            <text:p>00022.15W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80220" calcext:value-type="float">
            <text:p>80220</text:p>
          </table:table-cell>
          <table:table-cell table:formula="of:=[.H252]*0.3048" office:value-type="float" office:value="24451.056" calcext:value-type="float">
            <text:p>244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3M14S" calcext:value-type="time">
            <text:p>15:0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24N</text:p>
          </table:table-cell>
          <table:table-cell office:value-type="string" calcext:value-type="string">
            <text:p>00022.15W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80220" calcext:value-type="float">
            <text:p>80220</text:p>
          </table:table-cell>
          <table:table-cell table:formula="of:=[.H253]*0.3048" office:value-type="float" office:value="24451.056" calcext:value-type="float">
            <text:p>244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3M18S" calcext:value-type="time">
            <text:p>15:03:18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24N</text:p>
          </table:table-cell>
          <table:table-cell office:value-type="string" calcext:value-type="string">
            <text:p>00022.15W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80220" calcext:value-type="float">
            <text:p>80220</text:p>
          </table:table-cell>
          <table:table-cell table:formula="of:=[.H254]*0.3048" office:value-type="float" office:value="24451.056" calcext:value-type="float">
            <text:p>244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3M18S" calcext:value-type="time">
            <text:p>15:03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24N</text:p>
          </table:table-cell>
          <table:table-cell office:value-type="string" calcext:value-type="string">
            <text:p>00022.15W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80220" calcext:value-type="float">
            <text:p>80220</text:p>
          </table:table-cell>
          <table:table-cell table:formula="of:=[.H255]*0.3048" office:value-type="float" office:value="24451.056" calcext:value-type="float">
            <text:p>244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3M21S" calcext:value-type="time">
            <text:p>15:03:21</text:p>
          </table:table-cell>
          <table:table-cell office:value-type="string" calcext:value-type="string">
            <text:p>F1ZIF-10:</text:p>
          </table:table-cell>
          <table:table-cell office:value-type="string" calcext:value-type="string">
            <text:p>4756.24N</text:p>
          </table:table-cell>
          <table:table-cell office:value-type="string" calcext:value-type="string">
            <text:p>00022.15W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80220" calcext:value-type="float">
            <text:p>80220</text:p>
          </table:table-cell>
          <table:table-cell table:formula="of:=[.H256]*0.3048" office:value-type="float" office:value="24451.056" calcext:value-type="float">
            <text:p>244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3M41S" calcext:value-type="time">
            <text:p>15:03:41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24N</text:p>
          </table:table-cell>
          <table:table-cell office:value-type="string" calcext:value-type="string">
            <text:p>00022.15W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80220" calcext:value-type="float">
            <text:p>80220</text:p>
          </table:table-cell>
          <table:table-cell table:formula="of:=[.H257]*0.3048" office:value-type="float" office:value="24451.056" calcext:value-type="float">
            <text:p>244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3M41S" calcext:value-type="time">
            <text:p>15:03:41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24N</text:p>
          </table:table-cell>
          <table:table-cell office:value-type="string" calcext:value-type="string">
            <text:p>00022.15W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80220" calcext:value-type="float">
            <text:p>80220</text:p>
          </table:table-cell>
          <table:table-cell table:formula="of:=[.H258]*0.3048" office:value-type="float" office:value="24451.056" calcext:value-type="float">
            <text:p>244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4M13S" calcext:value-type="time">
            <text:p>15:04:13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32N</text:p>
          </table:table-cell>
          <table:table-cell office:value-type="string" calcext:value-type="string">
            <text:p>00022.36W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1382" calcext:value-type="float">
            <text:p>81382</text:p>
          </table:table-cell>
          <table:table-cell table:formula="of:=[.H259]*0.3048" office:value-type="float" office:value="24805.2336" calcext:value-type="float">
            <text:p>2480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4M14S" calcext:value-type="time">
            <text:p>15:0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32N</text:p>
          </table:table-cell>
          <table:table-cell office:value-type="string" calcext:value-type="string">
            <text:p>00022.36W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1382" calcext:value-type="float">
            <text:p>81382</text:p>
          </table:table-cell>
          <table:table-cell table:formula="of:=[.H260]*0.3048" office:value-type="float" office:value="24805.2336" calcext:value-type="float">
            <text:p>2480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4M14S" calcext:value-type="time">
            <text:p>15:04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32N</text:p>
          </table:table-cell>
          <table:table-cell office:value-type="string" calcext:value-type="string">
            <text:p>00022.36W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1382" calcext:value-type="float">
            <text:p>81382</text:p>
          </table:table-cell>
          <table:table-cell table:formula="of:=[.H261]*0.3048" office:value-type="float" office:value="24805.2336" calcext:value-type="float">
            <text:p>2480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5M14S" calcext:value-type="time">
            <text:p>15:05:14</text:p>
          </table:table-cell>
          <table:table-cell office:value-type="string" calcext:value-type="string">
            <text:p>PA3GCO-10:</text:p>
          </table:table-cell>
          <table:table-cell office:value-type="string" calcext:value-type="string">
            <text:p>4756.28N</text:p>
          </table:table-cell>
          <table:table-cell office:value-type="string" calcext:value-type="string">
            <text:p>00022.64W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82505" calcext:value-type="float">
            <text:p>82505</text:p>
          </table:table-cell>
          <table:table-cell table:formula="of:=[.H262]*0.3048" office:value-type="float" office:value="25147.524" calcext:value-type="float">
            <text:p>2514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5M14S" calcext:value-type="time">
            <text:p>15:0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28N</text:p>
          </table:table-cell>
          <table:table-cell office:value-type="string" calcext:value-type="string">
            <text:p>00022.64W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82505" calcext:value-type="float">
            <text:p>82505</text:p>
          </table:table-cell>
          <table:table-cell table:formula="of:=[.H263]*0.3048" office:value-type="float" office:value="25147.524" calcext:value-type="float">
            <text:p>2514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5M14S" calcext:value-type="time">
            <text:p>15:0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28N</text:p>
          </table:table-cell>
          <table:table-cell office:value-type="string" calcext:value-type="string">
            <text:p>00022.64W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82505" calcext:value-type="float">
            <text:p>82505</text:p>
          </table:table-cell>
          <table:table-cell table:formula="of:=[.H264]*0.3048" office:value-type="float" office:value="25147.524" calcext:value-type="float">
            <text:p>2514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6M14S" calcext:value-type="time">
            <text:p>15:06:14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3.11W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office:value-type="float" office:value="83617" calcext:value-type="float">
            <text:p>83617</text:p>
          </table:table-cell>
          <table:table-cell table:formula="of:=[.H265]*0.3048" office:value-type="float" office:value="25486.4616" calcext:value-type="float">
            <text:p>2548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6M14S" calcext:value-type="time">
            <text:p>15:0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3.11W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office:value-type="float" office:value="83617" calcext:value-type="float">
            <text:p>83617</text:p>
          </table:table-cell>
          <table:table-cell table:formula="of:=[.H266]*0.3048" office:value-type="float" office:value="25486.4616" calcext:value-type="float">
            <text:p>2548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6M18S" calcext:value-type="time">
            <text:p>15:06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3.11W</text:p>
          </table:table-cell>
          <table:table-cell office:value-type="float" office:value="328" calcext:value-type="float">
            <text:p>328</text:p>
          </table:table-cell>
          <table:table-cell office:value-type="float" office:value="15" calcext:value-type="float">
            <text:p>15</text:p>
          </table:table-cell>
          <table:table-cell office:value-type="float" office:value="83617" calcext:value-type="float">
            <text:p>83617</text:p>
          </table:table-cell>
          <table:table-cell table:formula="of:=[.H267]*0.3048" office:value-type="float" office:value="25486.4616" calcext:value-type="float">
            <text:p>2548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7M13S" calcext:value-type="time">
            <text:p>15:07:13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6.42N</text:p>
          </table:table-cell>
          <table:table-cell office:value-type="string" calcext:value-type="string">
            <text:p>00023.26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4728" calcext:value-type="float">
            <text:p>84728</text:p>
          </table:table-cell>
          <table:table-cell table:formula="of:=[.H268]*0.3048" office:value-type="float" office:value="25825.0944" calcext:value-type="float">
            <text:p>258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7M13S" calcext:value-type="time">
            <text:p>15:07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42N</text:p>
          </table:table-cell>
          <table:table-cell office:value-type="string" calcext:value-type="string">
            <text:p>00023.26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4728" calcext:value-type="float">
            <text:p>84728</text:p>
          </table:table-cell>
          <table:table-cell table:formula="of:=[.H269]*0.3048" office:value-type="float" office:value="25825.0944" calcext:value-type="float">
            <text:p>258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7M14S" calcext:value-type="time">
            <text:p>15:0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42N</text:p>
          </table:table-cell>
          <table:table-cell office:value-type="string" calcext:value-type="string">
            <text:p>00023.26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4728" calcext:value-type="float">
            <text:p>84728</text:p>
          </table:table-cell>
          <table:table-cell table:formula="of:=[.H270]*0.3048" office:value-type="float" office:value="25825.0944" calcext:value-type="float">
            <text:p>258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8M14S" calcext:value-type="time">
            <text:p>15:08:14</text:p>
          </table:table-cell>
          <table:table-cell office:value-type="string" calcext:value-type="string">
            <text:p>F4FSZ-10:</text:p>
          </table:table-cell>
          <table:table-cell office:value-type="string" calcext:value-type="string">
            <text:p>4756.49N</text:p>
          </table:table-cell>
          <table:table-cell office:value-type="string" calcext:value-type="string">
            <text:p>00023.47W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85979" calcext:value-type="float">
            <text:p>85979</text:p>
          </table:table-cell>
          <table:table-cell table:formula="of:=[.H271]*0.3048" office:value-type="float" office:value="26206.3992" calcext:value-type="float">
            <text:p>2620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8M14S" calcext:value-type="time">
            <text:p>15:0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49N</text:p>
          </table:table-cell>
          <table:table-cell office:value-type="string" calcext:value-type="string">
            <text:p>00023.47W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85979" calcext:value-type="float">
            <text:p>85979</text:p>
          </table:table-cell>
          <table:table-cell table:formula="of:=[.H272]*0.3048" office:value-type="float" office:value="26206.3992" calcext:value-type="float">
            <text:p>2620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8M17S" calcext:value-type="time">
            <text:p>15:08:17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49N</text:p>
          </table:table-cell>
          <table:table-cell office:value-type="string" calcext:value-type="string">
            <text:p>00023.47W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85979" calcext:value-type="float">
            <text:p>85979</text:p>
          </table:table-cell>
          <table:table-cell table:formula="of:=[.H273]*0.3048" office:value-type="float" office:value="26206.3992" calcext:value-type="float">
            <text:p>2620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9M14S" calcext:value-type="time">
            <text:p>15:09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40N</text:p>
          </table:table-cell>
          <table:table-cell office:value-type="string" calcext:value-type="string">
            <text:p>00023.82W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87190" calcext:value-type="float">
            <text:p>87190</text:p>
          </table:table-cell>
          <table:table-cell table:formula="of:=[.H274]*0.3048" office:value-type="float" office:value="26575.512" calcext:value-type="float">
            <text:p>2657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9M14S" calcext:value-type="time">
            <text:p>15:0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40N</text:p>
          </table:table-cell>
          <table:table-cell office:value-type="string" calcext:value-type="string">
            <text:p>00023.82W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87190" calcext:value-type="float">
            <text:p>87190</text:p>
          </table:table-cell>
          <table:table-cell table:formula="of:=[.H275]*0.3048" office:value-type="float" office:value="26575.512" calcext:value-type="float">
            <text:p>2657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9M14S" calcext:value-type="time">
            <text:p>15:09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40N</text:p>
          </table:table-cell>
          <table:table-cell office:value-type="string" calcext:value-type="string">
            <text:p>00023.82W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87190" calcext:value-type="float">
            <text:p>87190</text:p>
          </table:table-cell>
          <table:table-cell table:formula="of:=[.H276]*0.3048" office:value-type="float" office:value="26575.512" calcext:value-type="float">
            <text:p>2657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09M18S" calcext:value-type="time">
            <text:p>15:09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40N</text:p>
          </table:table-cell>
          <table:table-cell office:value-type="string" calcext:value-type="string">
            <text:p>00023.82W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87190" calcext:value-type="float">
            <text:p>87190</text:p>
          </table:table-cell>
          <table:table-cell table:formula="of:=[.H277]*0.3048" office:value-type="float" office:value="26575.512" calcext:value-type="float">
            <text:p>2657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0M14S" calcext:value-type="time">
            <text:p>15:10:14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4.29W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88347" calcext:value-type="float">
            <text:p>88347</text:p>
          </table:table-cell>
          <table:table-cell table:formula="of:=[.H278]*0.3048" office:value-type="float" office:value="26928.1656" calcext:value-type="float">
            <text:p>2692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0M15S" calcext:value-type="time">
            <text:p>15:10:1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4.29W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88347" calcext:value-type="float">
            <text:p>88347</text:p>
          </table:table-cell>
          <table:table-cell table:formula="of:=[.H279]*0.3048" office:value-type="float" office:value="26928.1656" calcext:value-type="float">
            <text:p>2692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1M14S" calcext:value-type="time">
            <text:p>15:11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44N</text:p>
          </table:table-cell>
          <table:table-cell office:value-type="string" calcext:value-type="string">
            <text:p>00024.69W</text:p>
          </table:table-cell>
          <table:table-cell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  <table:table-cell office:value-type="float" office:value="89473" calcext:value-type="float">
            <text:p>89473</text:p>
          </table:table-cell>
          <table:table-cell table:formula="of:=[.H280]*0.3048" office:value-type="float" office:value="27271.3704" calcext:value-type="float">
            <text:p>272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1M14S" calcext:value-type="time">
            <text:p>15:1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44N</text:p>
          </table:table-cell>
          <table:table-cell office:value-type="string" calcext:value-type="string">
            <text:p>00024.69W</text:p>
          </table:table-cell>
          <table:table-cell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  <table:table-cell office:value-type="float" office:value="89473" calcext:value-type="float">
            <text:p>89473</text:p>
          </table:table-cell>
          <table:table-cell table:formula="of:=[.H281]*0.3048" office:value-type="float" office:value="27271.3704" calcext:value-type="float">
            <text:p>272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1M14S" calcext:value-type="time">
            <text:p>15:1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44N</text:p>
          </table:table-cell>
          <table:table-cell office:value-type="string" calcext:value-type="string">
            <text:p>00024.69W</text:p>
          </table:table-cell>
          <table:table-cell office:value-type="float" office:value="316" calcext:value-type="float">
            <text:p>316</text:p>
          </table:table-cell>
          <table:table-cell office:value-type="float" office:value="15" calcext:value-type="float">
            <text:p>15</text:p>
          </table:table-cell>
          <table:table-cell office:value-type="float" office:value="89473" calcext:value-type="float">
            <text:p>89473</text:p>
          </table:table-cell>
          <table:table-cell table:formula="of:=[.H282]*0.3048" office:value-type="float" office:value="27271.3704" calcext:value-type="float">
            <text:p>272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1M38S" calcext:value-type="time">
            <text:p>15:11:38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35N</text:p>
          </table:table-cell>
          <table:table-cell office:value-type="string" calcext:value-type="string">
            <text:p>00024.29W</text:p>
          </table:table-cell>
          <table:table-cell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float" office:value="88347" calcext:value-type="float">
            <text:p>88347</text:p>
          </table:table-cell>
          <table:table-cell table:formula="of:=[.H283]*0.3048" office:value-type="float" office:value="26928.1656" calcext:value-type="float">
            <text:p>2692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2M14S" calcext:value-type="time">
            <text:p>15:1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64N</text:p>
          </table:table-cell>
          <table:table-cell office:value-type="string" calcext:value-type="string">
            <text:p>00024.87W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90679" calcext:value-type="float">
            <text:p>90679</text:p>
          </table:table-cell>
          <table:table-cell table:formula="of:=[.H284]*0.3048" office:value-type="float" office:value="27638.9592" calcext:value-type="float">
            <text:p>2763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2M14S" calcext:value-type="time">
            <text:p>15:12:14</text:p>
          </table:table-cell>
          <table:table-cell office:value-type="string" calcext:value-type="string">
            <text:p>ON2ACO-11:</text:p>
          </table:table-cell>
          <table:table-cell office:value-type="string" calcext:value-type="string">
            <text:p>4756.64N</text:p>
          </table:table-cell>
          <table:table-cell office:value-type="string" calcext:value-type="string">
            <text:p>00024.87W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90679" calcext:value-type="float">
            <text:p>90679</text:p>
          </table:table-cell>
          <table:table-cell table:formula="of:=[.H285]*0.3048" office:value-type="float" office:value="27638.9592" calcext:value-type="float">
            <text:p>2763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2M17S" calcext:value-type="time">
            <text:p>15:12:17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64N</text:p>
          </table:table-cell>
          <table:table-cell office:value-type="string" calcext:value-type="string">
            <text:p>00024.87W</text:p>
          </table:table-cell>
          <table:table-cell office:value-type="float" office:value="271" calcext:value-type="float">
            <text:p>271</text:p>
          </table:table-cell>
          <table:table-cell office:value-type="float" office:value="9" calcext:value-type="float">
            <text:p>9</text:p>
          </table:table-cell>
          <table:table-cell office:value-type="float" office:value="90679" calcext:value-type="float">
            <text:p>90679</text:p>
          </table:table-cell>
          <table:table-cell table:formula="of:=[.H286]*0.3048" office:value-type="float" office:value="27638.9592" calcext:value-type="float">
            <text:p>2763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3M14S" calcext:value-type="time">
            <text:p>15:13:14</text:p>
          </table:table-cell>
          <table:table-cell office:value-type="string" calcext:value-type="string">
            <text:p>ON5KDX-15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87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3M14S" calcext:value-type="time">
            <text:p>15:1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88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3M14S" calcext:value-type="time">
            <text:p>15:13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89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3M14S" calcext:value-type="time">
            <text:p>15:13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90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4M13S" calcext:value-type="time">
            <text:p>15:14:13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91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4M13S" calcext:value-type="time">
            <text:p>15:14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92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4M14S" calcext:value-type="time">
            <text:p>15:14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93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4M14S" calcext:value-type="time">
            <text:p>15:14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94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4M46S" calcext:value-type="time">
            <text:p>15:14:46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65N</text:p>
          </table:table-cell>
          <table:table-cell office:value-type="string" calcext:value-type="string">
            <text:p>00024.90W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float" office:value="90941" calcext:value-type="float">
            <text:p>90941</text:p>
          </table:table-cell>
          <table:table-cell table:formula="of:=[.H295]*0.3048" office:value-type="float" office:value="27718.8168" calcext:value-type="float">
            <text:p>277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5M14S" calcext:value-type="time">
            <text:p>15:15:14</text:p>
          </table:table-cell>
          <table:table-cell office:value-type="string" calcext:value-type="string">
            <text:p>PA3GCO-10:</text:p>
          </table:table-cell>
          <table:table-cell office:value-type="string" calcext:value-type="string">
            <text:p>4756.78N</text:p>
          </table:table-cell>
          <table:table-cell office:value-type="string" calcext:value-type="string">
            <text:p>00026.09W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94267" calcext:value-type="float">
            <text:p>94267</text:p>
          </table:table-cell>
          <table:table-cell table:formula="of:=[.H296]*0.3048" office:value-type="float" office:value="28732.5816" calcext:value-type="float">
            <text:p>2873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5M14S" calcext:value-type="time">
            <text:p>15:1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78N</text:p>
          </table:table-cell>
          <table:table-cell office:value-type="string" calcext:value-type="string">
            <text:p>00026.09W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94267" calcext:value-type="float">
            <text:p>94267</text:p>
          </table:table-cell>
          <table:table-cell table:formula="of:=[.H297]*0.3048" office:value-type="float" office:value="28732.5816" calcext:value-type="float">
            <text:p>2873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5M14S" calcext:value-type="time">
            <text:p>15:15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6.78N</text:p>
          </table:table-cell>
          <table:table-cell office:value-type="string" calcext:value-type="string">
            <text:p>00026.09W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94267" calcext:value-type="float">
            <text:p>94267</text:p>
          </table:table-cell>
          <table:table-cell table:formula="of:=[.H298]*0.3048" office:value-type="float" office:value="28732.5816" calcext:value-type="float">
            <text:p>2873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5M14S" calcext:value-type="time">
            <text:p>15:1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78N</text:p>
          </table:table-cell>
          <table:table-cell office:value-type="string" calcext:value-type="string">
            <text:p>00026.09W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94267" calcext:value-type="float">
            <text:p>94267</text:p>
          </table:table-cell>
          <table:table-cell table:formula="of:=[.H299]*0.3048" office:value-type="float" office:value="28732.5816" calcext:value-type="float">
            <text:p>2873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5M42S" calcext:value-type="time">
            <text:p>15:15:42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78N</text:p>
          </table:table-cell>
          <table:table-cell office:value-type="string" calcext:value-type="string">
            <text:p>00026.09W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float" office:value="94267" calcext:value-type="float">
            <text:p>94267</text:p>
          </table:table-cell>
          <table:table-cell table:formula="of:=[.H300]*0.3048" office:value-type="float" office:value="28732.5816" calcext:value-type="float">
            <text:p>2873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6M14S" calcext:value-type="time">
            <text:p>15:16:14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6.87N</text:p>
          </table:table-cell>
          <table:table-cell office:value-type="string" calcext:value-type="string">
            <text:p>00026.45W</text:p>
          </table:table-cell>
          <table:table-cell office:value-type="float" office:value="263" calcext:value-type="float">
            <text:p>263</text:p>
          </table:table-cell>
          <table:table-cell office:value-type="float" office:value="33" calcext:value-type="float">
            <text:p>33</text:p>
          </table:table-cell>
          <table:table-cell office:value-type="float" office:value="95254" calcext:value-type="float">
            <text:p>95254</text:p>
          </table:table-cell>
          <table:table-cell table:formula="of:=[.H301]*0.3048" office:value-type="float" office:value="29033.4192" calcext:value-type="float">
            <text:p>2903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6M14S" calcext:value-type="time">
            <text:p>15:1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87N</text:p>
          </table:table-cell>
          <table:table-cell office:value-type="string" calcext:value-type="string">
            <text:p>00026.45W</text:p>
          </table:table-cell>
          <table:table-cell office:value-type="float" office:value="263" calcext:value-type="float">
            <text:p>263</text:p>
          </table:table-cell>
          <table:table-cell office:value-type="float" office:value="33" calcext:value-type="float">
            <text:p>33</text:p>
          </table:table-cell>
          <table:table-cell office:value-type="float" office:value="95254" calcext:value-type="float">
            <text:p>95254</text:p>
          </table:table-cell>
          <table:table-cell table:formula="of:=[.H302]*0.3048" office:value-type="float" office:value="29033.4192" calcext:value-type="float">
            <text:p>2903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7M14S" calcext:value-type="time">
            <text:p>15:17:14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7.00N</text:p>
          </table:table-cell>
          <table:table-cell office:value-type="string" calcext:value-type="string">
            <text:p>00026.91W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96689" calcext:value-type="float">
            <text:p>96689</text:p>
          </table:table-cell>
          <table:table-cell table:formula="of:=[.H303]*0.3048" office:value-type="float" office:value="29470.8072" calcext:value-type="float">
            <text:p>294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7M14S" calcext:value-type="time">
            <text:p>15:1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00N</text:p>
          </table:table-cell>
          <table:table-cell office:value-type="string" calcext:value-type="string">
            <text:p>00026.91W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96689" calcext:value-type="float">
            <text:p>96689</text:p>
          </table:table-cell>
          <table:table-cell table:formula="of:=[.H304]*0.3048" office:value-type="float" office:value="29470.8072" calcext:value-type="float">
            <text:p>294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7M14S" calcext:value-type="time">
            <text:p>15:17:14</text:p>
          </table:table-cell>
          <table:table-cell office:value-type="string" calcext:value-type="string">
            <text:p>ON2ACO-16:</text:p>
          </table:table-cell>
          <table:table-cell office:value-type="string" calcext:value-type="string">
            <text:p>4757.00N</text:p>
          </table:table-cell>
          <table:table-cell office:value-type="string" calcext:value-type="string">
            <text:p>00026.91W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96689" calcext:value-type="float">
            <text:p>96689</text:p>
          </table:table-cell>
          <table:table-cell table:formula="of:=[.H305]*0.3048" office:value-type="float" office:value="29470.8072" calcext:value-type="float">
            <text:p>294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7M14S" calcext:value-type="time">
            <text:p>15:1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00N</text:p>
          </table:table-cell>
          <table:table-cell office:value-type="string" calcext:value-type="string">
            <text:p>00026.91W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96689" calcext:value-type="float">
            <text:p>96689</text:p>
          </table:table-cell>
          <table:table-cell table:formula="of:=[.H306]*0.3048" office:value-type="float" office:value="29470.8072" calcext:value-type="float">
            <text:p>294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8M05S" calcext:value-type="time">
            <text:p>15:18:05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00N</text:p>
          </table:table-cell>
          <table:table-cell office:value-type="string" calcext:value-type="string">
            <text:p>00026.91W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96689" calcext:value-type="float">
            <text:p>96689</text:p>
          </table:table-cell>
          <table:table-cell table:formula="of:=[.H307]*0.3048" office:value-type="float" office:value="29470.8072" calcext:value-type="float">
            <text:p>294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8M05S" calcext:value-type="time">
            <text:p>15:18:0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00N</text:p>
          </table:table-cell>
          <table:table-cell office:value-type="string" calcext:value-type="string">
            <text:p>00026.91W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96689" calcext:value-type="float">
            <text:p>96689</text:p>
          </table:table-cell>
          <table:table-cell table:formula="of:=[.H308]*0.3048" office:value-type="float" office:value="29470.8072" calcext:value-type="float">
            <text:p>2947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8M14S" calcext:value-type="time">
            <text:p>15:18:14</text:p>
          </table:table-cell>
          <table:table-cell office:value-type="string" calcext:value-type="string">
            <text:p>ON5KDX-15:</text:p>
          </table:table-cell>
          <table:table-cell office:value-type="string" calcext:value-type="string">
            <text:p>4757.15N</text:p>
          </table:table-cell>
          <table:table-cell office:value-type="string" calcext:value-type="string">
            <text:p>00027.32W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97854" calcext:value-type="float">
            <text:p>97854</text:p>
          </table:table-cell>
          <table:table-cell table:formula="of:=[.H309]*0.3048" office:value-type="float" office:value="29825.8992" calcext:value-type="float">
            <text:p>298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8M14S" calcext:value-type="time">
            <text:p>15:1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15N</text:p>
          </table:table-cell>
          <table:table-cell office:value-type="string" calcext:value-type="string">
            <text:p>00027.32W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97854" calcext:value-type="float">
            <text:p>97854</text:p>
          </table:table-cell>
          <table:table-cell table:formula="of:=[.H310]*0.3048" office:value-type="float" office:value="29825.8992" calcext:value-type="float">
            <text:p>298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8M17S" calcext:value-type="time">
            <text:p>15:18:17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15N</text:p>
          </table:table-cell>
          <table:table-cell office:value-type="string" calcext:value-type="string">
            <text:p>00027.32W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97854" calcext:value-type="float">
            <text:p>97854</text:p>
          </table:table-cell>
          <table:table-cell table:formula="of:=[.H311]*0.3048" office:value-type="float" office:value="29825.8992" calcext:value-type="float">
            <text:p>298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9M14S" calcext:value-type="time">
            <text:p>15:19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7.23N</text:p>
          </table:table-cell>
          <table:table-cell office:value-type="string" calcext:value-type="string">
            <text:p>00027.72W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99054" calcext:value-type="float">
            <text:p>99054</text:p>
          </table:table-cell>
          <table:table-cell table:formula="of:=[.H312]*0.3048" office:value-type="float" office:value="30191.6592" calcext:value-type="float">
            <text:p>3019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9M14S" calcext:value-type="time">
            <text:p>15:1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23N</text:p>
          </table:table-cell>
          <table:table-cell office:value-type="string" calcext:value-type="string">
            <text:p>00027.72W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99054" calcext:value-type="float">
            <text:p>99054</text:p>
          </table:table-cell>
          <table:table-cell table:formula="of:=[.H313]*0.3048" office:value-type="float" office:value="30191.6592" calcext:value-type="float">
            <text:p>3019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9M14S" calcext:value-type="time">
            <text:p>15:19:14</text:p>
          </table:table-cell>
          <table:table-cell office:value-type="string" calcext:value-type="string">
            <text:p>F1ZCK-10:</text:p>
          </table:table-cell>
          <table:table-cell office:value-type="string" calcext:value-type="string">
            <text:p>4757.23N</text:p>
          </table:table-cell>
          <table:table-cell office:value-type="string" calcext:value-type="string">
            <text:p>00027.72W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99054" calcext:value-type="float">
            <text:p>99054</text:p>
          </table:table-cell>
          <table:table-cell table:formula="of:=[.H314]*0.3048" office:value-type="float" office:value="30191.6592" calcext:value-type="float">
            <text:p>3019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19M14S" calcext:value-type="time">
            <text:p>15:19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23N</text:p>
          </table:table-cell>
          <table:table-cell office:value-type="string" calcext:value-type="string">
            <text:p>00027.72W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99054" calcext:value-type="float">
            <text:p>99054</text:p>
          </table:table-cell>
          <table:table-cell table:formula="of:=[.H315]*0.3048" office:value-type="float" office:value="30191.6592" calcext:value-type="float">
            <text:p>3019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0M14S" calcext:value-type="time">
            <text:p>15:20:14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7.32N</text:p>
          </table:table-cell>
          <table:table-cell office:value-type="string" calcext:value-type="string">
            <text:p>00028.11W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100207" calcext:value-type="float">
            <text:p>100207</text:p>
          </table:table-cell>
          <table:table-cell table:formula="of:=[.H316]*0.3048" office:value-type="float" office:value="30543.0936" calcext:value-type="float">
            <text:p>305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0M14S" calcext:value-type="time">
            <text:p>15:2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32N</text:p>
          </table:table-cell>
          <table:table-cell office:value-type="string" calcext:value-type="string">
            <text:p>00028.11W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100207" calcext:value-type="float">
            <text:p>100207</text:p>
          </table:table-cell>
          <table:table-cell table:formula="of:=[.H317]*0.3048" office:value-type="float" office:value="30543.0936" calcext:value-type="float">
            <text:p>305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0M15S" calcext:value-type="time">
            <text:p>15:20:15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32N</text:p>
          </table:table-cell>
          <table:table-cell office:value-type="string" calcext:value-type="string">
            <text:p>00028.11W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100207" calcext:value-type="float">
            <text:p>100207</text:p>
          </table:table-cell>
          <table:table-cell table:formula="of:=[.H318]*0.3048" office:value-type="float" office:value="30543.0936" calcext:value-type="float">
            <text:p>3054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1M13S" calcext:value-type="time">
            <text:p>15:21:13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7.36N</text:p>
          </table:table-cell>
          <table:table-cell office:value-type="string" calcext:value-type="string">
            <text:p>00028.55W</text:p>
          </table:table-cell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float" office:value="101460" calcext:value-type="float">
            <text:p>101460</text:p>
          </table:table-cell>
          <table:table-cell table:formula="of:=[.H319]*0.3048" office:value-type="float" office:value="30925.008" calcext:value-type="float">
            <text:p>309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1M13S" calcext:value-type="time">
            <text:p>15:21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36N</text:p>
          </table:table-cell>
          <table:table-cell office:value-type="string" calcext:value-type="string">
            <text:p>00028.55W</text:p>
          </table:table-cell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float" office:value="101460" calcext:value-type="float">
            <text:p>101460</text:p>
          </table:table-cell>
          <table:table-cell table:formula="of:=[.H320]*0.3048" office:value-type="float" office:value="30925.008" calcext:value-type="float">
            <text:p>309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1M14S" calcext:value-type="time">
            <text:p>15:2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36N</text:p>
          </table:table-cell>
          <table:table-cell office:value-type="string" calcext:value-type="string">
            <text:p>00028.55W</text:p>
          </table:table-cell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float" office:value="101460" calcext:value-type="float">
            <text:p>101460</text:p>
          </table:table-cell>
          <table:table-cell table:formula="of:=[.H321]*0.3048" office:value-type="float" office:value="30925.008" calcext:value-type="float">
            <text:p>309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1M49S" calcext:value-type="time">
            <text:p>15:21:49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36N</text:p>
          </table:table-cell>
          <table:table-cell office:value-type="string" calcext:value-type="string">
            <text:p>00028.55W</text:p>
          </table:table-cell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float" office:value="101460" calcext:value-type="float">
            <text:p>101460</text:p>
          </table:table-cell>
          <table:table-cell table:formula="of:=[.H322]*0.3048" office:value-type="float" office:value="30925.008" calcext:value-type="float">
            <text:p>309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2M14S" calcext:value-type="time">
            <text:p>15:22:14</text:p>
          </table:table-cell>
          <table:table-cell office:value-type="string" calcext:value-type="string">
            <text:p>PA3GCO-10:</text:p>
          </table:table-cell>
          <table:table-cell office:value-type="string" calcext:value-type="string">
            <text:p>4757.37N</text:p>
          </table:table-cell>
          <table:table-cell office:value-type="string" calcext:value-type="string">
            <text:p>00029.01W</text:p>
          </table:table-cell>
          <table:table-cell office:value-type="float" office:value="283" calcext:value-type="float">
            <text:p>283</text:p>
          </table:table-cell>
          <table:table-cell office:value-type="float" office:value="16" calcext:value-type="float">
            <text:p>16</text:p>
          </table:table-cell>
          <table:table-cell office:value-type="float" office:value="102622" calcext:value-type="float">
            <text:p>102622</text:p>
          </table:table-cell>
          <table:table-cell table:formula="of:=[.H323]*0.3048" office:value-type="float" office:value="31279.1856" calcext:value-type="float">
            <text:p>3127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2M14S" calcext:value-type="time">
            <text:p>15:2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37N</text:p>
          </table:table-cell>
          <table:table-cell office:value-type="string" calcext:value-type="string">
            <text:p>00029.01W</text:p>
          </table:table-cell>
          <table:table-cell office:value-type="float" office:value="283" calcext:value-type="float">
            <text:p>283</text:p>
          </table:table-cell>
          <table:table-cell office:value-type="float" office:value="16" calcext:value-type="float">
            <text:p>16</text:p>
          </table:table-cell>
          <table:table-cell office:value-type="float" office:value="102622" calcext:value-type="float">
            <text:p>102622</text:p>
          </table:table-cell>
          <table:table-cell table:formula="of:=[.H324]*0.3048" office:value-type="float" office:value="31279.1856" calcext:value-type="float">
            <text:p>3127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2M14S" calcext:value-type="time">
            <text:p>15:22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37N</text:p>
          </table:table-cell>
          <table:table-cell office:value-type="string" calcext:value-type="string">
            <text:p>00029.01W</text:p>
          </table:table-cell>
          <table:table-cell office:value-type="float" office:value="283" calcext:value-type="float">
            <text:p>283</text:p>
          </table:table-cell>
          <table:table-cell office:value-type="float" office:value="16" calcext:value-type="float">
            <text:p>16</text:p>
          </table:table-cell>
          <table:table-cell office:value-type="float" office:value="102622" calcext:value-type="float">
            <text:p>102622</text:p>
          </table:table-cell>
          <table:table-cell table:formula="of:=[.H325]*0.3048" office:value-type="float" office:value="31279.1856" calcext:value-type="float">
            <text:p>3127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3M14S" calcext:value-type="time">
            <text:p>15:23:14</text:p>
          </table:table-cell>
          <table:table-cell office:value-type="string" calcext:value-type="string">
            <text:p>ON5KDX-15:</text:p>
          </table:table-cell>
          <table:table-cell office:value-type="string" calcext:value-type="string">
            <text:p>4757.34N</text:p>
          </table:table-cell>
          <table:table-cell office:value-type="string" calcext:value-type="string">
            <text:p>00029.33W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103879" calcext:value-type="float">
            <text:p>103879</text:p>
          </table:table-cell>
          <table:table-cell table:formula="of:=[.H326]*0.3048" office:value-type="float" office:value="31662.3192" calcext:value-type="float">
            <text:p>3166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3M14S" calcext:value-type="time">
            <text:p>15:2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34N</text:p>
          </table:table-cell>
          <table:table-cell office:value-type="string" calcext:value-type="string">
            <text:p>00029.33W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103879" calcext:value-type="float">
            <text:p>103879</text:p>
          </table:table-cell>
          <table:table-cell table:formula="of:=[.H327]*0.3048" office:value-type="float" office:value="31662.3192" calcext:value-type="float">
            <text:p>3166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3M14S" calcext:value-type="time">
            <text:p>15:23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34N</text:p>
          </table:table-cell>
          <table:table-cell office:value-type="string" calcext:value-type="string">
            <text:p>00029.33W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103879" calcext:value-type="float">
            <text:p>103879</text:p>
          </table:table-cell>
          <table:table-cell table:formula="of:=[.H328]*0.3048" office:value-type="float" office:value="31662.3192" calcext:value-type="float">
            <text:p>3166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4M13S" calcext:value-type="time">
            <text:p>15:24:13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7.51N</text:p>
          </table:table-cell>
          <table:table-cell office:value-type="string" calcext:value-type="string">
            <text:p>00029.64W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105049" calcext:value-type="float">
            <text:p>105049</text:p>
          </table:table-cell>
          <table:table-cell table:formula="of:=[.H329]*0.3048" office:value-type="float" office:value="32018.9352" calcext:value-type="float">
            <text:p>320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4M13S" calcext:value-type="time">
            <text:p>15:24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51N</text:p>
          </table:table-cell>
          <table:table-cell office:value-type="string" calcext:value-type="string">
            <text:p>00029.64W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105049" calcext:value-type="float">
            <text:p>105049</text:p>
          </table:table-cell>
          <table:table-cell table:formula="of:=[.H330]*0.3048" office:value-type="float" office:value="32018.9352" calcext:value-type="float">
            <text:p>320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4M14S" calcext:value-type="time">
            <text:p>15:24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51N</text:p>
          </table:table-cell>
          <table:table-cell office:value-type="string" calcext:value-type="string">
            <text:p>00029.64W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105049" calcext:value-type="float">
            <text:p>105049</text:p>
          </table:table-cell>
          <table:table-cell table:formula="of:=[.H331]*0.3048" office:value-type="float" office:value="32018.9352" calcext:value-type="float">
            <text:p>3201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5M14S" calcext:value-type="time">
            <text:p>15:25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29.85W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06292" calcext:value-type="float">
            <text:p>106292</text:p>
          </table:table-cell>
          <table:table-cell table:formula="of:=[.H332]*0.3048" office:value-type="float" office:value="32397.8016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5M14S" calcext:value-type="time">
            <text:p>15:2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29.85W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06292" calcext:value-type="float">
            <text:p>106292</text:p>
          </table:table-cell>
          <table:table-cell table:formula="of:=[.H333]*0.3048" office:value-type="float" office:value="32397.8016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5M14S" calcext:value-type="time">
            <text:p>15:2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29.85W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06292" calcext:value-type="float">
            <text:p>106292</text:p>
          </table:table-cell>
          <table:table-cell table:formula="of:=[.H334]*0.3048" office:value-type="float" office:value="32397.8016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5M18S" calcext:value-type="time">
            <text:p>15:25:18</text:p>
          </table:table-cell>
          <table:table-cell office:value-type="string" calcext:value-type="string">
            <text:p>F4EWJ-10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29.85W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06292" calcext:value-type="float">
            <text:p>106292</text:p>
          </table:table-cell>
          <table:table-cell table:formula="of:=[.H335]*0.3048" office:value-type="float" office:value="32397.8016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5M27S" calcext:value-type="time">
            <text:p>15:25:27</text:p>
          </table:table-cell>
          <table:table-cell office:value-type="string" calcext:value-type="string">
            <text:p>F4EWJ-10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29.85W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06292" calcext:value-type="float">
            <text:p>106292</text:p>
          </table:table-cell>
          <table:table-cell table:formula="of:=[.H336]*0.3048" office:value-type="float" office:value="32397.8016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6M14S" calcext:value-type="time">
            <text:p>15:2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40N</text:p>
          </table:table-cell>
          <table:table-cell office:value-type="string" calcext:value-type="string">
            <text:p>00029.88W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06414" calcext:value-type="float">
            <text:p>106414</text:p>
          </table:table-cell>
          <table:table-cell table:formula="of:=[.H337]*0.3048" office:value-type="float" office:value="32434.9872" calcext:value-type="float">
            <text:p>324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6M14S" calcext:value-type="time">
            <text:p>15:26:14</text:p>
          </table:table-cell>
          <table:table-cell office:value-type="string" calcext:value-type="string">
            <text:p>F4GPM-10:</text:p>
          </table:table-cell>
          <table:table-cell office:value-type="string" calcext:value-type="string">
            <text:p>4757.40N</text:p>
          </table:table-cell>
          <table:table-cell office:value-type="string" calcext:value-type="string">
            <text:p>00029.88W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06414" calcext:value-type="float">
            <text:p>106414</text:p>
          </table:table-cell>
          <table:table-cell table:formula="of:=[.H338]*0.3048" office:value-type="float" office:value="32434.9872" calcext:value-type="float">
            <text:p>324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6M18S" calcext:value-type="time">
            <text:p>15:26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40N</text:p>
          </table:table-cell>
          <table:table-cell office:value-type="string" calcext:value-type="string">
            <text:p>00029.88W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06414" calcext:value-type="float">
            <text:p>106414</text:p>
          </table:table-cell>
          <table:table-cell table:formula="of:=[.H339]*0.3048" office:value-type="float" office:value="32434.9872" calcext:value-type="float">
            <text:p>324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6M52S" calcext:value-type="time">
            <text:p>15:26:52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29.85W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06292" calcext:value-type="float">
            <text:p>106292</text:p>
          </table:table-cell>
          <table:table-cell table:formula="of:=[.H340]*0.3048" office:value-type="float" office:value="32397.8016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6M52S" calcext:value-type="time">
            <text:p>15:26:52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44N</text:p>
          </table:table-cell>
          <table:table-cell office:value-type="string" calcext:value-type="string">
            <text:p>00029.85W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06292" calcext:value-type="float">
            <text:p>106292</text:p>
          </table:table-cell>
          <table:table-cell table:formula="of:=[.H341]*0.3048" office:value-type="float" office:value="32397.8016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7M14S" calcext:value-type="time">
            <text:p>15:27:14</text:p>
          </table:table-cell>
          <table:table-cell office:value-type="string" calcext:value-type="string">
            <text:p>PA3HFJ:</text:p>
          </table:table-cell>
          <table:table-cell office:value-type="string" calcext:value-type="string">
            <text:p>4757.40N</text:p>
          </table:table-cell>
          <table:table-cell office:value-type="string" calcext:value-type="string">
            <text:p>00029.88W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06414" calcext:value-type="float">
            <text:p>106414</text:p>
          </table:table-cell>
          <table:table-cell table:formula="of:=[.H342]*0.3048" office:value-type="float" office:value="32434.9872" calcext:value-type="float">
            <text:p>324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7M14S" calcext:value-type="time">
            <text:p>15:2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40N</text:p>
          </table:table-cell>
          <table:table-cell office:value-type="string" calcext:value-type="string">
            <text:p>00029.88W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06414" calcext:value-type="float">
            <text:p>106414</text:p>
          </table:table-cell>
          <table:table-cell table:formula="of:=[.H343]*0.3048" office:value-type="float" office:value="32434.9872" calcext:value-type="float">
            <text:p>324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7M18S" calcext:value-type="time">
            <text:p>15:27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40N</text:p>
          </table:table-cell>
          <table:table-cell office:value-type="string" calcext:value-type="string">
            <text:p>00029.88W</text:p>
          </table:table-cell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  <table:table-cell office:value-type="float" office:value="106414" calcext:value-type="float">
            <text:p>106414</text:p>
          </table:table-cell>
          <table:table-cell table:formula="of:=[.H344]*0.3048" office:value-type="float" office:value="32434.9872" calcext:value-type="float">
            <text:p>324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8M13S" calcext:value-type="time">
            <text:p>15:28:13</text:p>
          </table:table-cell>
          <table:table-cell office:value-type="string" calcext:value-type="string">
            <text:p>ON4KVF-10:</text:p>
          </table:table-cell>
          <table:table-cell office:value-type="string" calcext:value-type="string">
            <text:p>4757.52N</text:p>
          </table:table-cell>
          <table:table-cell office:value-type="string" calcext:value-type="string">
            <text:p>00030.87W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87997" calcext:value-type="float">
            <text:p>87997</text:p>
          </table:table-cell>
          <table:table-cell table:formula="of:=[.H345]*0.3048" office:value-type="float" office:value="26821.4856" calcext:value-type="float">
            <text:p>2682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8M14S" calcext:value-type="time">
            <text:p>15:2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52N</text:p>
          </table:table-cell>
          <table:table-cell office:value-type="string" calcext:value-type="string">
            <text:p>00030.87W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87997" calcext:value-type="float">
            <text:p>87997</text:p>
          </table:table-cell>
          <table:table-cell table:formula="of:=[.H346]*0.3048" office:value-type="float" office:value="26821.4856" calcext:value-type="float">
            <text:p>2682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9M14S" calcext:value-type="time">
            <text:p>15:2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1.22W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82698" calcext:value-type="float">
            <text:p>82698</text:p>
          </table:table-cell>
          <table:table-cell table:formula="of:=[.H347]*0.3048" office:value-type="float" office:value="25206.3504" calcext:value-type="float">
            <text:p>2520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9M14S" calcext:value-type="time">
            <text:p>15:29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1.22W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82698" calcext:value-type="float">
            <text:p>82698</text:p>
          </table:table-cell>
          <table:table-cell table:formula="of:=[.H348]*0.3048" office:value-type="float" office:value="25206.3504" calcext:value-type="float">
            <text:p>2520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29M18S" calcext:value-type="time">
            <text:p>15:29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1.22W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82698" calcext:value-type="float">
            <text:p>82698</text:p>
          </table:table-cell>
          <table:table-cell table:formula="of:=[.H349]*0.3048" office:value-type="float" office:value="25206.3504" calcext:value-type="float">
            <text:p>2520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0M14S" calcext:value-type="time">
            <text:p>15:3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1.56W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78018" calcext:value-type="float">
            <text:p>78018</text:p>
          </table:table-cell>
          <table:table-cell table:formula="of:=[.H350]*0.3048" office:value-type="float" office:value="23779.8864" calcext:value-type="float">
            <text:p>2378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0M14S" calcext:value-type="time">
            <text:p>15:30:14</text:p>
          </table:table-cell>
          <table:table-cell office:value-type="string" calcext:value-type="string">
            <text:p>ON2ACO-11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1.56W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78018" calcext:value-type="float">
            <text:p>78018</text:p>
          </table:table-cell>
          <table:table-cell table:formula="of:=[.H351]*0.3048" office:value-type="float" office:value="23779.8864" calcext:value-type="float">
            <text:p>2378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0M14S" calcext:value-type="time">
            <text:p>15:3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1.56W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78018" calcext:value-type="float">
            <text:p>78018</text:p>
          </table:table-cell>
          <table:table-cell table:formula="of:=[.H352]*0.3048" office:value-type="float" office:value="23779.8864" calcext:value-type="float">
            <text:p>2378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1M13S" calcext:value-type="time">
            <text:p>15:31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61N</text:p>
          </table:table-cell>
          <table:table-cell office:value-type="string" calcext:value-type="string">
            <text:p>00031.77W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73976" calcext:value-type="float">
            <text:p>73976</text:p>
          </table:table-cell>
          <table:table-cell table:formula="of:=[.H353]*0.3048" office:value-type="float" office:value="22547.8848" calcext:value-type="float">
            <text:p>2254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1M13S" calcext:value-type="time">
            <text:p>15:31:13</text:p>
          </table:table-cell>
          <table:table-cell office:value-type="string" calcext:value-type="string">
            <text:p>ON2ACO-11:</text:p>
          </table:table-cell>
          <table:table-cell office:value-type="string" calcext:value-type="string">
            <text:p>4757.61N</text:p>
          </table:table-cell>
          <table:table-cell office:value-type="string" calcext:value-type="string">
            <text:p>00031.77W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73976" calcext:value-type="float">
            <text:p>73976</text:p>
          </table:table-cell>
          <table:table-cell table:formula="of:=[.H354]*0.3048" office:value-type="float" office:value="22547.8848" calcext:value-type="float">
            <text:p>22548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2M14S" calcext:value-type="time">
            <text:p>15:3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2.00W</text:p>
          </table:table-cell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office:value-type="float" office:value="70211" calcext:value-type="float">
            <text:p>70211</text:p>
          </table:table-cell>
          <table:table-cell table:formula="of:=[.H355]*0.3048" office:value-type="float" office:value="21400.3128" calcext:value-type="float">
            <text:p>2140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2M14S" calcext:value-type="time">
            <text:p>15:32:14</text:p>
          </table:table-cell>
          <table:table-cell office:value-type="string" calcext:value-type="string">
            <text:p>ON2ACO-11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2.00W</text:p>
          </table:table-cell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office:value-type="float" office:value="70211" calcext:value-type="float">
            <text:p>70211</text:p>
          </table:table-cell>
          <table:table-cell table:formula="of:=[.H356]*0.3048" office:value-type="float" office:value="21400.3128" calcext:value-type="float">
            <text:p>2140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2M14S" calcext:value-type="time">
            <text:p>15:32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56N</text:p>
          </table:table-cell>
          <table:table-cell office:value-type="string" calcext:value-type="string">
            <text:p>00032.00W</text:p>
          </table:table-cell>
          <table:table-cell office:value-type="float" office:value="297" calcext:value-type="float">
            <text:p>297</text:p>
          </table:table-cell>
          <table:table-cell office:value-type="float" office:value="11" calcext:value-type="float">
            <text:p>11</text:p>
          </table:table-cell>
          <table:table-cell office:value-type="float" office:value="70211" calcext:value-type="float">
            <text:p>70211</text:p>
          </table:table-cell>
          <table:table-cell table:formula="of:=[.H357]*0.3048" office:value-type="float" office:value="21400.3128" calcext:value-type="float">
            <text:p>2140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3M14S" calcext:value-type="time">
            <text:p>15:3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60N</text:p>
          </table:table-cell>
          <table:table-cell office:value-type="string" calcext:value-type="string">
            <text:p>00032.00W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66840" calcext:value-type="float">
            <text:p>66840</text:p>
          </table:table-cell>
          <table:table-cell table:formula="of:=[.H358]*0.3048" office:value-type="float" office:value="20372.832" calcext:value-type="float">
            <text:p>2037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3M14S" calcext:value-type="time">
            <text:p>15:33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7.60N</text:p>
          </table:table-cell>
          <table:table-cell office:value-type="string" calcext:value-type="string">
            <text:p>00032.00W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66840" calcext:value-type="float">
            <text:p>66840</text:p>
          </table:table-cell>
          <table:table-cell table:formula="of:=[.H359]*0.3048" office:value-type="float" office:value="20372.832" calcext:value-type="float">
            <text:p>2037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3M18S" calcext:value-type="time">
            <text:p>15:33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60N</text:p>
          </table:table-cell>
          <table:table-cell office:value-type="string" calcext:value-type="string">
            <text:p>00032.00W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66840" calcext:value-type="float">
            <text:p>66840</text:p>
          </table:table-cell>
          <table:table-cell table:formula="of:=[.H360]*0.3048" office:value-type="float" office:value="20372.832" calcext:value-type="float">
            <text:p>2037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4M14S" calcext:value-type="time">
            <text:p>15:34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62N</text:p>
          </table:table-cell>
          <table:table-cell office:value-type="string" calcext:value-type="string">
            <text:p>00032.00W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63782" calcext:value-type="float">
            <text:p>63782</text:p>
          </table:table-cell>
          <table:table-cell table:formula="of:=[.H361]*0.3048" office:value-type="float" office:value="19440.7536" calcext:value-type="float">
            <text:p>1944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4M14S" calcext:value-type="time">
            <text:p>15:3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62N</text:p>
          </table:table-cell>
          <table:table-cell office:value-type="string" calcext:value-type="string">
            <text:p>00032.00W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63782" calcext:value-type="float">
            <text:p>63782</text:p>
          </table:table-cell>
          <table:table-cell table:formula="of:=[.H362]*0.3048" office:value-type="float" office:value="19440.7536" calcext:value-type="float">
            <text:p>1944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4M18S" calcext:value-type="time">
            <text:p>15:34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62N</text:p>
          </table:table-cell>
          <table:table-cell office:value-type="string" calcext:value-type="string">
            <text:p>00032.00W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63782" calcext:value-type="float">
            <text:p>63782</text:p>
          </table:table-cell>
          <table:table-cell table:formula="of:=[.H363]*0.3048" office:value-type="float" office:value="19440.7536" calcext:value-type="float">
            <text:p>1944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5M14S" calcext:value-type="time">
            <text:p>15:3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59N</text:p>
          </table:table-cell>
          <table:table-cell office:value-type="string" calcext:value-type="string">
            <text:p>00031.94W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994" calcext:value-type="float">
            <text:p>60994</text:p>
          </table:table-cell>
          <table:table-cell table:formula="of:=[.H364]*0.3048" office:value-type="float" office:value="18590.9712" calcext:value-type="float">
            <text:p>1859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5M14S" calcext:value-type="time">
            <text:p>15:35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7.59N</text:p>
          </table:table-cell>
          <table:table-cell office:value-type="string" calcext:value-type="string">
            <text:p>00031.94W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994" calcext:value-type="float">
            <text:p>60994</text:p>
          </table:table-cell>
          <table:table-cell table:formula="of:=[.H365]*0.3048" office:value-type="float" office:value="18590.9712" calcext:value-type="float">
            <text:p>1859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5M14S" calcext:value-type="time">
            <text:p>15:3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59N</text:p>
          </table:table-cell>
          <table:table-cell office:value-type="string" calcext:value-type="string">
            <text:p>00031.94W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994" calcext:value-type="float">
            <text:p>60994</text:p>
          </table:table-cell>
          <table:table-cell table:formula="of:=[.H366]*0.3048" office:value-type="float" office:value="18590.9712" calcext:value-type="float">
            <text:p>1859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6M14S" calcext:value-type="time">
            <text:p>15:3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62N</text:p>
          </table:table-cell>
          <table:table-cell office:value-type="string" calcext:value-type="string">
            <text:p>00031.95W</text:p>
          </table:table-cell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office:value-type="float" office:value="58280" calcext:value-type="float">
            <text:p>58280</text:p>
          </table:table-cell>
          <table:table-cell table:formula="of:=[.H367]*0.3048" office:value-type="float" office:value="17763.744" calcext:value-type="float">
            <text:p>177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6M14S" calcext:value-type="time">
            <text:p>15:36:14</text:p>
          </table:table-cell>
          <table:table-cell office:value-type="string" calcext:value-type="string">
            <text:p>F4GPM-10:</text:p>
          </table:table-cell>
          <table:table-cell office:value-type="string" calcext:value-type="string">
            <text:p>4757.62N</text:p>
          </table:table-cell>
          <table:table-cell office:value-type="string" calcext:value-type="string">
            <text:p>00031.95W</text:p>
          </table:table-cell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office:value-type="float" office:value="58280" calcext:value-type="float">
            <text:p>58280</text:p>
          </table:table-cell>
          <table:table-cell table:formula="of:=[.H368]*0.3048" office:value-type="float" office:value="17763.744" calcext:value-type="float">
            <text:p>177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6M17S" calcext:value-type="time">
            <text:p>15:36:17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62N</text:p>
          </table:table-cell>
          <table:table-cell office:value-type="string" calcext:value-type="string">
            <text:p>00031.95W</text:p>
          </table:table-cell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office:value-type="float" office:value="58280" calcext:value-type="float">
            <text:p>58280</text:p>
          </table:table-cell>
          <table:table-cell table:formula="of:=[.H369]*0.3048" office:value-type="float" office:value="17763.744" calcext:value-type="float">
            <text:p>1776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7M14S" calcext:value-type="time">
            <text:p>15:37:14</text:p>
          </table:table-cell>
          <table:table-cell office:value-type="string" calcext:value-type="string">
            <text:p>F4HVU-10:</text:p>
          </table:table-cell>
          <table:table-cell office:value-type="string" calcext:value-type="string">
            <text:p>4757.71N</text:p>
          </table:table-cell>
          <table:table-cell office:value-type="string" calcext:value-type="string">
            <text:p>00031.93W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55806" calcext:value-type="float">
            <text:p>55806</text:p>
          </table:table-cell>
          <table:table-cell table:formula="of:=[.H370]*0.3048" office:value-type="float" office:value="17009.6688" calcext:value-type="float">
            <text:p>170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7M18S" calcext:value-type="time">
            <text:p>15:37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71N</text:p>
          </table:table-cell>
          <table:table-cell office:value-type="string" calcext:value-type="string">
            <text:p>00031.93W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55806" calcext:value-type="float">
            <text:p>55806</text:p>
          </table:table-cell>
          <table:table-cell table:formula="of:=[.H371]*0.3048" office:value-type="float" office:value="17009.6688" calcext:value-type="float">
            <text:p>1701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8M13S" calcext:value-type="time">
            <text:p>15:38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02W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office:value-type="float" office:value="53891" calcext:value-type="float">
            <text:p>53891</text:p>
          </table:table-cell>
          <table:table-cell table:formula="of:=[.H372]*0.3048" office:value-type="float" office:value="16425.9768" calcext:value-type="float">
            <text:p>164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8M13S" calcext:value-type="time">
            <text:p>15:38:13</text:p>
          </table:table-cell>
          <table:table-cell office:value-type="string" calcext:value-type="string">
            <text:p>ON2ACO-11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02W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office:value-type="float" office:value="53891" calcext:value-type="float">
            <text:p>53891</text:p>
          </table:table-cell>
          <table:table-cell table:formula="of:=[.H373]*0.3048" office:value-type="float" office:value="16425.9768" calcext:value-type="float">
            <text:p>164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8M17S" calcext:value-type="time">
            <text:p>15:38:17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02W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office:value-type="float" office:value="53891" calcext:value-type="float">
            <text:p>53891</text:p>
          </table:table-cell>
          <table:table-cell table:formula="of:=[.H374]*0.3048" office:value-type="float" office:value="16425.9768" calcext:value-type="float">
            <text:p>164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39M14S" calcext:value-type="time">
            <text:p>15:3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02W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office:value-type="float" office:value="53891" calcext:value-type="float">
            <text:p>53891</text:p>
          </table:table-cell>
          <table:table-cell table:formula="of:=[.H375]*0.3048" office:value-type="float" office:value="16425.9768" calcext:value-type="float">
            <text:p>164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0M14S" calcext:value-type="time">
            <text:p>15:4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02W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office:value-type="float" office:value="53891" calcext:value-type="float">
            <text:p>53891</text:p>
          </table:table-cell>
          <table:table-cell table:formula="of:=[.H376]*0.3048" office:value-type="float" office:value="16425.9768" calcext:value-type="float">
            <text:p>164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0M14S" calcext:value-type="time">
            <text:p>15:40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02W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office:value-type="float" office:value="53891" calcext:value-type="float">
            <text:p>53891</text:p>
          </table:table-cell>
          <table:table-cell table:formula="of:=[.H377]*0.3048" office:value-type="float" office:value="16425.9768" calcext:value-type="float">
            <text:p>164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0M18S" calcext:value-type="time">
            <text:p>15:40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02W</text:p>
          </table:table-cell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office:value-type="float" office:value="53891" calcext:value-type="float">
            <text:p>53891</text:p>
          </table:table-cell>
          <table:table-cell table:formula="of:=[.H378]*0.3048" office:value-type="float" office:value="16425.9768" calcext:value-type="float">
            <text:p>1642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1M13S" calcext:value-type="time">
            <text:p>15:41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18W</text:p>
          </table:table-cell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  <table:table-cell office:value-type="float" office:value="47542" calcext:value-type="float">
            <text:p>47542</text:p>
          </table:table-cell>
          <table:table-cell table:formula="of:=[.H379]*0.3048" office:value-type="float" office:value="14490.8016" calcext:value-type="float">
            <text:p>1449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1M13S" calcext:value-type="time">
            <text:p>15:41:13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7.75N</text:p>
          </table:table-cell>
          <table:table-cell office:value-type="string" calcext:value-type="string">
            <text:p>00032.18W</text:p>
          </table:table-cell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  <table:table-cell office:value-type="float" office:value="47542" calcext:value-type="float">
            <text:p>47542</text:p>
          </table:table-cell>
          <table:table-cell table:formula="of:=[.H380]*0.3048" office:value-type="float" office:value="14490.8016" calcext:value-type="float">
            <text:p>1449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2M14S" calcext:value-type="time">
            <text:p>15:4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70N</text:p>
          </table:table-cell>
          <table:table-cell office:value-type="string" calcext:value-type="string">
            <text:p>00032.57W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45683" calcext:value-type="float">
            <text:p>45683</text:p>
          </table:table-cell>
          <table:table-cell table:formula="of:=[.H381]*0.3048" office:value-type="float" office:value="13924.1784" calcext:value-type="float">
            <text:p>1392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2M14S" calcext:value-type="time">
            <text:p>15:42:14</text:p>
          </table:table-cell>
          <table:table-cell office:value-type="string" calcext:value-type="string">
            <text:p>ON0SEA-1:</text:p>
          </table:table-cell>
          <table:table-cell office:value-type="string" calcext:value-type="string">
            <text:p>4757.70N</text:p>
          </table:table-cell>
          <table:table-cell office:value-type="string" calcext:value-type="string">
            <text:p>00032.57W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45683" calcext:value-type="float">
            <text:p>45683</text:p>
          </table:table-cell>
          <table:table-cell table:formula="of:=[.H382]*0.3048" office:value-type="float" office:value="13924.1784" calcext:value-type="float">
            <text:p>1392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2M14S" calcext:value-type="time">
            <text:p>15:42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70N</text:p>
          </table:table-cell>
          <table:table-cell office:value-type="string" calcext:value-type="string">
            <text:p>00032.57W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45683" calcext:value-type="float">
            <text:p>45683</text:p>
          </table:table-cell>
          <table:table-cell table:formula="of:=[.H383]*0.3048" office:value-type="float" office:value="13924.1784" calcext:value-type="float">
            <text:p>1392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2M21S" calcext:value-type="time">
            <text:p>15:42:21</text:p>
          </table:table-cell>
          <table:table-cell office:value-type="string" calcext:value-type="string">
            <text:p>F4EWJ-10:</text:p>
          </table:table-cell>
          <table:table-cell office:value-type="string" calcext:value-type="string">
            <text:p>4757.70N</text:p>
          </table:table-cell>
          <table:table-cell office:value-type="string" calcext:value-type="string">
            <text:p>00032.57W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45683" calcext:value-type="float">
            <text:p>45683</text:p>
          </table:table-cell>
          <table:table-cell table:formula="of:=[.H384]*0.3048" office:value-type="float" office:value="13924.1784" calcext:value-type="float">
            <text:p>1392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3M14S" calcext:value-type="time">
            <text:p>15:43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62N</text:p>
          </table:table-cell>
          <table:table-cell office:value-type="string" calcext:value-type="string">
            <text:p>00032.93W</text:p>
          </table:table-cell>
          <table:table-cell office:value-type="float" office:value="229" calcext:value-type="float">
            <text:p>229</text:p>
          </table:table-cell>
          <table:table-cell office:value-type="float" office:value="18" calcext:value-type="float">
            <text:p>18</text:p>
          </table:table-cell>
          <table:table-cell office:value-type="float" office:value="44060" calcext:value-type="float">
            <text:p>44060</text:p>
          </table:table-cell>
          <table:table-cell table:formula="of:=[.H385]*0.3048" office:value-type="float" office:value="13429.488" calcext:value-type="float">
            <text:p>1342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3M17S" calcext:value-type="time">
            <text:p>15:43:17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62N</text:p>
          </table:table-cell>
          <table:table-cell office:value-type="string" calcext:value-type="string">
            <text:p>00032.93W</text:p>
          </table:table-cell>
          <table:table-cell office:value-type="float" office:value="229" calcext:value-type="float">
            <text:p>229</text:p>
          </table:table-cell>
          <table:table-cell office:value-type="float" office:value="18" calcext:value-type="float">
            <text:p>18</text:p>
          </table:table-cell>
          <table:table-cell office:value-type="float" office:value="44060" calcext:value-type="float">
            <text:p>44060</text:p>
          </table:table-cell>
          <table:table-cell table:formula="of:=[.H386]*0.3048" office:value-type="float" office:value="13429.488" calcext:value-type="float">
            <text:p>1342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4M14S" calcext:value-type="time">
            <text:p>15:4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55N</text:p>
          </table:table-cell>
          <table:table-cell office:value-type="string" calcext:value-type="string">
            <text:p>00033.59W</text:p>
          </table:table-cell>
          <table:table-cell office:value-type="float" office:value="267" calcext:value-type="float">
            <text:p>267</text:p>
          </table:table-cell>
          <table:table-cell office:value-type="float" office:value="34" calcext:value-type="float">
            <text:p>34</text:p>
          </table:table-cell>
          <table:table-cell office:value-type="float" office:value="42423" calcext:value-type="float">
            <text:p>42423</text:p>
          </table:table-cell>
          <table:table-cell table:formula="of:=[.H387]*0.3048" office:value-type="float" office:value="12930.5304" calcext:value-type="float">
            <text:p>1293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4M14S" calcext:value-type="time">
            <text:p>15:44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7.55N</text:p>
          </table:table-cell>
          <table:table-cell office:value-type="string" calcext:value-type="string">
            <text:p>00033.59W</text:p>
          </table:table-cell>
          <table:table-cell office:value-type="float" office:value="267" calcext:value-type="float">
            <text:p>267</text:p>
          </table:table-cell>
          <table:table-cell office:value-type="float" office:value="34" calcext:value-type="float">
            <text:p>34</text:p>
          </table:table-cell>
          <table:table-cell office:value-type="float" office:value="42423" calcext:value-type="float">
            <text:p>42423</text:p>
          </table:table-cell>
          <table:table-cell table:formula="of:=[.H388]*0.3048" office:value-type="float" office:value="12930.5304" calcext:value-type="float">
            <text:p>1293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4M14S" calcext:value-type="time">
            <text:p>15:44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55N</text:p>
          </table:table-cell>
          <table:table-cell office:value-type="string" calcext:value-type="string">
            <text:p>00033.59W</text:p>
          </table:table-cell>
          <table:table-cell office:value-type="float" office:value="267" calcext:value-type="float">
            <text:p>267</text:p>
          </table:table-cell>
          <table:table-cell office:value-type="float" office:value="34" calcext:value-type="float">
            <text:p>34</text:p>
          </table:table-cell>
          <table:table-cell office:value-type="float" office:value="42423" calcext:value-type="float">
            <text:p>42423</text:p>
          </table:table-cell>
          <table:table-cell table:formula="of:=[.H389]*0.3048" office:value-type="float" office:value="12930.5304" calcext:value-type="float">
            <text:p>1293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5M14S" calcext:value-type="time">
            <text:p>15:4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35N</text:p>
          </table:table-cell>
          <table:table-cell office:value-type="string" calcext:value-type="string">
            <text:p>00034.49W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float" office:value="40861" calcext:value-type="float">
            <text:p>40861</text:p>
          </table:table-cell>
          <table:table-cell table:formula="of:=[.H390]*0.3048" office:value-type="float" office:value="12454.4328" calcext:value-type="float">
            <text:p>1245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5M14S" calcext:value-type="time">
            <text:p>15:45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35N</text:p>
          </table:table-cell>
          <table:table-cell office:value-type="string" calcext:value-type="string">
            <text:p>00034.49W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float" office:value="40861" calcext:value-type="float">
            <text:p>40861</text:p>
          </table:table-cell>
          <table:table-cell table:formula="of:=[.H391]*0.3048" office:value-type="float" office:value="12454.4328" calcext:value-type="float">
            <text:p>1245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5M17S" calcext:value-type="time">
            <text:p>15:45:17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35N</text:p>
          </table:table-cell>
          <table:table-cell office:value-type="string" calcext:value-type="string">
            <text:p>00034.49W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float" office:value="40861" calcext:value-type="float">
            <text:p>40861</text:p>
          </table:table-cell>
          <table:table-cell table:formula="of:=[.H392]*0.3048" office:value-type="float" office:value="12454.4328" calcext:value-type="float">
            <text:p>1245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6M14S" calcext:value-type="time">
            <text:p>15:46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7.11N</text:p>
          </table:table-cell>
          <table:table-cell office:value-type="string" calcext:value-type="string">
            <text:p>00035.53W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 office:value-type="float" office:value="39417" calcext:value-type="float">
            <text:p>39417</text:p>
          </table:table-cell>
          <table:table-cell table:formula="of:=[.H393]*0.3048" office:value-type="float" office:value="12014.3016" calcext:value-type="float">
            <text:p>1201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6M14S" calcext:value-type="time">
            <text:p>15:46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7.11N</text:p>
          </table:table-cell>
          <table:table-cell office:value-type="string" calcext:value-type="string">
            <text:p>00035.53W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 office:value-type="float" office:value="39417" calcext:value-type="float">
            <text:p>39417</text:p>
          </table:table-cell>
          <table:table-cell table:formula="of:=[.H394]*0.3048" office:value-type="float" office:value="12014.3016" calcext:value-type="float">
            <text:p>1201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6M14S" calcext:value-type="time">
            <text:p>15:4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7.11N</text:p>
          </table:table-cell>
          <table:table-cell office:value-type="string" calcext:value-type="string">
            <text:p>00035.53W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 office:value-type="float" office:value="39417" calcext:value-type="float">
            <text:p>39417</text:p>
          </table:table-cell>
          <table:table-cell table:formula="of:=[.H395]*0.3048" office:value-type="float" office:value="12014.3016" calcext:value-type="float">
            <text:p>1201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6M14S" calcext:value-type="time">
            <text:p>15:4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7.11N</text:p>
          </table:table-cell>
          <table:table-cell office:value-type="string" calcext:value-type="string">
            <text:p>00035.53W</text:p>
          </table:table-cell>
          <table:table-cell office:value-type="float" office:value="241" calcext:value-type="float">
            <text:p>241</text:p>
          </table:table-cell>
          <table:table-cell office:value-type="float" office:value="35" calcext:value-type="float">
            <text:p>35</text:p>
          </table:table-cell>
          <table:table-cell office:value-type="float" office:value="39417" calcext:value-type="float">
            <text:p>39417</text:p>
          </table:table-cell>
          <table:table-cell table:formula="of:=[.H396]*0.3048" office:value-type="float" office:value="12014.3016" calcext:value-type="float">
            <text:p>1201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7M14S" calcext:value-type="time">
            <text:p>15:4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93N</text:p>
          </table:table-cell>
          <table:table-cell office:value-type="string" calcext:value-type="string">
            <text:p>00036.59W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37989" calcext:value-type="float">
            <text:p>37989</text:p>
          </table:table-cell>
          <table:table-cell table:formula="of:=[.H397]*0.3048" office:value-type="float" office:value="11579.0472" calcext:value-type="float">
            <text:p>1157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7M14S" calcext:value-type="time">
            <text:p>15:47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93N</text:p>
          </table:table-cell>
          <table:table-cell office:value-type="string" calcext:value-type="string">
            <text:p>00036.59W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37989" calcext:value-type="float">
            <text:p>37989</text:p>
          </table:table-cell>
          <table:table-cell table:formula="of:=[.H398]*0.3048" office:value-type="float" office:value="11579.0472" calcext:value-type="float">
            <text:p>1157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7M14S" calcext:value-type="time">
            <text:p>15:47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93N</text:p>
          </table:table-cell>
          <table:table-cell office:value-type="string" calcext:value-type="string">
            <text:p>00036.59W</text:p>
          </table:table-cell>
          <table:table-cell office:value-type="float" office:value="250" calcext:value-type="float">
            <text:p>250</text:p>
          </table:table-cell>
          <table:table-cell office:value-type="float" office:value="58" calcext:value-type="float">
            <text:p>58</text:p>
          </table:table-cell>
          <table:table-cell office:value-type="float" office:value="37989" calcext:value-type="float">
            <text:p>37989</text:p>
          </table:table-cell>
          <table:table-cell table:formula="of:=[.H399]*0.3048" office:value-type="float" office:value="11579.0472" calcext:value-type="float">
            <text:p>1157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8M13S" calcext:value-type="time">
            <text:p>15:48:13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6.69N</text:p>
          </table:table-cell>
          <table:table-cell office:value-type="string" calcext:value-type="string">
            <text:p>00037.78W</text:p>
          </table:table-cell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  <table:table-cell office:value-type="float" office:value="36690" calcext:value-type="float">
            <text:p>36690</text:p>
          </table:table-cell>
          <table:table-cell table:formula="of:=[.H400]*0.3048" office:value-type="float" office:value="11183.112" calcext:value-type="float">
            <text:p>1118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9M14S" calcext:value-type="time">
            <text:p>15:4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6.42N</text:p>
          </table:table-cell>
          <table:table-cell office:value-type="string" calcext:value-type="string">
            <text:p>00038.94W</text:p>
          </table:table-cell>
          <table:table-cell office:value-type="float" office:value="246" calcext:value-type="float">
            <text:p>246</text:p>
          </table:table-cell>
          <table:table-cell office:value-type="float" office:value="53" calcext:value-type="float">
            <text:p>53</text:p>
          </table:table-cell>
          <table:table-cell office:value-type="float" office:value="35430" calcext:value-type="float">
            <text:p>35430</text:p>
          </table:table-cell>
          <table:table-cell table:formula="of:=[.H401]*0.3048" office:value-type="float" office:value="10799.064" calcext:value-type="float">
            <text:p>1079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9M14S" calcext:value-type="time">
            <text:p>15:49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6.42N</text:p>
          </table:table-cell>
          <table:table-cell office:value-type="string" calcext:value-type="string">
            <text:p>00038.94W</text:p>
          </table:table-cell>
          <table:table-cell office:value-type="float" office:value="246" calcext:value-type="float">
            <text:p>246</text:p>
          </table:table-cell>
          <table:table-cell office:value-type="float" office:value="53" calcext:value-type="float">
            <text:p>53</text:p>
          </table:table-cell>
          <table:table-cell office:value-type="float" office:value="35430" calcext:value-type="float">
            <text:p>35430</text:p>
          </table:table-cell>
          <table:table-cell table:formula="of:=[.H402]*0.3048" office:value-type="float" office:value="10799.064" calcext:value-type="float">
            <text:p>1079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49M14S" calcext:value-type="time">
            <text:p>15:49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42N</text:p>
          </table:table-cell>
          <table:table-cell office:value-type="string" calcext:value-type="string">
            <text:p>00038.94W</text:p>
          </table:table-cell>
          <table:table-cell office:value-type="float" office:value="246" calcext:value-type="float">
            <text:p>246</text:p>
          </table:table-cell>
          <table:table-cell office:value-type="float" office:value="53" calcext:value-type="float">
            <text:p>53</text:p>
          </table:table-cell>
          <table:table-cell office:value-type="float" office:value="35430" calcext:value-type="float">
            <text:p>35430</text:p>
          </table:table-cell>
          <table:table-cell table:formula="of:=[.H403]*0.3048" office:value-type="float" office:value="10799.064" calcext:value-type="float">
            <text:p>1079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0M14S" calcext:value-type="time">
            <text:p>15:50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6.16N</text:p>
          </table:table-cell>
          <table:table-cell office:value-type="string" calcext:value-type="string">
            <text:p>00040.06W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34144" calcext:value-type="float">
            <text:p>34144</text:p>
          </table:table-cell>
          <table:table-cell table:formula="of:=[.H404]*0.3048" office:value-type="float" office:value="10407.0912" calcext:value-type="float">
            <text:p>1040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0M14S" calcext:value-type="time">
            <text:p>15:50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6.16N</text:p>
          </table:table-cell>
          <table:table-cell office:value-type="string" calcext:value-type="string">
            <text:p>00040.06W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34144" calcext:value-type="float">
            <text:p>34144</text:p>
          </table:table-cell>
          <table:table-cell table:formula="of:=[.H405]*0.3048" office:value-type="float" office:value="10407.0912" calcext:value-type="float">
            <text:p>1040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1M14S" calcext:value-type="time">
            <text:p>15:5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88N</text:p>
          </table:table-cell>
          <table:table-cell office:value-type="string" calcext:value-type="string">
            <text:p>00041.08W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office:value-type="float" office:value="32968" calcext:value-type="float">
            <text:p>32968</text:p>
          </table:table-cell>
          <table:table-cell table:formula="of:=[.H406]*0.3048" office:value-type="float" office:value="10048.6464" calcext:value-type="float">
            <text:p>1004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1M14S" calcext:value-type="time">
            <text:p>15:51:14</text:p>
          </table:table-cell>
          <table:table-cell office:value-type="string" calcext:value-type="string">
            <text:p>F4DVK-10:</text:p>
          </table:table-cell>
          <table:table-cell office:value-type="string" calcext:value-type="string">
            <text:p>4755.88N</text:p>
          </table:table-cell>
          <table:table-cell office:value-type="string" calcext:value-type="string">
            <text:p>00041.08W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office:value-type="float" office:value="32968" calcext:value-type="float">
            <text:p>32968</text:p>
          </table:table-cell>
          <table:table-cell table:formula="of:=[.H407]*0.3048" office:value-type="float" office:value="10048.6464" calcext:value-type="float">
            <text:p>1004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2M14S" calcext:value-type="time">
            <text:p>15:52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88N</text:p>
          </table:table-cell>
          <table:table-cell office:value-type="string" calcext:value-type="string">
            <text:p>00041.08W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office:value-type="float" office:value="32968" calcext:value-type="float">
            <text:p>32968</text:p>
          </table:table-cell>
          <table:table-cell table:formula="of:=[.H408]*0.3048" office:value-type="float" office:value="10048.6464" calcext:value-type="float">
            <text:p>1004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2M14S" calcext:value-type="time">
            <text:p>15:52:14</text:p>
          </table:table-cell>
          <table:table-cell office:value-type="string" calcext:value-type="string">
            <text:p>F4HVU-10:</text:p>
          </table:table-cell>
          <table:table-cell office:value-type="string" calcext:value-type="string">
            <text:p>4755.88N</text:p>
          </table:table-cell>
          <table:table-cell office:value-type="string" calcext:value-type="string">
            <text:p>00041.08W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office:value-type="float" office:value="32968" calcext:value-type="float">
            <text:p>32968</text:p>
          </table:table-cell>
          <table:table-cell table:formula="of:=[.H409]*0.3048" office:value-type="float" office:value="10048.6464" calcext:value-type="float">
            <text:p>1004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2M14S" calcext:value-type="time">
            <text:p>15:52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88N</text:p>
          </table:table-cell>
          <table:table-cell office:value-type="string" calcext:value-type="string">
            <text:p>00041.08W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office:value-type="float" office:value="32968" calcext:value-type="float">
            <text:p>32968</text:p>
          </table:table-cell>
          <table:table-cell table:formula="of:=[.H410]*0.3048" office:value-type="float" office:value="10048.6464" calcext:value-type="float">
            <text:p>1004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29N</text:p>
          </table:table-cell>
          <table:table-cell office:value-type="string" calcext:value-type="string">
            <text:p>00043.30W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float" office:value="30634" calcext:value-type="float">
            <text:p>30634</text:p>
          </table:table-cell>
          <table:table-cell table:formula="of:=[.H411]*0.3048" office:value-type="float" office:value="9337.2432" calcext:value-type="float">
            <text:p>933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5.29N</text:p>
          </table:table-cell>
          <table:table-cell office:value-type="string" calcext:value-type="string">
            <text:p>00043.30W</text:p>
          </table:table-cell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float" office:value="30634" calcext:value-type="float">
            <text:p>30634</text:p>
          </table:table-cell>
          <table:table-cell table:formula="of:=[.H412]*0.3048" office:value-type="float" office:value="9337.2432" calcext:value-type="float">
            <text:p>933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4M14S" calcext:value-type="time">
            <text:p>15:54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5.05N</text:p>
          </table:table-cell>
          <table:table-cell office:value-type="string" calcext:value-type="string">
            <text:p>00044.42W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float" office:value="29504" calcext:value-type="float">
            <text:p>29504</text:p>
          </table:table-cell>
          <table:table-cell table:formula="of:=[.H413]*0.3048" office:value-type="float" office:value="8992.8192" calcext:value-type="float">
            <text:p>899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4M14S" calcext:value-type="time">
            <text:p>15:5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5.05N</text:p>
          </table:table-cell>
          <table:table-cell office:value-type="string" calcext:value-type="string">
            <text:p>00044.42W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float" office:value="29504" calcext:value-type="float">
            <text:p>29504</text:p>
          </table:table-cell>
          <table:table-cell table:formula="of:=[.H414]*0.3048" office:value-type="float" office:value="8992.8192" calcext:value-type="float">
            <text:p>899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4M18S" calcext:value-type="time">
            <text:p>15:54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5.05N</text:p>
          </table:table-cell>
          <table:table-cell office:value-type="string" calcext:value-type="string">
            <text:p>00044.42W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float" office:value="29504" calcext:value-type="float">
            <text:p>29504</text:p>
          </table:table-cell>
          <table:table-cell table:formula="of:=[.H415]*0.3048" office:value-type="float" office:value="8992.8192" calcext:value-type="float">
            <text:p>899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5M13S" calcext:value-type="time">
            <text:p>15:55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4.84N</text:p>
          </table:table-cell>
          <table:table-cell office:value-type="string" calcext:value-type="string">
            <text:p>00045.53W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office:value-type="float" office:value="28423" calcext:value-type="float">
            <text:p>28423</text:p>
          </table:table-cell>
          <table:table-cell table:formula="of:=[.H416]*0.3048" office:value-type="float" office:value="8663.3304" calcext:value-type="float">
            <text:p>866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5M13S" calcext:value-type="time">
            <text:p>15:55:13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4.84N</text:p>
          </table:table-cell>
          <table:table-cell office:value-type="string" calcext:value-type="string">
            <text:p>00045.53W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office:value-type="float" office:value="28423" calcext:value-type="float">
            <text:p>28423</text:p>
          </table:table-cell>
          <table:table-cell table:formula="of:=[.H417]*0.3048" office:value-type="float" office:value="8663.3304" calcext:value-type="float">
            <text:p>866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5M14S" calcext:value-type="time">
            <text:p>15:5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4.84N</text:p>
          </table:table-cell>
          <table:table-cell office:value-type="string" calcext:value-type="string">
            <text:p>00045.53W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office:value-type="float" office:value="28423" calcext:value-type="float">
            <text:p>28423</text:p>
          </table:table-cell>
          <table:table-cell table:formula="of:=[.H418]*0.3048" office:value-type="float" office:value="8663.3304" calcext:value-type="float">
            <text:p>866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6M14S" calcext:value-type="time">
            <text:p>15:5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4.61N</text:p>
          </table:table-cell>
          <table:table-cell office:value-type="string" calcext:value-type="string">
            <text:p>00046.59W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float" office:value="27368" calcext:value-type="float">
            <text:p>27368</text:p>
          </table:table-cell>
          <table:table-cell table:formula="of:=[.H419]*0.3048" office:value-type="float" office:value="8341.7664" calcext:value-type="float">
            <text:p>834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6M14S" calcext:value-type="time">
            <text:p>15:56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4.61N</text:p>
          </table:table-cell>
          <table:table-cell office:value-type="string" calcext:value-type="string">
            <text:p>00046.59W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float" office:value="27368" calcext:value-type="float">
            <text:p>27368</text:p>
          </table:table-cell>
          <table:table-cell table:formula="of:=[.H420]*0.3048" office:value-type="float" office:value="8341.7664" calcext:value-type="float">
            <text:p>834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6M14S" calcext:value-type="time">
            <text:p>15:5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4.61N</text:p>
          </table:table-cell>
          <table:table-cell office:value-type="string" calcext:value-type="string">
            <text:p>00046.59W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float" office:value="27368" calcext:value-type="float">
            <text:p>27368</text:p>
          </table:table-cell>
          <table:table-cell table:formula="of:=[.H421]*0.3048" office:value-type="float" office:value="8341.7664" calcext:value-type="float">
            <text:p>834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7M14S" calcext:value-type="time">
            <text:p>15:5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4.42N</text:p>
          </table:table-cell>
          <table:table-cell office:value-type="string" calcext:value-type="string">
            <text:p>00047.60W</text:p>
          </table:table-cell>
          <table:table-cell office:value-type="float" office:value="266" calcext:value-type="float">
            <text:p>266</text:p>
          </table:table-cell>
          <table:table-cell office:value-type="float" office:value="39" calcext:value-type="float">
            <text:p>39</text:p>
          </table:table-cell>
          <table:table-cell office:value-type="float" office:value="26296" calcext:value-type="float">
            <text:p>26296</text:p>
          </table:table-cell>
          <table:table-cell table:formula="of:=[.H422]*0.3048" office:value-type="float" office:value="8015.0208" calcext:value-type="float">
            <text:p>80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7M14S" calcext:value-type="time">
            <text:p>15:57:14</text:p>
          </table:table-cell>
          <table:table-cell office:value-type="string" calcext:value-type="string">
            <text:p>F4HKP-3:</text:p>
          </table:table-cell>
          <table:table-cell office:value-type="string" calcext:value-type="string">
            <text:p>4754.42N</text:p>
          </table:table-cell>
          <table:table-cell office:value-type="string" calcext:value-type="string">
            <text:p>00047.60W</text:p>
          </table:table-cell>
          <table:table-cell office:value-type="float" office:value="266" calcext:value-type="float">
            <text:p>266</text:p>
          </table:table-cell>
          <table:table-cell office:value-type="float" office:value="39" calcext:value-type="float">
            <text:p>39</text:p>
          </table:table-cell>
          <table:table-cell office:value-type="float" office:value="26296" calcext:value-type="float">
            <text:p>26296</text:p>
          </table:table-cell>
          <table:table-cell table:formula="of:=[.H423]*0.3048" office:value-type="float" office:value="8015.0208" calcext:value-type="float">
            <text:p>80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7M18S" calcext:value-type="time">
            <text:p>15:57:18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4.42N</text:p>
          </table:table-cell>
          <table:table-cell office:value-type="string" calcext:value-type="string">
            <text:p>00047.60W</text:p>
          </table:table-cell>
          <table:table-cell office:value-type="float" office:value="266" calcext:value-type="float">
            <text:p>266</text:p>
          </table:table-cell>
          <table:table-cell office:value-type="float" office:value="39" calcext:value-type="float">
            <text:p>39</text:p>
          </table:table-cell>
          <table:table-cell office:value-type="float" office:value="26296" calcext:value-type="float">
            <text:p>26296</text:p>
          </table:table-cell>
          <table:table-cell table:formula="of:=[.H424]*0.3048" office:value-type="float" office:value="8015.0208" calcext:value-type="float">
            <text:p>80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8M14S" calcext:value-type="time">
            <text:p>15:5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4.25N</text:p>
          </table:table-cell>
          <table:table-cell office:value-type="string" calcext:value-type="string">
            <text:p>00048.46W</text:p>
          </table:table-cell>
          <table:table-cell office:value-type="float" office:value="261" calcext:value-type="float">
            <text:p>261</text:p>
          </table:table-cell>
          <table:table-cell office:value-type="float" office:value="38" calcext:value-type="float">
            <text:p>38</text:p>
          </table:table-cell>
          <table:table-cell office:value-type="float" office:value="25265" calcext:value-type="float">
            <text:p>25265</text:p>
          </table:table-cell>
          <table:table-cell table:formula="of:=[.H425]*0.3048" office:value-type="float" office:value="7700.772" calcext:value-type="float">
            <text:p>770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8M14S" calcext:value-type="time">
            <text:p>15:58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4.25N</text:p>
          </table:table-cell>
          <table:table-cell office:value-type="string" calcext:value-type="string">
            <text:p>00048.46W</text:p>
          </table:table-cell>
          <table:table-cell office:value-type="float" office:value="261" calcext:value-type="float">
            <text:p>261</text:p>
          </table:table-cell>
          <table:table-cell office:value-type="float" office:value="38" calcext:value-type="float">
            <text:p>38</text:p>
          </table:table-cell>
          <table:table-cell office:value-type="float" office:value="25265" calcext:value-type="float">
            <text:p>25265</text:p>
          </table:table-cell>
          <table:table-cell table:formula="of:=[.H426]*0.3048" office:value-type="float" office:value="7700.772" calcext:value-type="float">
            <text:p>770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8M14S" calcext:value-type="time">
            <text:p>15:58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4.25N</text:p>
          </table:table-cell>
          <table:table-cell office:value-type="string" calcext:value-type="string">
            <text:p>00048.46W</text:p>
          </table:table-cell>
          <table:table-cell office:value-type="float" office:value="261" calcext:value-type="float">
            <text:p>261</text:p>
          </table:table-cell>
          <table:table-cell office:value-type="float" office:value="38" calcext:value-type="float">
            <text:p>38</text:p>
          </table:table-cell>
          <table:table-cell office:value-type="float" office:value="25265" calcext:value-type="float">
            <text:p>25265</text:p>
          </table:table-cell>
          <table:table-cell table:formula="of:=[.H427]*0.3048" office:value-type="float" office:value="7700.772" calcext:value-type="float">
            <text:p>770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9M14S" calcext:value-type="time">
            <text:p>15:59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4.09N</text:p>
          </table:table-cell>
          <table:table-cell office:value-type="string" calcext:value-type="string">
            <text:p>00049.34W</text:p>
          </table:table-cell>
          <table:table-cell office:value-type="float" office:value="263" calcext:value-type="float">
            <text:p>263</text:p>
          </table:table-cell>
          <table:table-cell office:value-type="float" office:value="40" calcext:value-type="float">
            <text:p>40</text:p>
          </table:table-cell>
          <table:table-cell office:value-type="float" office:value="24267" calcext:value-type="float">
            <text:p>24267</text:p>
          </table:table-cell>
          <table:table-cell table:formula="of:=[.H428]*0.3048" office:value-type="float" office:value="7396.5816" calcext:value-type="float">
            <text:p>73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5H59M14S" calcext:value-type="time">
            <text:p>15:5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4.09N</text:p>
          </table:table-cell>
          <table:table-cell office:value-type="string" calcext:value-type="string">
            <text:p>00049.34W</text:p>
          </table:table-cell>
          <table:table-cell office:value-type="float" office:value="263" calcext:value-type="float">
            <text:p>263</text:p>
          </table:table-cell>
          <table:table-cell office:value-type="float" office:value="40" calcext:value-type="float">
            <text:p>40</text:p>
          </table:table-cell>
          <table:table-cell office:value-type="float" office:value="24267" calcext:value-type="float">
            <text:p>24267</text:p>
          </table:table-cell>
          <table:table-cell table:formula="of:=[.H429]*0.3048" office:value-type="float" office:value="7396.5816" calcext:value-type="float">
            <text:p>739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0M14S" calcext:value-type="time">
            <text:p>16:0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96N</text:p>
          </table:table-cell>
          <table:table-cell office:value-type="string" calcext:value-type="string">
            <text:p>00050.22W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23361" calcext:value-type="float">
            <text:p>23361</text:p>
          </table:table-cell>
          <table:table-cell table:formula="of:=[.H430]*0.3048" office:value-type="float" office:value="7120.4328" calcext:value-type="float">
            <text:p>712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0M14S" calcext:value-type="time">
            <text:p>16:00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96N</text:p>
          </table:table-cell>
          <table:table-cell office:value-type="string" calcext:value-type="string">
            <text:p>00050.22W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office:value-type="float" office:value="23361" calcext:value-type="float">
            <text:p>23361</text:p>
          </table:table-cell>
          <table:table-cell table:formula="of:=[.H431]*0.3048" office:value-type="float" office:value="7120.4328" calcext:value-type="float">
            <text:p>712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1M14S" calcext:value-type="time">
            <text:p>16:0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83N</text:p>
          </table:table-cell>
          <table:table-cell office:value-type="string" calcext:value-type="string">
            <text:p>00051.08W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22423" calcext:value-type="float">
            <text:p>22423</text:p>
          </table:table-cell>
          <table:table-cell table:formula="of:=[.H432]*0.3048" office:value-type="float" office:value="6834.5304" calcext:value-type="float">
            <text:p>68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1M14S" calcext:value-type="time">
            <text:p>16:01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3.83N</text:p>
          </table:table-cell>
          <table:table-cell office:value-type="string" calcext:value-type="string">
            <text:p>00051.08W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22423" calcext:value-type="float">
            <text:p>22423</text:p>
          </table:table-cell>
          <table:table-cell table:formula="of:=[.H433]*0.3048" office:value-type="float" office:value="6834.5304" calcext:value-type="float">
            <text:p>68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1M14S" calcext:value-type="time">
            <text:p>16:01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3.83N</text:p>
          </table:table-cell>
          <table:table-cell office:value-type="string" calcext:value-type="string">
            <text:p>00051.08W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office:value-type="float" office:value="22423" calcext:value-type="float">
            <text:p>22423</text:p>
          </table:table-cell>
          <table:table-cell table:formula="of:=[.H434]*0.3048" office:value-type="float" office:value="6834.5304" calcext:value-type="float">
            <text:p>683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2M14S" calcext:value-type="time">
            <text:p>16:02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73N</text:p>
          </table:table-cell>
          <table:table-cell office:value-type="string" calcext:value-type="string">
            <text:p>00051.94W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21473" calcext:value-type="float">
            <text:p>21473</text:p>
          </table:table-cell>
          <table:table-cell table:formula="of:=[.H435]*0.3048" office:value-type="float" office:value="6544.9704" calcext:value-type="float">
            <text:p>65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2M14S" calcext:value-type="time">
            <text:p>16:02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3.73N</text:p>
          </table:table-cell>
          <table:table-cell office:value-type="string" calcext:value-type="string">
            <text:p>00051.94W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21473" calcext:value-type="float">
            <text:p>21473</text:p>
          </table:table-cell>
          <table:table-cell table:formula="of:=[.H436]*0.3048" office:value-type="float" office:value="6544.9704" calcext:value-type="float">
            <text:p>65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2M15S" calcext:value-type="time">
            <text:p>16:02:15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73N</text:p>
          </table:table-cell>
          <table:table-cell office:value-type="string" calcext:value-type="string">
            <text:p>00051.94W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21473" calcext:value-type="float">
            <text:p>21473</text:p>
          </table:table-cell>
          <table:table-cell table:formula="of:=[.H437]*0.3048" office:value-type="float" office:value="6544.9704" calcext:value-type="float">
            <text:p>65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3M14S" calcext:value-type="time">
            <text:p>16:0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6N</text:p>
          </table:table-cell>
          <table:table-cell office:value-type="string" calcext:value-type="string">
            <text:p>00052.68W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20644" calcext:value-type="float">
            <text:p>20644</text:p>
          </table:table-cell>
          <table:table-cell table:formula="of:=[.H438]*0.3048" office:value-type="float" office:value="6292.2912" calcext:value-type="float">
            <text:p>629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3M14S" calcext:value-type="time">
            <text:p>16:03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6N</text:p>
          </table:table-cell>
          <table:table-cell office:value-type="string" calcext:value-type="string">
            <text:p>00052.68W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20644" calcext:value-type="float">
            <text:p>20644</text:p>
          </table:table-cell>
          <table:table-cell table:formula="of:=[.H439]*0.3048" office:value-type="float" office:value="6292.2912" calcext:value-type="float">
            <text:p>629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3M14S" calcext:value-type="time">
            <text:p>16:03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3.66N</text:p>
          </table:table-cell>
          <table:table-cell office:value-type="string" calcext:value-type="string">
            <text:p>00052.68W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20644" calcext:value-type="float">
            <text:p>20644</text:p>
          </table:table-cell>
          <table:table-cell table:formula="of:=[.H440]*0.3048" office:value-type="float" office:value="6292.2912" calcext:value-type="float">
            <text:p>629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4M14S" calcext:value-type="time">
            <text:p>16:0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4N</text:p>
          </table:table-cell>
          <table:table-cell office:value-type="string" calcext:value-type="string">
            <text:p>00053.16W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9960" calcext:value-type="float">
            <text:p>19960</text:p>
          </table:table-cell>
          <table:table-cell table:formula="of:=[.H441]*0.3048" office:value-type="float" office:value="6083.808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4M14S" calcext:value-type="time">
            <text:p>16:04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4N</text:p>
          </table:table-cell>
          <table:table-cell office:value-type="string" calcext:value-type="string">
            <text:p>00053.16W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9960" calcext:value-type="float">
            <text:p>19960</text:p>
          </table:table-cell>
          <table:table-cell table:formula="of:=[.H442]*0.3048" office:value-type="float" office:value="6083.808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5M13S" calcext:value-type="time">
            <text:p>16:05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4N</text:p>
          </table:table-cell>
          <table:table-cell office:value-type="string" calcext:value-type="string">
            <text:p>00053.16W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9960" calcext:value-type="float">
            <text:p>19960</text:p>
          </table:table-cell>
          <table:table-cell table:formula="of:=[.H443]*0.3048" office:value-type="float" office:value="6083.808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5M13S" calcext:value-type="time">
            <text:p>16:05:13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4N</text:p>
          </table:table-cell>
          <table:table-cell office:value-type="string" calcext:value-type="string">
            <text:p>00053.16W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9960" calcext:value-type="float">
            <text:p>19960</text:p>
          </table:table-cell>
          <table:table-cell table:formula="of:=[.H444]*0.3048" office:value-type="float" office:value="6083.808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5M14S" calcext:value-type="time">
            <text:p>16:05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3.64N</text:p>
          </table:table-cell>
          <table:table-cell office:value-type="string" calcext:value-type="string">
            <text:p>00053.16W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9960" calcext:value-type="float">
            <text:p>19960</text:p>
          </table:table-cell>
          <table:table-cell table:formula="of:=[.H445]*0.3048" office:value-type="float" office:value="6083.808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6M14S" calcext:value-type="time">
            <text:p>16:06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4N</text:p>
          </table:table-cell>
          <table:table-cell office:value-type="string" calcext:value-type="string">
            <text:p>00053.16W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9960" calcext:value-type="float">
            <text:p>19960</text:p>
          </table:table-cell>
          <table:table-cell table:formula="of:=[.H446]*0.3048" office:value-type="float" office:value="6083.808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6M14S" calcext:value-type="time">
            <text:p>16:0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4N</text:p>
          </table:table-cell>
          <table:table-cell office:value-type="string" calcext:value-type="string">
            <text:p>00053.16W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9960" calcext:value-type="float">
            <text:p>19960</text:p>
          </table:table-cell>
          <table:table-cell table:formula="of:=[.H447]*0.3048" office:value-type="float" office:value="6083.808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6M14S" calcext:value-type="time">
            <text:p>16:06:14</text:p>
          </table:table-cell>
          <table:table-cell office:value-type="string" calcext:value-type="string">
            <text:p>F5KIA-3:</text:p>
          </table:table-cell>
          <table:table-cell office:value-type="string" calcext:value-type="string">
            <text:p>4753.64N</text:p>
          </table:table-cell>
          <table:table-cell office:value-type="string" calcext:value-type="string">
            <text:p>00053.16W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19960" calcext:value-type="float">
            <text:p>19960</text:p>
          </table:table-cell>
          <table:table-cell table:formula="of:=[.H448]*0.3048" office:value-type="float" office:value="6083.808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7M14S" calcext:value-type="time">
            <text:p>16:0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0N</text:p>
          </table:table-cell>
          <table:table-cell office:value-type="string" calcext:value-type="string">
            <text:p>00055.38W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float" office:value="16958" calcext:value-type="float">
            <text:p>16958</text:p>
          </table:table-cell>
          <table:table-cell table:formula="of:=[.H449]*0.3048" office:value-type="float" office:value="5168.7984" calcext:value-type="float">
            <text:p>516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7M14S" calcext:value-type="time">
            <text:p>16:07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0N</text:p>
          </table:table-cell>
          <table:table-cell office:value-type="string" calcext:value-type="string">
            <text:p>00055.38W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float" office:value="16958" calcext:value-type="float">
            <text:p>16958</text:p>
          </table:table-cell>
          <table:table-cell table:formula="of:=[.H450]*0.3048" office:value-type="float" office:value="5168.7984" calcext:value-type="float">
            <text:p>5169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8M14S" calcext:value-type="time">
            <text:p>16:0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2N</text:p>
          </table:table-cell>
          <table:table-cell office:value-type="string" calcext:value-type="string">
            <text:p>00056.11W</text:p>
          </table:table-cell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float" office:value="16042" calcext:value-type="float">
            <text:p>16042</text:p>
          </table:table-cell>
          <table:table-cell table:formula="of:=[.H451]*0.3048" office:value-type="float" office:value="4889.6016" calcext:value-type="float">
            <text:p>48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8M14S" calcext:value-type="time">
            <text:p>16:08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2N</text:p>
          </table:table-cell>
          <table:table-cell office:value-type="string" calcext:value-type="string">
            <text:p>00056.11W</text:p>
          </table:table-cell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office:value-type="float" office:value="16042" calcext:value-type="float">
            <text:p>16042</text:p>
          </table:table-cell>
          <table:table-cell table:formula="of:=[.H452]*0.3048" office:value-type="float" office:value="4889.6016" calcext:value-type="float">
            <text:p>489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9M14S" calcext:value-type="time">
            <text:p>16:09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59N</text:p>
          </table:table-cell>
          <table:table-cell office:value-type="string" calcext:value-type="string">
            <text:p>00056.76W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office:value-type="float" office:value="15273" calcext:value-type="float">
            <text:p>15273</text:p>
          </table:table-cell>
          <table:table-cell table:formula="of:=[.H453]*0.3048" office:value-type="float" office:value="4655.2104" calcext:value-type="float">
            <text:p>465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09M14S" calcext:value-type="time">
            <text:p>16:09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59N</text:p>
          </table:table-cell>
          <table:table-cell office:value-type="string" calcext:value-type="string">
            <text:p>00056.76W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office:value-type="float" office:value="15273" calcext:value-type="float">
            <text:p>15273</text:p>
          </table:table-cell>
          <table:table-cell table:formula="of:=[.H454]*0.3048" office:value-type="float" office:value="4655.2104" calcext:value-type="float">
            <text:p>465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0M14S" calcext:value-type="time">
            <text:p>16:10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1N</text:p>
          </table:table-cell>
          <table:table-cell office:value-type="string" calcext:value-type="string">
            <text:p>00057.39W</text:p>
          </table:table-cell>
          <table:table-cell office:value-type="float" office:value="272" calcext:value-type="float">
            <text:p>272</text:p>
          </table:table-cell>
          <table:table-cell office:value-type="float" office:value="18" calcext:value-type="float">
            <text:p>18</text:p>
          </table:table-cell>
          <table:table-cell office:value-type="float" office:value="14458" calcext:value-type="float">
            <text:p>14458</text:p>
          </table:table-cell>
          <table:table-cell table:formula="of:=[.H455]*0.3048" office:value-type="float" office:value="4406.7984" calcext:value-type="float">
            <text:p>440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0M14S" calcext:value-type="time">
            <text:p>16:1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1N</text:p>
          </table:table-cell>
          <table:table-cell office:value-type="string" calcext:value-type="string">
            <text:p>00057.39W</text:p>
          </table:table-cell>
          <table:table-cell office:value-type="float" office:value="272" calcext:value-type="float">
            <text:p>272</text:p>
          </table:table-cell>
          <table:table-cell office:value-type="float" office:value="18" calcext:value-type="float">
            <text:p>18</text:p>
          </table:table-cell>
          <table:table-cell office:value-type="float" office:value="14458" calcext:value-type="float">
            <text:p>14458</text:p>
          </table:table-cell>
          <table:table-cell table:formula="of:=[.H456]*0.3048" office:value-type="float" office:value="4406.7984" calcext:value-type="float">
            <text:p>440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1M14S" calcext:value-type="time">
            <text:p>16:11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58N</text:p>
          </table:table-cell>
          <table:table-cell office:value-type="string" calcext:value-type="string">
            <text:p>00057.98W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13600" calcext:value-type="float">
            <text:p>13600</text:p>
          </table:table-cell>
          <table:table-cell table:formula="of:=[.H457]*0.3048" office:value-type="float" office:value="4145.28" calcext:value-type="float">
            <text:p>41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1M14S" calcext:value-type="time">
            <text:p>16:11:14</text:p>
          </table:table-cell>
          <table:table-cell office:value-type="string" calcext:value-type="string">
            <text:p>F8KGK-3:</text:p>
          </table:table-cell>
          <table:table-cell office:value-type="string" calcext:value-type="string">
            <text:p>4753.58N</text:p>
          </table:table-cell>
          <table:table-cell office:value-type="string" calcext:value-type="string">
            <text:p>00057.98W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13600" calcext:value-type="float">
            <text:p>13600</text:p>
          </table:table-cell>
          <table:table-cell table:formula="of:=[.H458]*0.3048" office:value-type="float" office:value="4145.28" calcext:value-type="float">
            <text:p>414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2M13S" calcext:value-type="time">
            <text:p>16:12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57N</text:p>
          </table:table-cell>
          <table:table-cell office:value-type="string" calcext:value-type="string">
            <text:p>00058.49W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12754" calcext:value-type="float">
            <text:p>12754</text:p>
          </table:table-cell>
          <table:table-cell table:formula="of:=[.H459]*0.3048" office:value-type="float" office:value="3887.4192" calcext:value-type="float">
            <text:p>388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2M13S" calcext:value-type="time">
            <text:p>16:12:13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57N</text:p>
          </table:table-cell>
          <table:table-cell office:value-type="string" calcext:value-type="string">
            <text:p>00058.49W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12754" calcext:value-type="float">
            <text:p>12754</text:p>
          </table:table-cell>
          <table:table-cell table:formula="of:=[.H460]*0.3048" office:value-type="float" office:value="3887.4192" calcext:value-type="float">
            <text:p>388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3M14S" calcext:value-type="time">
            <text:p>16:13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54N</text:p>
          </table:table-cell>
          <table:table-cell office:value-type="string" calcext:value-type="string">
            <text:p>00058.96W</text:p>
          </table:table-cell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office:value-type="float" office:value="11867" calcext:value-type="float">
            <text:p>11867</text:p>
          </table:table-cell>
          <table:table-cell table:formula="of:=[.H461]*0.3048" office:value-type="float" office:value="3617.0616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3M14S" calcext:value-type="time">
            <text:p>16:13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54N</text:p>
          </table:table-cell>
          <table:table-cell office:value-type="string" calcext:value-type="string">
            <text:p>00058.96W</text:p>
          </table:table-cell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office:value-type="float" office:value="11867" calcext:value-type="float">
            <text:p>11867</text:p>
          </table:table-cell>
          <table:table-cell table:formula="of:=[.H462]*0.3048" office:value-type="float" office:value="3617.0616" calcext:value-type="float">
            <text:p>361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4M14S" calcext:value-type="time">
            <text:p>16:14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54N</text:p>
          </table:table-cell>
          <table:table-cell office:value-type="string" calcext:value-type="string">
            <text:p>00059.43W</text:p>
          </table:table-cell>
          <table:table-cell office:value-type="float" office:value="277" calcext:value-type="float">
            <text:p>277</text:p>
          </table:table-cell>
          <table:table-cell office:value-type="float" office:value="23" calcext:value-type="float">
            <text:p>23</text:p>
          </table:table-cell>
          <table:table-cell office:value-type="float" office:value="11015" calcext:value-type="float">
            <text:p>11015</text:p>
          </table:table-cell>
          <table:table-cell table:formula="of:=[.H463]*0.3048" office:value-type="float" office:value="3357.372" calcext:value-type="float">
            <text:p>335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4M14S" calcext:value-type="time">
            <text:p>16:14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54N</text:p>
          </table:table-cell>
          <table:table-cell office:value-type="string" calcext:value-type="string">
            <text:p>00059.43W</text:p>
          </table:table-cell>
          <table:table-cell office:value-type="float" office:value="277" calcext:value-type="float">
            <text:p>277</text:p>
          </table:table-cell>
          <table:table-cell office:value-type="float" office:value="23" calcext:value-type="float">
            <text:p>23</text:p>
          </table:table-cell>
          <table:table-cell office:value-type="float" office:value="11015" calcext:value-type="float">
            <text:p>11015</text:p>
          </table:table-cell>
          <table:table-cell table:formula="of:=[.H464]*0.3048" office:value-type="float" office:value="3357.372" calcext:value-type="float">
            <text:p>3357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5M14S" calcext:value-type="time">
            <text:p>16:15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57N</text:p>
          </table:table-cell>
          <table:table-cell office:value-type="string" calcext:value-type="string">
            <text:p>00059.84W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0158" calcext:value-type="float">
            <text:p>10158</text:p>
          </table:table-cell>
          <table:table-cell table:formula="of:=[.H465]*0.3048" office:value-type="float" office:value="3096.1584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5M14S" calcext:value-type="time">
            <text:p>16:15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57N</text:p>
          </table:table-cell>
          <table:table-cell office:value-type="string" calcext:value-type="string">
            <text:p>00059.84W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10158" calcext:value-type="float">
            <text:p>10158</text:p>
          </table:table-cell>
          <table:table-cell table:formula="of:=[.H466]*0.3048" office:value-type="float" office:value="3096.1584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6M14S" calcext:value-type="time">
            <text:p>16:16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1N</text:p>
          </table:table-cell>
          <table:table-cell office:value-type="string" calcext:value-type="string">
            <text:p>00100.17W</text:p>
          </table:table-cell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9393" calcext:value-type="float">
            <text:p>9393</text:p>
          </table:table-cell>
          <table:table-cell table:formula="of:=[.H467]*0.3048" office:value-type="float" office:value="2862.9864" calcext:value-type="float">
            <text:p>286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6M14S" calcext:value-type="time">
            <text:p>16:16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1N</text:p>
          </table:table-cell>
          <table:table-cell office:value-type="string" calcext:value-type="string">
            <text:p>00100.17W</text:p>
          </table:table-cell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9393" calcext:value-type="float">
            <text:p>9393</text:p>
          </table:table-cell>
          <table:table-cell table:formula="of:=[.H468]*0.3048" office:value-type="float" office:value="2862.9864" calcext:value-type="float">
            <text:p>2863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7M14S" calcext:value-type="time">
            <text:p>16:17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8N</text:p>
          </table:table-cell>
          <table:table-cell office:value-type="string" calcext:value-type="string">
            <text:p>00100.39W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8907" calcext:value-type="float">
            <text:p>8907</text:p>
          </table:table-cell>
          <table:table-cell table:formula="of:=[.H469]*0.3048" office:value-type="float" office:value="2714.8536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7M14S" calcext:value-type="time">
            <text:p>16:17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8N</text:p>
          </table:table-cell>
          <table:table-cell office:value-type="string" calcext:value-type="string">
            <text:p>00100.39W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8907" calcext:value-type="float">
            <text:p>8907</text:p>
          </table:table-cell>
          <table:table-cell table:formula="of:=[.H470]*0.3048" office:value-type="float" office:value="2714.8536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8M14S" calcext:value-type="time">
            <text:p>16:18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8N</text:p>
          </table:table-cell>
          <table:table-cell office:value-type="string" calcext:value-type="string">
            <text:p>00100.39W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8907" calcext:value-type="float">
            <text:p>8907</text:p>
          </table:table-cell>
          <table:table-cell table:formula="of:=[.H471]*0.3048" office:value-type="float" office:value="2714.8536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8M15S" calcext:value-type="time">
            <text:p>16:18:15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8N</text:p>
          </table:table-cell>
          <table:table-cell office:value-type="string" calcext:value-type="string">
            <text:p>00100.39W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8907" calcext:value-type="float">
            <text:p>8907</text:p>
          </table:table-cell>
          <table:table-cell table:formula="of:=[.H472]*0.3048" office:value-type="float" office:value="2714.8536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9M13S" calcext:value-type="time">
            <text:p>16:19:13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68N</text:p>
          </table:table-cell>
          <table:table-cell office:value-type="string" calcext:value-type="string">
            <text:p>00100.39W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8907" calcext:value-type="float">
            <text:p>8907</text:p>
          </table:table-cell>
          <table:table-cell table:formula="of:=[.H473]*0.3048" office:value-type="float" office:value="2714.8536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19M13S" calcext:value-type="time">
            <text:p>16:19:13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8N</text:p>
          </table:table-cell>
          <table:table-cell office:value-type="string" calcext:value-type="string">
            <text:p>00100.39W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8907" calcext:value-type="float">
            <text:p>8907</text:p>
          </table:table-cell>
          <table:table-cell table:formula="of:=[.H474]*0.3048" office:value-type="float" office:value="2714.8536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0M14S" calcext:value-type="time">
            <text:p>16:20:14</text:p>
          </table:table-cell>
          <table:table-cell office:value-type="string" calcext:value-type="string">
            <text:p>f4kmn-1:</text:p>
          </table:table-cell>
          <table:table-cell office:value-type="string" calcext:value-type="string">
            <text:p>4753.87N</text:p>
          </table:table-cell>
          <table:table-cell office:value-type="string" calcext:value-type="string">
            <text:p>00101.36W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726" calcext:value-type="float">
            <text:p>6726</text:p>
          </table:table-cell>
          <table:table-cell table:formula="of:=[.H475]*0.3048" office:value-type="float" office:value="2050.0848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0M14S" calcext:value-type="time">
            <text:p>16:20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87N</text:p>
          </table:table-cell>
          <table:table-cell office:value-type="string" calcext:value-type="string">
            <text:p>00101.36W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6726" calcext:value-type="float">
            <text:p>6726</text:p>
          </table:table-cell>
          <table:table-cell table:formula="of:=[.H476]*0.3048" office:value-type="float" office:value="2050.0848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1M14S" calcext:value-type="time">
            <text:p>16:21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94N</text:p>
          </table:table-cell>
          <table:table-cell office:value-type="string" calcext:value-type="string">
            <text:p>00101.75W</text:p>
          </table:table-cell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5852" calcext:value-type="float">
            <text:p>5852</text:p>
          </table:table-cell>
          <table:table-cell table:formula="of:=[.H477]*0.3048" office:value-type="float" office:value="1783.6896" calcext:value-type="float">
            <text:p>17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2M14S" calcext:value-type="time">
            <text:p>16:22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99N</text:p>
          </table:table-cell>
          <table:table-cell office:value-type="string" calcext:value-type="string">
            <text:p>00102.07W</text:p>
          </table:table-cell>
          <table:table-cell office:value-type="float" office:value="254" calcext:value-type="float">
            <text:p>254</text:p>
          </table:table-cell>
          <table:table-cell office:value-type="float" office:value="12" calcext:value-type="float">
            <text:p>12</text:p>
          </table:table-cell>
          <table:table-cell office:value-type="float" office:value="5088" calcext:value-type="float">
            <text:p>5088</text:p>
          </table:table-cell>
          <table:table-cell table:formula="of:=[.H478]*0.3048" office:value-type="float" office:value="1550.8224" calcext:value-type="float">
            <text:p>155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3M14S" calcext:value-type="time">
            <text:p>16:23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96N</text:p>
          </table:table-cell>
          <table:table-cell office:value-type="string" calcext:value-type="string">
            <text:p>00102.43W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4213" calcext:value-type="float">
            <text:p>4213</text:p>
          </table:table-cell>
          <table:table-cell table:formula="of:=[.H479]*0.3048" office:value-type="float" office:value="1284.1224" calcext:value-type="float">
            <text:p>1284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4M14S" calcext:value-type="time">
            <text:p>16:24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93N</text:p>
          </table:table-cell>
          <table:table-cell office:value-type="string" calcext:value-type="string">
            <text:p>00102.68W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3477" calcext:value-type="float">
            <text:p>3477</text:p>
          </table:table-cell>
          <table:table-cell table:formula="of:=[.H480]*0.3048" office:value-type="float" office:value="1059.7896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5M14S" calcext:value-type="time">
            <text:p>16:25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87N</text:p>
          </table:table-cell>
          <table:table-cell office:value-type="string" calcext:value-type="string">
            <text:p>00103.13W</text:p>
          </table:table-cell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2377" calcext:value-type="float">
            <text:p>2377</text:p>
          </table:table-cell>
          <table:table-cell table:formula="of:=[.H481]*0.3048" office:value-type="float" office:value="724.5096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6M14S" calcext:value-type="time">
            <text:p>16:26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75N</text:p>
          </table:table-cell>
          <table:table-cell office:value-type="string" calcext:value-type="string">
            <text:p>00103.48W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722" calcext:value-type="float">
            <text:p>1722</text:p>
          </table:table-cell>
          <table:table-cell table:formula="of:=[.H482]*0.3048" office:value-type="float" office:value="524.8656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7M14S" calcext:value-type="time">
            <text:p>16:27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65N</text:p>
          </table:table-cell>
          <table:table-cell office:value-type="string" calcext:value-type="string">
            <text:p>00103.84W</text:p>
          </table:table-cell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1186" calcext:value-type="float">
            <text:p>1186</text:p>
          </table:table-cell>
          <table:table-cell table:formula="of:=[.H483]*0.3048" office:value-type="float" office:value="361.4928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8M14S" calcext:value-type="time">
            <text:p>16:28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57N</text:p>
          </table:table-cell>
          <table:table-cell office:value-type="string" calcext:value-type="string">
            <text:p>00104.16W</text:p>
          </table:table-cell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float" office:value="695" calcext:value-type="float">
            <text:p>695</text:p>
          </table:table-cell>
          <table:table-cell table:formula="of:=[.H484]*0.3048" office:value-type="float" office:value="211.836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29M13S" calcext:value-type="time">
            <text:p>16:29:13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54N</text:p>
          </table:table-cell>
          <table:table-cell office:value-type="string" calcext:value-type="string">
            <text:p>00104.33W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formula="of:=[.H485]*0.3048" office:value-type="float" office:value="75.8952" calcext:value-type="float">
            <text:p>76</text:p>
          </table:table-cell>
          <table:table-cell table:number-columns-repeated="2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time" office:time-value="PT16H30M14S" calcext:value-type="time">
            <text:p>16:30:14</text:p>
          </table:table-cell>
          <table:table-cell office:value-type="string" calcext:value-type="string">
            <text:p>f4goh-6:</text:p>
          </table:table-cell>
          <table:table-cell office:value-type="string" calcext:value-type="string">
            <text:p>4753.54N</text:p>
          </table:table-cell>
          <table:table-cell office:value-type="string" calcext:value-type="string">
            <text:p>00104.33W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[.H486]*0.3048" office:value-type="float" office:value="68.2752" calcext:value-type="float">
            <text:p>6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LoRa APRS'.A1:'LoRa APRS'.I48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2T08:23:04.931000000</meta:creation-date>
    <dc:date>2023-06-02T09:52:34.743000000</dc:date>
    <meta:editing-duration>PT1H28M42S</meta:editing-duration>
    <meta:editing-cycles>13</meta:editing-cycles>
    <meta:generator>LibreOffice/6.2.4.2$Windows_X86_64 LibreOffice_project/2412653d852ce75f65fbfa83fb7e7b669a126d64</meta:generator>
    <meta:document-statistic meta:table-count="2" meta:cell-count="5294" meta:object-count="0"/>
  </office:meta>
</office:document-meta>
</file>